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.3846in"/>
    </style:style>
    <style:style style:name="co17" style:family="table-column">
      <style:table-column-properties fo:break-before="auto" style:column-width="5.9409in"/>
    </style:style>
    <style:style style:name="co18" style:family="table-column">
      <style:table-column-properties fo:break-before="auto" style:column-width="0.7236in"/>
    </style:style>
    <style:style style:name="co19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33" style:family="table-column">
      <style:table-column-properties fo:break-before="auto" style:column-width="0.7909in"/>
    </style:style>
    <style:style style:name="co34" style:family="table-column">
      <style:table-column-properties fo:break-before="auto" style:column-width="0.8909in"/>
    </style:style>
    <style:style style:name="co29" style:family="table-column">
      <style:table-column-properties fo:break-before="auto" style:column-width="1.148in"/>
    </style:style>
    <style:style style:name="co35" style:family="table-column">
      <style:table-column-properties fo:break-before="auto" style:column-width="2.6736in"/>
    </style:style>
    <style:style style:name="co36" style:family="table-column">
      <style:table-column-properties fo:break-before="auto" style:column-width="0.9102in"/>
    </style:style>
    <style:style style:name="co37" style:family="table-column">
      <style:table-column-properties fo:break-before="auto" style:column-width="0.6799in"/>
    </style:style>
    <style:style style:name="co13" style:family="table-column">
      <style:table-column-properties fo:break-before="auto" style:column-width="0.7126in"/>
    </style:style>
    <style:style style:name="co14" style:family="table-column">
      <style:table-column-properties fo:break-before="auto" style:column-width="2.2437in"/>
    </style:style>
    <style:style style:name="co15" style:family="table-column">
      <style:table-column-properties fo:break-before="auto" style:column-width="2.2661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0.6925in"/>
    </style:style>
    <style:style style:name="co25" style:family="table-column">
      <style:table-column-properties fo:break-before="auto" style:column-width="1.1744in"/>
    </style:style>
    <style:style style:name="co26" style:family="table-column">
      <style:table-column-properties fo:break-before="auto" style:column-width="0.6563in"/>
    </style:style>
    <style:style style:name="co27" style:family="table-column">
      <style:table-column-properties fo:break-before="auto" style:column-width="1.0472in"/>
    </style:style>
    <style:style style:name="co28" style:family="table-column">
      <style:table-column-properties fo:break-before="auto" style:column-width="1.2311in"/>
    </style:style>
    <style:style style:name="co30" style:family="table-column">
      <style:table-column-properties fo:break-before="auto" style:column-width="1.1043in"/>
    </style:style>
    <style:style style:name="co31" style:family="table-column">
      <style:table-column-properties fo:break-before="auto" style:column-width="1.6791in"/>
    </style:style>
    <style:style style:name="co32" style:family="table-column">
      <style:table-column-properties fo:break-before="auto" style:column-width="1.7984in"/>
    </style:style>
    <style:style style:name="co38" style:family="table-column">
      <style:table-column-properties fo:break-before="auto" style:column-width="0.6854in"/>
    </style:style>
    <style:style style:name="co39" style:family="table-column">
      <style:table-column-properties fo:break-before="auto" style:column-width="1.3898in"/>
    </style:style>
    <style:style style:name="co40" style:family="table-column">
      <style:table-column-properties fo:break-before="auto" style:column-width="1.2484in"/>
    </style:style>
    <style:style style:name="co41" style:family="table-column">
      <style:table-column-properties fo:break-before="auto" style:column-width="2.2563in"/>
    </style:style>
    <style:style style:name="co42" style:family="table-column">
      <style:table-column-properties fo:break-before="auto" style:column-width="1.4299in"/>
    </style:style>
    <style:style style:name="co43" style:family="table-column">
      <style:table-column-properties fo:break-before="auto" style:column-width="1.7827in"/>
    </style:style>
    <style:style style:name="ro8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846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35" style:family="table-row">
      <style:table-row-properties style:row-height="0.2484in" fo:break-before="auto" style:use-optimal-row-height="false"/>
    </style:style>
    <style:style style:name="ro36" style:family="table-row">
      <style:table-row-properties style:row-height="0.4972in" fo:break-before="auto" style:use-optimal-row-height="false"/>
    </style:style>
    <style:style style:name="ro34" style:family="table-row">
      <style:table-row-properties style:row-height="0.3102in" fo:break-before="auto" style:use-optimal-row-height="true"/>
    </style:style>
    <style:style style:name="ro37" style:family="table-row">
      <style:table-row-properties style:row-height="0.4555in" fo:break-before="auto" style:use-optimal-row-height="true"/>
    </style:style>
    <style:style style:name="ro38" style:family="table-row">
      <style:table-row-properties style:row-height="0.4346in" fo:break-before="auto" style:use-optimal-row-height="false"/>
    </style:style>
    <style:style style:name="ro39" style:family="table-row">
      <style:table-row-properties style:row-height="0.3311in" fo:break-before="auto" style:use-optimal-row-height="false"/>
    </style:style>
    <style:style style:name="ro16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3417in" fo:break-before="auto" style:use-optimal-row-height="false"/>
    </style:style>
    <style:style style:name="ro22" style:family="table-row">
      <style:table-row-properties style:row-height="0.7252in" fo:break-before="auto" style:use-optimal-row-height="true"/>
    </style:style>
    <style:style style:name="ro23" style:family="table-row">
      <style:table-row-properties style:row-height="0.302in" fo:break-before="auto" style:use-optimal-row-height="false"/>
    </style:style>
    <style:style style:name="ro24" style:family="table-row">
      <style:table-row-properties style:row-height="0.3728in" fo:break-before="auto" style:use-optimal-row-height="false"/>
    </style:style>
    <style:style style:name="ro25" style:family="table-row">
      <style:table-row-properties style:row-height="2.5075in" fo:break-before="auto" style:use-optimal-row-height="tru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3626in" fo:break-before="auto" style:use-optimal-row-height="false"/>
    </style:style>
    <style:style style:name="ro28" style:family="table-row">
      <style:table-row-properties style:row-height="1.4193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4.6846in" fo:break-before="auto" style:use-optimal-row-height="true"/>
    </style:style>
    <style:style style:name="ro31" style:family="table-row">
      <style:table-row-properties style:row-height="1.2638in" fo:break-before="auto" style:use-optimal-row-height="true"/>
    </style:style>
    <style:style style:name="ro32" style:family="table-row">
      <style:table-row-properties style:row-height="1.8862in" fo:break-before="auto" style:use-optimal-row-height="true"/>
    </style:style>
    <style:style style:name="ro33" style:family="table-row">
      <style:table-row-properties style:row-height="2.0417in" fo:break-before="auto" style:use-optimal-row-height="true"/>
    </style:style>
    <style:style style:name="ro40" style:family="table-row">
      <style:table-row-properties style:row-height="0.9437in" fo:break-before="auto" style:use-optimal-row-height="false"/>
    </style:style>
    <style:style style:name="ro41" style:family="table-row">
      <style:table-row-properties style:row-height="0.7252in" fo:break-before="auto" style:use-optimal-row-height="false"/>
    </style:style>
    <style:style style:name="ro42" style:family="table-row">
      <style:table-row-properties style:row-height="1.278in" fo:break-before="auto" style:use-optimal-row-height="false"/>
    </style:style>
    <style:style style:name="ro43" style:family="table-row">
      <style:table-row-properties style:row-height="2.1972in" fo:break-before="auto" style:use-optimal-row-height="true"/>
    </style:style>
    <style:style style:name="ro44" style:family="table-row">
      <style:table-row-properties style:row-height="1.7307in" fo:break-before="auto" style:use-optimal-row-height="true"/>
    </style:style>
    <style:style style:name="ro45" style:family="table-row">
      <style:table-row-properties style:row-height="2.3528in" fo:break-before="auto" style:use-optimal-row-height="true"/>
    </style:style>
    <style:style style:name="ro46" style:family="table-row">
      <style:table-row-properties style:row-height="2.6634in" fo:break-before="auto" style:use-optimal-row-height="true"/>
    </style:style>
    <style:style style:name="ro47" style:family="table-row">
      <style:table-row-properties style:row-height="1.5752in" fo:break-before="auto" style:use-optimal-row-height="true"/>
    </style:style>
    <style:style style:name="ro48" style:family="table-row">
      <style:table-row-properties style:row-height="4.8402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PageStyle_5f_Functions_20_list">
      <style:table-properties table:display="true" style:writing-mode="lr-tb"/>
    </style:style>
    <style:style style:name="ta5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46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58" style:family="table-cell" style:parent-style-name="Default">
      <style:text-properties style:font-name="Arial"/>
    </style:style>
    <style:style style:name="ce8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5" style:family="table-cell" style:parent-style-name="Default">
      <style:table-cell-properties style:vertical-align="middle"/>
      <style:text-properties style:font-name="Arial" fo:font-size="10pt"/>
    </style:style>
    <style:style style:name="ce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7" style:family="table-cell" style:parent-style-name="Default">
      <style:table-cell-properties fo:wrap-option="wrap"/>
      <style:text-properties style:font-name="Arial"/>
    </style:style>
    <style:style style:name="ce88" style:family="table-cell" style:parent-style-name="Default">
      <style:table-cell-properties fo:wrap-option="wrap"/>
    </style:style>
    <style:style style:name="ce89" style:family="table-cell" style:parent-style-name="Default">
      <style:table-cell-properties fo:wrap-option="wrap"/>
      <style:text-properties fo:color="#000000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0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ackground-color="#e6e6ff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0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0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04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6" style:family="table-cell" style:parent-style-name="Default">
      <style:table-cell-properties fo:background-color="#e6e6ff" fo:wrap-option="wrap"/>
      <style:text-properties style:font-name="Liberation Serif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20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2" style:family="table-cell" style:parent-style-name="Default">
      <style:table-cell-properties fo:background-color="#000080"/>
      <style:text-properties fo:color="#ffffff" fo:font-size="12pt" fo:font-weight="bold"/>
    </style:style>
    <style:style style:name="ce213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6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in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17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2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9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0" style:family="table-cell" style:parent-style-name="Default">
      <style:table-cell-properties fo:background-color="#e6e6ff"/>
    </style:style>
    <style:style style:name="ce4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55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7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0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2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3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66"/>
      <style:text-properties style:font-name="Arial" fo:font-size="10pt" fo:font-weight="normal"/>
    </style:style>
    <style:style style:name="ce66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Default">
      <style:table-cell-properties style:vertical-align="top"/>
      <style:text-properties style:font-name="Arial" fo:font-size="10pt"/>
    </style:style>
    <style:style style:name="ce10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fo:wrap-option="wrap" style:vertical-align="to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ext-properties style:font-name="Arial" fo:font-size="9pt"/>
    </style:style>
    <style:style style:name="ce115" style:family="table-cell" style:parent-style-name="Default">
      <style:text-properties fo:font-size="9pt"/>
    </style:style>
    <style:style style:name="ce116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" style:font-size-asian="10pt" style:font-name-complex="Tahoma2" style:font-size-complex="11pt"/>
    </style:style>
    <style:style style:name="ce161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" style:font-size-asian="10pt" style:font-size-complex="11pt"/>
    </style:style>
    <style:style style:name="ce1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 style:font-name-complex="Tahoma2"/>
    </style:style>
    <style:style style:name="ce16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66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21" style:family="table-cell" style:parent-style-name="Default">
      <style:text-properties fo:color="#ff0000" fo:font-size="9pt"/>
    </style:style>
    <style:style style:name="ce222" style:family="table-cell" style:parent-style-name="Default">
      <style:text-properties style:use-window-font-color="true" fo:font-size="9pt"/>
    </style:style>
    <style:style style:name="ce223" style:family="table-cell" style:parent-style-name="Default">
      <style:table-cell-properties fo:border="0.0008in solid #000000"/>
      <style:text-properties style:use-window-font-color="true" fo:font-size="9pt"/>
    </style:style>
    <style:style style:name="ce224" style:family="table-cell" style:parent-style-name="Default">
      <style:table-cell-properties fo:border="0.0008in solid #000000"/>
      <style:text-properties fo:font-size="9pt"/>
    </style:style>
    <style:style style:name="ce22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6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227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" style:font-size-asian="10pt"/>
    </style:style>
    <style:style style:name="ce228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" style:font-size-asian="10pt"/>
    </style:style>
    <style:style style:name="ce23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" style:font-size-asian="10pt"/>
    </style:style>
    <style:style style:name="ce23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2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23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238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239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" style:font-size-asian="10pt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fo:background-color="transparent"/>
      <style:text-properties fo:color="#ff0000" fo:font-size="9pt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3" style:family="table-cell" style:parent-style-name="Default">
      <style:text-properties style:font-name="Arial" fo:font-size="10pt"/>
    </style:style>
    <style:style style:name="ce244" style:family="table-cell" style:parent-style-name="Default">
      <style:text-properties fo:color="#000000" style:font-name="Arial" fo:font-size="10pt"/>
    </style:style>
    <style:style style:name="ce245" style:family="table-cell" style:parent-style-name="Default">
      <style:table-cell-properties style:vertical-align="top"/>
    </style:style>
    <style:style style:name="ce246" style:family="table-cell" style:parent-style-name="Default">
      <style:text-properties fo:color="#000000"/>
    </style:style>
    <style:style style:name="ce2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" fo:language="en" fo:country="US" style:font-name-asian="Tahoma" style:font-name-complex="Tahoma2" style:font-size-complex="11pt"/>
    </style:style>
    <style:style style:name="T3" style:family="text">
      <style:text-properties style:font-name="Arial" style:font-name-asian="ＭＳ Ｐゴシック" style:font-name-complex="Tahoma1"/>
    </style:style>
    <style:style style:name="T4" style:family="text">
      <style:text-properties fo:language="en" fo:country="US" style:font-name-asian="Tahoma" style:font-name-complex="Tahoma2" style:font-size-complex="11pt"/>
    </style:style>
    <style:style style:name="T5" style:family="text">
      <style:text-properties fo:color="#000000" fo:language="en" fo:country="GB" style:font-name-asian="Tahoma" style:font-name-complex="Tahoma2" style:font-size-complex="10pt"/>
    </style:style>
    <style:style style:name="T6" style:family="text">
      <style:text-properties fo:color="#000000" fo:language="en" fo:country="GB" style:font-size-complex="10pt"/>
    </style:style>
    <style:style style:name="T7" style:family="text">
      <style:text-properties style:font-name-asian="Tahoma" style:font-name-complex="Tahoma2"/>
    </style:style>
    <style:style style:name="T8" style:family="text">
      <style:text-properties style:font-name-asian="ＭＳ Ｐゴシック" style:font-name-complex="Tahoma1"/>
    </style:style>
    <style:style style:name="T9" style:family="text">
      <style:text-properties fo:font-weight="bold" style:font-name-asian="ＭＳ Ｐゴシック" style:font-name-complex="Tahoma1"/>
    </style:style>
    <style:style style:name="T10" style:family="text">
      <style:text-properties style:font-name="Arial" style:font-name-asian="Arial" style:font-name-complex="Tahoma1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249" table:default-cell-style-name="Default"/>
        <table:table-row table:style-name="ro1">
          <table:table-cell table:style-name="ce43"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2" table:number-columns-repeated="2"/>
          <table:table-cell table:style-name="ce43"/>
          <table:table-cell table:style-name="ce43" table:number-columns-spanned="3" table:number-rows-spanned="1"/>
          <table:covered-table-cell table:style-name="ce43"/>
          <table:covered-table-cell table:style-name="ce43"/>
          <table:table-cell table:style-name="ce43" table:number-columns-repeated="248"/>
          <table:table-cell/>
        </table:table-row>
        <table:table-row table:style-name="ro1" table:number-rows-repeated="3">
          <table:table-cell table:style-name="ce44"/>
          <table:table-cell table:number-columns-repeated="2"/>
          <table:table-cell table:style-name="ce44" table:number-columns-repeated="3"/>
          <table:table-cell table:style-name="ce43" table:number-columns-repeated="249"/>
          <table:table-cell/>
        </table:table-row>
        <table:table-row table:style-name="ro16">
          <table:table-cell table:style-name="ce44"/>
          <table:table-cell table:number-columns-repeated="2"/>
          <table:table-cell table:style-name="ce44" table:number-columns-repeated="3"/>
          <table:table-cell table:style-name="ce43" table:number-columns-repeated="249"/>
          <table:table-cell/>
        </table:table-row>
        <table:table-row table:style-name="ro17">
          <table:table-cell table:style-name="ce44"/>
          <table:table-cell table:style-name="ce54" office:value-type="string">
            <text:p>AIO REGRESSION TEST CASES</text:p>
          </table:table-cell>
          <table:table-cell table:style-name="ce44" table:number-columns-repeated="4"/>
          <table:table-cell table:style-name="ce43" table:number-columns-repeated="249"/>
          <table:table-cell/>
        </table:table-row>
        <table:table-row table:style-name="ro1">
          <table:table-cell table:style-name="ce44"/>
          <table:table-cell table:style-name="ce55" office:value-type="string">
            <text:p>Version:</text:p>
          </table:table-cell>
          <table:table-cell table:style-name="ce63"/>
          <table:table-cell table:style-name="ce44" table:number-columns-repeated="3"/>
          <table:table-cell table:style-name="ce43" table:number-columns-repeated="249"/>
          <table:table-cell/>
        </table:table-row>
        <table:table-row table:style-name="ro1">
          <table:table-cell table:style-name="ce44"/>
          <table:table-cell table:style-name="ce55" office:value-type="string">
            <text:p>Issue date:</text:p>
          </table:table-cell>
          <table:table-cell table:style-name="ce64"/>
          <table:table-cell table:style-name="ce44" table:number-columns-repeated="3"/>
          <table:table-cell table:style-name="ce43" table:number-columns-repeated="249"/>
          <table:table-cell/>
        </table:table-row>
        <table:table-row table:style-name="ro1">
          <table:table-cell table:style-name="ce44"/>
          <table:table-cell table:style-name="ce55" office:value-type="string">
            <text:p>Project Suite:</text:p>
          </table:table-cell>
          <table:table-cell table:style-name="ce65"/>
          <table:table-cell table:style-name="ce44" table:number-columns-repeated="3"/>
          <table:table-cell table:style-name="ce43" table:number-columns-repeated="249"/>
          <table:table-cell/>
        </table:table-row>
        <table:table-row table:style-name="ro1">
          <table:table-cell table:style-name="ce44"/>
          <table:table-cell table:style-name="ce55" office:value-type="string">
            <text:p>Project Name:</text:p>
          </table:table-cell>
          <table:table-cell table:style-name="ce66" office:value-type="string">
            <text:p>WCM 1.2.x</text:p>
          </table:table-cell>
          <table:table-cell table:style-name="ce44" table:number-columns-repeated="3"/>
          <table:table-cell table:style-name="ce43" table:number-columns-repeated="249"/>
          <table:table-cell/>
        </table:table-row>
        <table:table-row table:style-name="ro1">
          <table:table-cell table:style-name="ce44"/>
          <table:table-cell table:style-name="ce55" office:value-type="string">
            <text:p>Total Cases:</text:p>
          </table:table-cell>
          <table:table-cell table:style-name="ce67" table:formula="of:=[Summary_Report.F53]" office:value-type="float" office:value="51">
            <text:p>51</text:p>
          </table:table-cell>
          <table:table-cell table:style-name="ce72"/>
          <table:table-cell table:style-name="ce44" table:number-columns-repeated="2"/>
          <table:table-cell table:style-name="ce43" table:number-columns-repeated="249"/>
          <table:table-cell/>
        </table:table-row>
        <table:table-row table:style-name="ro22">
          <table:table-cell table:style-name="ce45"/>
          <table:table-cell table:style-name="ce56" office:value-type="string">
            <text:p>Test Status:</text:p>
          </table:table-cell>
          <table:table-cell table:style-name="ce5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45" table:number-columns-repeated="248"/>
          <table:table-cell/>
        </table:table-row>
        <table:table-row table:style-name="ro1" table:number-rows-repeated="2">
          <table:table-cell table:style-name="ce45"/>
          <table:table-cell table:number-columns-repeated="6"/>
          <table:table-cell table:style-name="ce45" table:number-columns-repeated="248"/>
          <table:table-cell/>
        </table:table-row>
        <table:table-row table:style-name="ro23">
          <table:table-cell table:style-name="ce50"/>
          <table:table-cell table:style-name="ce57" office:value-type="string">
            <text:p>Record of change:</text:p>
          </table:table-cell>
          <table:table-cell table:style-name="ce43" table:number-columns-repeated="5"/>
          <table:table-cell table:style-name="ce50" table:number-columns-repeated="248"/>
          <table:table-cell/>
        </table:table-row>
        <table:table-row table:style-name="ro24">
          <table:table-cell table:style-name="ce50"/>
          <table:table-cell table:style-name="ce59" office:value-type="string">
            <text:p>Effective Date</text:p>
          </table:table-cell>
          <table:table-cell table:style-name="ce68" office:value-type="string">
            <text:p>Version</text:p>
          </table:table-cell>
          <table:table-cell table:style-name="ce68" office:value-type="string">
            <text:p>Change description</text:p>
          </table:table-cell>
          <table:table-cell table:style-name="ce68" office:value-type="string">
            <text:p>Originator</text:p>
          </table:table-cell>
          <table:table-cell table:style-name="ce94" office:value-type="string">
            <text:p>Reviewer/</text:p>
            <text:p>Approver</text:p>
          </table:table-cell>
          <table:table-cell table:style-name="ce95" office:value-type="string">
            <text:p>Reference</text:p>
          </table:table-cell>
          <table:table-cell table:style-name="ce50" table:number-columns-repeated="248"/>
          <table:table-cell/>
        </table:table-row>
        <table:table-row table:style-name="ro1">
          <table:table-cell table:style-name="ce50"/>
          <table:table-cell table:style-name="ce60" office:value-type="string">
            <text:p>04/Oct/10</text:p>
          </table:table-cell>
          <table:table-cell table:style-name="ce69"/>
          <table:table-cell table:style-name="ce73" office:value-type="string">
            <text:p>AIO split to products</text:p>
          </table:table-cell>
          <table:table-cell table:style-name="ce82" office:value-type="string">
            <text:p>minh.nguyen</text:p>
          </table:table-cell>
          <table:table-cell table:style-name="ce91"/>
          <table:table-cell table:style-name="ce96"/>
          <table:table-cell table:style-name="ce45"/>
          <table:table-cell table:style-name="ce50" table:number-columns-repeated="247"/>
          <table:table-cell/>
        </table:table-row>
        <table:table-row table:style-name="ro25">
          <table:table-cell table:style-name="ce45"/>
          <table:table-cell table:style-name="ce60"/>
          <table:table-cell table:style-name="ce69"/>
          <table:table-cell table:style-name="ce74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</table:table-cell>
          <table:table-cell table:style-name="ce75"/>
          <table:table-cell table:style-name="ce91"/>
          <table:table-cell table:style-name="ce96"/>
          <table:table-cell table:style-name="ce45" table:number-columns-repeated="248"/>
          <table:table-cell/>
        </table:table-row>
        <table:table-row table:style-name="ro1">
          <table:table-cell table:style-name="ce45"/>
          <table:table-cell table:style-name="ce61"/>
          <table:table-cell table:style-name="ce70"/>
          <table:table-cell table:style-name="ce75" table:number-columns-repeated="2"/>
          <table:table-cell table:style-name="ce91"/>
          <table:table-cell table:style-name="ce97"/>
          <table:table-cell table:style-name="ce45" table:number-columns-repeated="248"/>
          <table:table-cell/>
        </table:table-row>
        <table:table-row table:style-name="ro1">
          <table:table-cell table:style-name="ce45"/>
          <table:table-cell table:style-name="ce61"/>
          <table:table-cell table:style-name="ce70"/>
          <table:table-cell table:style-name="ce76"/>
          <table:table-cell table:style-name="ce91" table:number-columns-repeated="2"/>
          <table:table-cell table:style-name="ce97"/>
          <table:table-cell table:style-name="ce45" table:number-columns-repeated="248"/>
          <table:table-cell/>
        </table:table-row>
        <table:table-row table:style-name="ro1">
          <table:table-cell table:style-name="ce45"/>
          <table:table-cell table:style-name="ce61"/>
          <table:table-cell table:style-name="ce70"/>
          <table:table-cell table:style-name="ce76"/>
          <table:table-cell table:style-name="ce91" table:number-columns-repeated="2"/>
          <table:table-cell table:style-name="ce98"/>
          <table:table-cell table:style-name="ce45" table:number-columns-repeated="248"/>
          <table:table-cell/>
        </table:table-row>
        <table:table-row table:style-name="ro1">
          <table:table-cell table:style-name="ce45"/>
          <table:table-cell table:style-name="ce61"/>
          <table:table-cell table:style-name="ce70"/>
          <table:table-cell table:style-name="ce77"/>
          <table:table-cell table:style-name="ce91" table:number-columns-repeated="2"/>
          <table:table-cell table:style-name="ce97"/>
          <table:table-cell table:style-name="ce45" table:number-columns-repeated="248"/>
          <table:table-cell/>
        </table:table-row>
        <table:table-row table:style-name="ro1">
          <table:table-cell table:style-name="ce45"/>
          <table:table-cell table:style-name="ce61"/>
          <table:table-cell table:style-name="ce70"/>
          <table:table-cell table:style-name="ce78"/>
          <table:table-cell table:style-name="ce91" table:number-columns-repeated="2"/>
          <table:table-cell table:style-name="ce97"/>
          <table:table-cell table:style-name="ce45" table:number-columns-repeated="248"/>
          <table:table-cell/>
        </table:table-row>
        <table:table-row table:style-name="ro1">
          <table:table-cell table:style-name="ce45"/>
          <table:table-cell table:style-name="ce61"/>
          <table:table-cell table:style-name="ce70"/>
          <table:table-cell table:style-name="ce79"/>
          <table:table-cell table:style-name="ce91" table:number-columns-repeated="2"/>
          <table:table-cell table:style-name="ce97"/>
          <table:table-cell table:style-name="ce43"/>
          <table:table-cell table:style-name="ce45" table:number-columns-repeated="247"/>
          <table:table-cell/>
        </table:table-row>
        <table:table-row table:style-name="ro1">
          <table:table-cell table:style-name="ce43"/>
          <table:table-cell table:style-name="ce61"/>
          <table:table-cell table:style-name="ce70"/>
          <table:table-cell table:style-name="ce80"/>
          <table:table-cell table:style-name="ce91" table:number-columns-repeated="2"/>
          <table:table-cell table:style-name="ce97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61"/>
          <table:table-cell table:style-name="ce70"/>
          <table:table-cell table:style-name="ce81"/>
          <table:table-cell table:style-name="ce91"/>
          <table:table-cell table:style-name="ce92"/>
          <table:table-cell table:style-name="ce97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61"/>
          <table:table-cell table:style-name="ce70"/>
          <table:table-cell table:style-name="ce81"/>
          <table:table-cell table:style-name="ce92" table:number-columns-repeated="2"/>
          <table:table-cell table:style-name="ce97"/>
          <table:table-cell table:style-name="ce43" table:number-columns-repeated="248"/>
          <table:table-cell/>
        </table:table-row>
        <table:table-row table:style-name="ro1">
          <table:table-cell table:style-name="ce43"/>
          <table:table-cell table:style-name="ce62"/>
          <table:table-cell table:style-name="ce71"/>
          <table:table-cell/>
          <table:table-cell table:style-name="ce93" table:number-columns-repeated="2"/>
          <table:table-cell table:style-name="ce99"/>
          <table:table-cell table:style-name="ce43" table:number-columns-repeated="248"/>
          <table:table-cell/>
        </table:table-row>
        <table:table-row table:style-name="ro1">
          <table:table-cell table:style-name="ce43" table:number-columns-repeated="255"/>
          <table:table-cell/>
        </table:table-row>
        <table:table-row table:style-name="ro1">
          <table:table-cell table:style-name="ce43"/>
          <table:table-cell table:number-columns-repeated="7"/>
          <table:table-cell table:style-name="ce43" table:number-columns-repeated="247"/>
          <table:table-cell/>
        </table:table-row>
        <table:table-row table:style-name="ro1" table:number-rows-repeated="3">
          <table:table-cell table:style-name="ce43" table:number-columns-repeated="255"/>
          <table:table-cell/>
        </table:table-row>
        <table:table-row table:style-name="ro1" table:number-rows-repeated="9">
          <table:table-cell table:style-name="ce43"/>
          <table:table-cell table:number-columns-repeated="6"/>
          <table:table-cell table:style-name="ce43" table:number-columns-repeated="248"/>
          <table:table-cell/>
        </table:table-row>
        <table:table-row table:style-name="ro1" table:number-rows-repeated="11">
          <table:table-cell table:style-name="ce43" table:number-columns-repeated="255"/>
          <table:table-cell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8">
          <table:table-cell table:style-name="ce83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83"/>
          <table:table-cell table:style-name="ce86" office:value-type="string" table:number-columns-spanned="1" table:number-rows-spanned="2">
            <text:p>BugID</text:p>
          </table:table-cell>
          <table:table-cell table:style-name="ce86" office:value-type="string" table:number-columns-spanned="1" table:number-rows-spanned="2">
            <text:p>Priority</text:p>
          </table:table-cell>
          <table:table-cell table:style-name="ce58" table:number-columns-repeated="252"/>
          <table:table-cell table:number-columns-repeated="768"/>
        </table:table-row>
        <table:table-row table:style-name="ro1">
          <table:table-cell table:style-name="ce83" office:value-type="string">
            <text:p>Id</text:p>
          </table:table-cell>
          <table:table-cell table:style-name="ce83" office:value-type="string">
            <text:p>Main cases</text:p>
          </table:table-cell>
          <table:covered-table-cell table:style-name="ce86" office:value-type="string">
            <text:p>Priority</text:p>
          </table:covered-table-cell>
          <table:covered-table-cell table:style-name="ce86" office:value-type="string">
            <text:p>Priority</text:p>
          </table:covered-table-cell>
          <table:table-cell table:style-name="ce58" table:number-columns-repeated="252"/>
          <table:table-cell table:number-columns-repeated="768"/>
        </table:table-row>
        <table:table-row table:style-name="ro1">
          <table:table-cell table:style-name="ce84" office:value-type="string" table:number-columns-spanned="4" table:number-rows-spanned="1">
            <text:p>Bugs on version 1.6.5</text:p>
          </table:table-cell>
          <table:covered-table-cell table:style-name="ce83"/>
          <table:covered-table-cell table:style-name="ce86"/>
          <table:covered-table-cell table:style-name="ce86"/>
          <table:table-cell table:style-name="ce58" table:number-columns-repeated="252"/>
          <table:table-cell table:number-columns-repeated="768"/>
        </table:table-row>
        <table:table-row table:style-name="ro18">
          <table:table-cell table:style-name="ce46" office:value-type="string">
            <text:p>CCP-147</text:p>
          </table:table-cell>
          <table:table-cell table:style-name="ce51" office:value-type="string">
            <text:p>Can not download an uploaded document in PCV portlet </text:p>
          </table:table-cell>
          <table:table-cell table:style-name="ce53" office:value-type="string">
            <text:p>WCM-2157, SST-186, CCP-184 </text:p>
          </table:table-cell>
          <table:table-cell table:style-name="ce53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46</text:p>
          </table:table-cell>
          <table:table-cell table:style-name="ce51" office:value-type="string">
            <text:p>Check if the content edition is considered after publication </text:p>
          </table:table-cell>
          <table:table-cell table:style-name="ce47" office:value-type="string">
            <text:p>WCM-2727 </text:p>
          </table:table-cell>
          <table:table-cell table:style-name="ce53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45</text:p>
          </table:table-cell>
          <table:table-cell table:style-name="ce51" office:value-type="string">
            <text:p>Cache &amp; Categories with publication errors </text:p>
          </table:table-cell>
          <table:table-cell table:style-name="ce53" office:value-type="string">
            <text:p>WCM-2725 </text:p>
          </table:table-cell>
          <table:table-cell table:style-name="ce53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86</text:p>
          </table:table-cell>
          <table:table-cell table:style-name="ce51" office:value-type="string">
            <text:p>Check if Newsletter mail's validator allows a multiple domain names in address mail </text:p>
          </table:table-cell>
          <table:table-cell table:style-name="ce47" office:value-type="string">
            <text:p>WCM-2782 </text:p>
          </table:table-cell>
          <table:table-cell table:style-name="ce47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9">
          <table:table-cell table:style-name="ce46" office:value-type="string">
            <text:p>CCP-329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47" office:value-type="string">
            <text:p>ALL-295, WCM-2715, PORTAL-3783 </text:p>
          </table:table-cell>
          <table:table-cell table:style-name="ce47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9">
          <table:table-cell table:style-name="ce46" office:value-type="string">
            <text:p>CCP-384</text:p>
          </table:table-cell>
          <table:table-cell table:style-name="ce51" office:value-type="string">
            <text:p>Label categories are not traduced in clv edition </text:p>
          </table:table-cell>
          <table:table-cell table:style-name="ce53" office:value-type="string">
            <text:p>WCM-2787, WCM-2781, WCM-2786 </text:p>
          </table:table-cell>
          <table:table-cell table:style-name="ce53" office:value-type="string">
            <text:p>High </text:p>
          </table:table-cell>
          <table:table-cell table:style-name="ce89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247</text:p>
          </table:table-cell>
          <table:table-cell table:style-name="ce51" office:value-type="string">
            <text:p>Check viewing localised content</text:p>
          </table:table-cell>
          <table:table-cell table:style-name="ce53" office:value-type="string">
            <text:p>WCM-2628 </text:p>
          </table:table-cell>
          <table:table-cell table:style-name="ce53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8">
          <table:table-cell table:style-name="ce46" office:value-type="string">
            <text:p>CCP-377</text:p>
          </table:table-cell>
          <table:table-cell table:style-name="ce51" office:value-type="string">
            <text:p>Check translation of results' number after search </text:p>
          </table:table-cell>
          <table:table-cell table:style-name="ce53" office:value-type="string">
            <text:p>ALL-328, WCM-2757 </text:p>
          </table:table-cell>
          <table:table-cell table:style-name="ce53" office:value-type="string">
            <text:p>Low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8">
          <table:table-cell table:style-name="ce46" office:value-type="string">
            <text:p>CCP-373</text:p>
          </table:table-cell>
          <table:table-cell table:style-name="ce51" office:value-type="string">
            <text:p>Search result - wrong traduction when there's no result </text:p>
          </table:table-cell>
          <table:table-cell table:style-name="ce53" office:value-type="string">
            <text:p>ALL-327, WCM-2754 </text:p>
          </table:table-cell>
          <table:table-cell table:style-name="ce53" office:value-type="string">
            <text:p>Low</text:p>
          </table:table-cell>
          <table:table-cell table:style-name="ce90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74</text:p>
          </table:table-cell>
          <table:table-cell table:style-name="ce51" office:value-type="string">
            <text:p>Check translation of label in the “Form Generator” portlet</text:p>
          </table:table-cell>
          <table:table-cell table:style-name="ce53" office:value-type="string">
            <text:p>WCM-2755 </text:p>
          </table:table-cell>
          <table:table-cell table:style-name="ce53" office:value-type="string">
            <text:p>Low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8">
          <table:table-cell table:style-name="ce46" office:value-type="string">
            <text:p>CCP-278</text:p>
          </table:table-cell>
          <table:table-cell table:style-name="ce51" office:value-type="string">
            <text:p>DIV problem with WCM </text:p>
          </table:table-cell>
          <table:table-cell table:style-name="ce47" office:value-type="string">
            <text:p>WCM-2662, PORTAL-3774 </text:p>
          </table:table-cell>
          <table:table-cell table:style-name="ce47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00</text:p>
          </table:table-cell>
          <table:table-cell table:style-name="ce51" office:value-type="string">
            <text:p>Mistakes in french internationalization</text:p>
          </table:table-cell>
          <table:table-cell table:style-name="ce47" office:value-type="string">
            <text:p>WCM-2687 </text:p>
          </table:table-cell>
          <table:table-cell table:style-name="ce47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47</text:p>
          </table:table-cell>
          <table:table-cell table:style-name="ce51" office:value-type="string">
            <text:p>Check <text:s/>Sorting Mechanism </text:p>
          </table:table-cell>
          <table:table-cell table:style-name="ce53" office:value-type="string">
            <text:p>WCM-2728 </text:p>
          </table:table-cell>
          <table:table-cell table:style-name="ce53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20">
          <table:table-cell table:style-name="ce46" office:value-type="string">
            <text:p>CCP-302</text:p>
          </table:table-cell>
          <table:table-cell table:style-name="ce51" office:value-type="string">
            <text:p>Check encoding when display Taxonomy in the CLV categories</text:p>
          </table:table-cell>
          <table:table-cell table:style-name="ce53" office:value-type="string">
            <text:p>WCM-2688, WCM-2627, PORTAL-3744 </text:p>
          </table:table-cell>
          <table:table-cell table:style-name="ce53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59</text:p>
          </table:table-cell>
          <table:table-cell table:style-name="ce51" office:value-type="string">
            <text:p>Check showing webcontent by category (presentation portlet)</text:p>
          </table:table-cell>
          <table:table-cell table:style-name="ce47" office:value-type="string">
            <text:p>WCM-2744 </text:p>
          </table:table-cell>
          <table:table-cell table:style-name="ce47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60</text:p>
          </table:table-cell>
          <table:table-cell table:style-name="ce51" office:value-type="string">
            <text:p>Check Manage taxonomy </text:p>
          </table:table-cell>
          <table:table-cell table:style-name="ce47" office:value-type="string">
            <text:p>WCM-2745 </text:p>
          </table:table-cell>
          <table:table-cell table:style-name="ce47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68</text:p>
          </table:table-cell>
          <table:table-cell table:style-name="ce51" office:value-type="string">
            <text:p>Error while setting a page with PCLV portlet </text:p>
          </table:table-cell>
          <table:table-cell table:style-name="ce47" office:value-type="string">
            <text:p>WCM-2753 </text:p>
          </table:table-cell>
          <table:table-cell table:style-name="ce47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62</text:p>
          </table:table-cell>
          <table:table-cell table:style-name="ce51" office:value-type="string">
            <text:p>Check Problem in downloading binary from PCLV </text:p>
          </table:table-cell>
          <table:table-cell table:style-name="ce53" office:value-type="string">
            <text:p>WCM-2746 </text:p>
          </table:table-cell>
          <table:table-cell table:style-name="ce53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32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53" office:value-type="string">
            <text:p>WCM-2717 </text:p>
          </table:table-cell>
          <table:table-cell table:style-name="ce53" office:value-type="string">
            <text:p>Low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44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3" office:value-type="string">
            <text:p>WCM-2723 </text:p>
          </table:table-cell>
          <table:table-cell table:style-name="ce53" office:value-type="string">
            <text:p>Low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92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3" office:value-type="string">
            <text:p>WCM-2788 </text:p>
          </table:table-cell>
          <table:table-cell table:style-name="ce53" office:value-type="string">
            <text:p>Low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28</text:p>
          </table:table-cell>
          <table:table-cell table:style-name="ce51" office:value-type="string">
            <text:p>Check display a link in a content</text:p>
          </table:table-cell>
          <table:table-cell table:style-name="ce53" office:value-type="string">
            <text:p>WCM-2227 </text:p>
          </table:table-cell>
          <table:table-cell table:style-name="ce53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71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3" office:value-type="string">
            <text:p>WCM-2751 </text:p>
          </table:table-cell>
          <table:table-cell table:style-name="ce53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34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3" office:value-type="string">
            <text:p>WCM-2721 </text:p>
          </table:table-cell>
          <table:table-cell table:style-name="ce53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2">
          <table:table-cell table:style-name="ce46" office:value-type="string">
            <text:p>CCP-303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3" office:value-type="string">
            <text:p>WCM-2689, ECM-5237 </text:p>
          </table:table-cell>
          <table:table-cell table:style-name="ce53" office:value-type="string">
            <text:p>High</text:p>
          </table:table-cell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46" office:value-type="string">
            <text:p>CCP-426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3" office:value-type="string">
            <text:p>WCM-2822</text:p>
          </table:table-cell>
          <table:table-cell table:style-name="ce53"/>
          <table:table-cell table:style-name="ce88"/>
          <table:table-cell table:style-name="ce87" table:number-columns-repeated="251"/>
          <table:table-cell table:style-name="ce88" table:number-columns-repeated="768"/>
        </table:table-row>
        <table:table-row table:style-name="ro1">
          <table:table-cell table:style-name="ce84" office:value-type="string" table:number-columns-spanned="4" table:number-rows-spanned="1">
            <text:p>Bugs on version 1.6.6</text:p>
          </table:table-cell>
          <table:covered-table-cell table:style-name="ce49"/>
          <table:covered-table-cell table:style-name="ce49"/>
          <table:covered-table-cell table:style-name="ce87"/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ALL-362</text:p>
          </table:table-cell>
          <table:table-cell table:style-name="ce48" office:value-type="string">
            <text:p>Check Homepage button on Start bar</text:p>
          </table:table-cell>
          <table:table-cell table:style-name="ce49" office:value-type="string">
            <text:p>WCM-2807</text:p>
          </table:table-cell>
          <table:table-cell table:style-name="ce87" office:value-type="string">
            <text:p>Low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6" office:value-type="string">
            <text:p>CCP-422</text:p>
          </table:table-cell>
          <table:table-cell table:style-name="ce48" office:value-type="string">
            <text:p>A problem with clv when browsing directories with special characters (using IE7)</text:p>
          </table:table-cell>
          <table:table-cell table:style-name="ce48" office:value-type="string">
            <text:p>WCM-2816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6" office:value-type="string">
            <text:p>CCP-405</text:p>
          </table:table-cell>
          <table:table-cell table:style-name="ce48" office:value-type="string">
            <text:p>Check listing document with special character in name in CLV</text:p>
          </table:table-cell>
          <table:table-cell table:style-name="ce48" office:value-type="string">
            <text:p>WCM-2795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6" office:value-type="string">
            <text:p>CCP-424</text:p>
          </table:table-cell>
          <table:table-cell table:style-name="ce48" office:value-type="string">
            <text:p>Check order content in CLV using manual browse</text:p>
          </table:table-cell>
          <table:table-cell table:style-name="ce49" office:value-type="string">
            <text:p>WCM-2818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CCP-429</text:p>
          </table:table-cell>
          <table:table-cell table:style-name="ce49" office:value-type="string">
            <text:p>Check when search result exceeds 250</text:p>
          </table:table-cell>
          <table:table-cell table:style-name="ce49" office:value-type="string">
            <text:p>WCM-2828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8" office:value-type="string">
            <text:p>WCM-2852</text:p>
          </table:table-cell>
          <table:table-cell table:style-name="ce48" office:value-type="string">
            <text:p>Check if there's icon to Edit/Delete comment on document</text:p>
          </table:table-cell>
          <table:table-cell table:style-name="ce48" office:value-type="string">
            <text:p>WCM-2852</text:p>
          </table:table-cell>
          <table:table-cell table:style-name="ce87" office:value-type="string">
            <text:p>Low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CCP-474</text:p>
          </table:table-cell>
          <table:table-cell table:style-name="ce48" office:value-type="string">
            <text:p>Check internationalized label in WCMInsertContent functionality</text:p>
          </table:table-cell>
          <table:table-cell table:style-name="ce49" office:value-type="string">
            <text:p>WCM-2853</text:p>
          </table:table-cell>
          <table:table-cell table:style-name="ce87" office:value-type="string">
            <text:p>Low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6" office:value-type="string">
            <text:p>CCP- 459</text:p>
          </table:table-cell>
          <table:table-cell table:style-name="ce48" office:value-type="string">
            <text:p>Check if links Next &amp; Previous in search portlet are internationalized</text:p>
          </table:table-cell>
          <table:table-cell table:style-name="ce49" office:value-type="string">
            <text:p>WCM-2844</text:p>
          </table:table-cell>
          <table:table-cell table:style-name="ce87" office:value-type="string">
            <text:p>Low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6" office:value-type="string">
            <text:p>CCP- 454</text:p>
          </table:table-cell>
          <table:table-cell table:style-name="ce48" office:value-type="string">
            <text:p>Check insert link to a site page when add new web content</text:p>
          </table:table-cell>
          <table:table-cell table:style-name="ce49" office:value-type="string">
            <text:p>WCM-2843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8" office:value-type="string">
            <text:p>WCM-2856</text:p>
          </table:table-cell>
          <table:table-cell table:style-name="ce48" office:value-type="string">
            <text:p>Check showing Backup path in Manage Publication form</text:p>
          </table:table-cell>
          <table:table-cell table:style-name="ce48" office:value-type="string">
            <text:p>WCM-2856</text:p>
          </table:table-cell>
          <table:table-cell table:style-name="ce87" office:value-type="string">
            <text:p>Low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6" office:value-type="string">
            <text:p>CCP-483</text:p>
          </table:table-cell>
          <table:table-cell table:style-name="ce48" office:value-type="string">
            <text:p>Check when move document contain illegal jcr character</text:p>
          </table:table-cell>
          <table:table-cell table:style-name="ce48" office:value-type="string">
            <text:p>WCM-2858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CCP- 453</text:p>
          </table:table-cell>
          <table:table-cell table:style-name="ce48" office:value-type="string">
            <text:p>Check showing sub node on admin bar when parent does not select to any page</text:p>
          </table:table-cell>
          <table:table-cell table:style-name="ce49" office:value-type="string">
            <text:p>WCM-2842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8">
          <table:table-cell table:style-name="ce49" office:value-type="string">
            <text:p>CCP-404</text:p>
          </table:table-cell>
          <table:table-cell table:style-name="ce49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</text:p>
          </table:table-cell>
          <table:table-cell table:style-name="ce87" office:value-type="string">
            <text:p>Low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9" office:value-type="string">
            <text:p>CCP-496</text:p>
          </table:table-cell>
          <table:table-cell table:style-name="ce48" office:value-type="string">
            <text:p>Check WCMInsertContent when browsing directories with special characters </text:p>
          </table:table-cell>
          <table:table-cell table:style-name="ce49" office:value-type="string">
            <text:p>WCM-2861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CCP-495</text:p>
          </table:table-cell>
          <table:table-cell table:style-name="ce48" office:value-type="string">
            <text:p>Check search with accented characters</text:p>
          </table:table-cell>
          <table:table-cell table:style-name="ce49" office:value-type="string">
            <text:p>WCM-2860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CCP-418</text:p>
          </table:table-cell>
          <table:table-cell table:style-name="ce49" office:value-type="string">
            <text:p>Check removing container from page</text:p>
          </table:table-cell>
          <table:table-cell table:style-name="ce49" office:value-type="string">
            <text:p>WCM-2821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CCP-541</text:p>
          </table:table-cell>
          <table:table-cell table:style-name="ce48" office:value-type="string">
            <text:p>Check Edit CLV in manual mode</text:p>
          </table:table-cell>
          <table:table-cell table:style-name="ce49" office:value-type="string">
            <text:p>WCM-2863</text:p>
          </table:table-cell>
          <table:table-cell table:style-name="ce87" office:value-type="string">
            <text:p>Low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CCP-403</text:p>
          </table:table-cell>
          <table:table-cell table:style-name="ce48" office:value-type="string">
            <text:p>Check showing uploaded file with illegal JCR characters in Name in Sites Explorer</text:p>
          </table:table-cell>
          <table:table-cell table:style-name="ce49" office:value-type="string">
            <text:p>WCM-2791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CCP-403</text:p>
          </table:table-cell>
          <table:table-cell table:style-name="ce48" office:value-type="string">
            <text:p>Check showing uploaded file with illegal JCR characters in Name in Manage Publication form</text:p>
          </table:table-cell>
          <table:table-cell table:style-name="ce49" office:value-type="string">
            <text:p>WCM-2791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WCM-2887</text:p>
          </table:table-cell>
          <table:table-cell table:style-name="ce48" office:value-type="string">
            <text:p>Check when click Edit icon of Content Detail portlet while adding new page</text:p>
          </table:table-cell>
          <table:table-cell table:style-name="ce47" office:value-type="string">
            <text:p>WCM-2887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8" office:value-type="string">
            <text:p>WCM-2840</text:p>
          </table:table-cell>
          <table:table-cell table:style-name="ce48" office:value-type="string">
            <text:p>Check add new Category in Newsletter Manager</text:p>
          </table:table-cell>
          <table:table-cell table:style-name="ce48" office:value-type="string">
            <text:p>WCM-2840</text:p>
          </table:table-cell>
          <table:table-cell table:style-name="ce87" office:value-type="string">
            <text:p>Low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8" office:value-type="string">
            <text:p>WCM-2883</text:p>
          </table:table-cell>
          <table:table-cell table:style-name="ce48" office:value-type="string">
            <text:p>Check when drag &amp; drop container into page</text:p>
          </table:table-cell>
          <table:table-cell table:style-name="ce48" office:value-type="string">
            <text:p>WCM-2883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CCP-443</text:p>
          </table:table-cell>
          <table:table-cell table:style-name="ce48" office:value-type="string">
            <text:p>Check Content Selector of CLV on IE7</text:p>
          </table:table-cell>
          <table:table-cell table:style-name="ce48" office:value-type="string">
            <text:p>WCM-2835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21">
          <table:table-cell table:style-name="ce47" office:value-type="string">
            <text:p>CCP-465</text:p>
          </table:table-cell>
          <table:table-cell table:style-name="ce48" office:value-type="string">
            <text:p>Portlet Category Navigation</text:p>
          </table:table-cell>
          <table:table-cell table:style-name="ce48" office:value-type="string">
            <text:p>WCM-2845</text:p>
          </table:table-cell>
          <table:table-cell table:style-name="ce87" office:value-type="string">
            <text:p>High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8">
          <table:table-cell table:style-name="ce48" office:value-type="string">
            <text:p>Portal-3717</text:p>
            <text:p>WCM-2327</text:p>
          </table:table-cell>
          <table:table-cell table:style-name="ce48" office:value-type="string">
            <text:p>Check Illustration form when edit SCV portlet</text:p>
          </table:table-cell>
          <table:table-cell table:style-name="ce48" office:value-type="string">
            <text:p>Portal-3717</text:p>
            <text:p>WCM-2327</text:p>
          </table:table-cell>
          <table:table-cell table:style-name="ce87" office:value-type="string">
            <text:p>Low</text:p>
          </table:table-cell>
          <table:table-cell table:style-name="ce87" table:number-columns-repeated="252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49" table:number-columns-repeated="3"/>
          <table:table-cell table:style-name="ce87" table:number-columns-repeated="253"/>
          <table:table-cell table:style-name="ce88" table:number-columns-repeated="768"/>
        </table:table-row>
        <table:table-row table:style-name="ro1">
          <table:table-cell table:style-name="ce85" table:number-columns-repeated="3"/>
          <table:table-cell table:style-name="ce58" table:number-columns-repeated="253"/>
          <table:table-cell table:number-columns-repeated="768"/>
        </table:table-row>
        <table:table-row table:style-name="ro1">
          <table:table-cell table:style-name="ce85" table:number-columns-repeated="3"/>
          <table:table-cell table:style-name="ce58" table:number-columns-repeated="253"/>
          <table:table-cell table:number-columns-repeated="768"/>
        </table:table-row>
        <table:table-row table:style-name="ro1">
          <table:table-cell table:style-name="ce85" table:number-columns-repeated="3"/>
          <table:table-cell table:style-name="ce58" table:number-columns-repeated="253"/>
          <table:table-cell table:number-columns-repeated="768"/>
        </table:table-row>
        <table:table-row table:style-name="ro1">
          <table:table-cell table:style-name="ce85" table:number-columns-repeated="3"/>
          <table:table-cell table:style-name="ce58" table:number-columns-repeated="253"/>
          <table:table-cell table:number-columns-repeated="768"/>
        </table:table-row>
        <table:table-row table:style-name="ro1">
          <table:table-cell table:style-name="ce85" table:number-columns-repeated="3"/>
          <table:table-cell table:style-name="ce58" table:number-columns-repeated="253"/>
          <table:table-cell table:number-columns-repeated="768"/>
        </table:table-row>
        <table:table-row table:style-name="ro1">
          <table:table-cell table:style-name="ce85" table:number-columns-repeated="3"/>
          <table:table-cell table:style-name="ce58" table:number-columns-repeated="253"/>
          <table:table-cell table:number-columns-repeated="768"/>
        </table:table-row>
        <table:table-row table:style-name="ro1">
          <table:table-cell table:style-name="ce85" table:number-columns-repeated="3"/>
          <table:table-cell table:style-name="ce58" table:number-columns-repeated="253"/>
          <table:table-cell table:number-columns-repeated="768"/>
        </table:table-row>
        <table:table-row table:style-name="ro1">
          <table:table-cell table:style-name="ce85" table:number-columns-repeated="3"/>
          <table:table-cell table:style-name="ce58" table:number-columns-repeated="253"/>
          <table:table-cell table:number-columns-repeated="768"/>
        </table:table-row>
        <table:table-row table:style-name="ro1">
          <table:table-cell table:style-name="ce85" table:number-columns-repeated="3"/>
          <table:table-cell table:style-name="ce58" table:number-columns-repeated="253"/>
          <table:table-cell table:number-columns-repeated="768"/>
        </table:table-row>
        <table:table-row table:style-name="ro1">
          <table:table-cell table:style-name="ce85" table:number-columns-repeated="3"/>
          <table:table-cell table:style-name="ce58" table:number-columns-repeated="253"/>
          <table:table-cell table:number-columns-repeated="768"/>
        </table:table-row>
        <table:table-row table:style-name="ro1">
          <table:table-cell table:style-name="ce85" table:number-columns-repeated="3"/>
          <table:table-cell table:style-name="ce58" table:number-columns-repeated="253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5" table:style-name="ta5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8" table:number-columns-repeated="245" table:default-cell-style-name="Default"/>
        <table:table-column table:style-name="co8" table:number-columns-repeated="768" table:default-cell-style-name="Default"/>
        <table:table-row table:style-name="ro26">
          <table:table-cell/>
          <table:table-cell table:style-name="ce106" office:value-type="string">
            <text:p>TEST CASES</text:p>
          </table:table-cell>
          <table:table-cell table:style-name="ce116"/>
          <table:table-cell table:style-name="ce123" table:number-columns-repeated="2"/>
          <table:table-cell/>
          <table:table-cell table:style-name="ce123" table:number-columns-repeated="2"/>
          <table:table-cell table:style-name="ce182"/>
          <table:table-cell table:style-name="ce187"/>
          <table:table-cell/>
          <table:table-cell table:style-name="ce233" office:value-type="string">
            <text:p>Passed</text:p>
          </table:table-cell>
          <table:table-cell table:style-name="ce233" table:formula="of:=COUNTIF([.L$7:.L$952];[.$L1])" office:value-type="float" office:value="0">
            <text:p>0</text:p>
          </table:table-cell>
          <table:table-cell table:style-name="ce233" table:number-columns-repeated="2"/>
          <table:table-cell table:style-name="ce187" table:number-columns-repeated="215"/>
          <table:table-cell table:style-name="ce115" table:number-columns-repeated="4"/>
          <table:table-cell table:number-columns-repeated="790"/>
        </table:table-row>
        <table:table-row table:style-name="ro26">
          <table:table-cell/>
          <table:table-cell table:style-name="ce107"/>
          <table:table-cell table:style-name="ce117"/>
          <table:table-cell table:style-name="ce123" table:number-columns-repeated="2"/>
          <table:table-cell/>
          <table:table-cell table:style-name="ce123" table:number-columns-repeated="2"/>
          <table:table-cell table:style-name="ce182"/>
          <table:table-cell table:number-columns-repeated="2"/>
          <table:table-cell table:style-name="ce233" office:value-type="string">
            <text:p>Failed</text:p>
          </table:table-cell>
          <table:table-cell table:style-name="ce233" table:formula="of:=COUNTIF([.L$7:.L$952];[.$L2])" office:value-type="float" office:value="0">
            <text:p>0</text:p>
          </table:table-cell>
          <table:table-cell table:style-name="ce233" table:number-columns-repeated="2"/>
          <table:table-cell table:style-name="ce187" table:number-columns-repeated="215"/>
          <table:table-cell table:style-name="ce115" table:number-columns-repeated="4"/>
          <table:table-cell table:number-columns-repeated="790"/>
        </table:table-row>
        <table:table-row table:style-name="ro27">
          <table:table-cell/>
          <table:table-cell table:style-name="ce108" office:value-type="string">
            <text:p>Function List:</text:p>
          </table:table-cell>
          <table:table-cell table:style-name="ce118" office:value-type="string" table:number-columns-spanned="3" table:number-rows-spanned="1">
            <text:p>Bugs on WCM 1.2.x for regression test</text:p>
          </table:table-cell>
          <table:covered-table-cell table:style-name="ce124"/>
          <table:covered-table-cell table:style-name="ce119"/>
          <table:table-cell/>
          <table:table-cell table:style-name="ce159"/>
          <table:table-cell table:style-name="ce175"/>
          <table:table-cell table:style-name="ce183"/>
          <table:table-cell table:number-columns-repeated="2"/>
          <table:table-cell table:style-name="ce233" office:value-type="string">
            <text:p>Blocked</text:p>
          </table:table-cell>
          <table:table-cell table:style-name="ce233" table:formula="of:=COUNTIF([.L$7:.L$952];[.$L3])" office:value-type="float" office:value="0">
            <text:p>0</text:p>
          </table:table-cell>
          <table:table-cell table:style-name="ce233" table:number-columns-repeated="2"/>
          <table:table-cell table:style-name="ce187" table:number-columns-repeated="215"/>
          <table:table-cell table:style-name="ce115" table:number-columns-repeated="4"/>
          <table:table-cell table:number-columns-repeated="790"/>
        </table:table-row>
        <table:table-row table:style-name="ro26">
          <table:table-cell/>
          <table:table-cell table:style-name="ce108" office:value-type="string">
            <text:p>Total Main Cases:</text:p>
          </table:table-cell>
          <table:table-cell table:style-name="ce119" table:formula="of:=MAX([.A7:.A935])" office:value-type="float" office:value="25" table:number-columns-spanned="3" table:number-rows-spanned="1">
            <text:p>25</text:p>
          </table:table-cell>
          <table:covered-table-cell table:style-name="ce124"/>
          <table:covered-table-cell table:style-name="ce119"/>
          <table:table-cell/>
          <table:table-cell table:style-name="ce159"/>
          <table:table-cell table:style-name="ce175"/>
          <table:table-cell table:style-name="ce183"/>
          <table:table-cell table:number-columns-repeated="2"/>
          <table:table-cell table:style-name="ce234" office:value-type="string">
            <text:p>Untested</text:p>
          </table:table-cell>
          <table:table-cell table:style-name="ce233" table:formula="of:=COUNTIF([.L$7:.L$952];[.$L4])" office:value-type="float" office:value="0">
            <text:p>0</text:p>
          </table:table-cell>
          <table:table-cell table:style-name="ce233" table:number-columns-repeated="2"/>
          <table:table-cell table:style-name="ce187" table:number-columns-repeated="215"/>
          <table:table-cell table:style-name="ce115" table:number-columns-repeated="4"/>
          <table:table-cell table:number-columns-repeated="790"/>
        </table:table-row>
        <table:table-row table:style-name="ro26">
          <table:table-cell/>
          <table:table-cell table:style-name="ce109"/>
          <table:table-cell table:style-name="ce115"/>
          <table:table-cell table:style-name="ce125" table:number-columns-repeated="5"/>
          <table:table-cell table:style-name="ce184"/>
          <table:table-cell table:number-columns-repeated="2"/>
          <table:table-cell office:value-type="string">
            <text:p>N/A</text:p>
          </table:table-cell>
          <table:table-cell table:style-name="ce233" table:formula="of:=COUNTIF([.L$7:.L$952];[.$L5])" office:value-type="float" office:value="0">
            <text:p>0</text:p>
          </table:table-cell>
          <table:table-cell table:style-name="ce233" table:number-columns-repeated="2"/>
          <table:table-cell table:style-name="ce115" table:number-columns-repeated="219"/>
          <table:table-cell table:number-columns-repeated="790"/>
        </table:table-row>
        <table:table-row table:style-name="ro1">
          <table:table-cell table:style-name="ce100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Bug description</text:p>
          </table:table-cell>
          <table:table-cell table:style-name="ce100"/>
          <table:table-cell table:style-name="ce235" table:number-columns-repeated="7"/>
          <table:table-cell table:style-name="ce240" table:number-columns-repeated="211"/>
          <table:table-cell table:style-name="ce184" table:number-columns-repeated="4"/>
          <table:table-cell table:style-name="ce242" table:number-columns-repeated="21"/>
          <table:table-cell table:number-columns-repeated="769"/>
        </table:table-row>
        <table:table-row table:style-name="ro19">
          <table:table-cell table:style-name="ce101" office:value-type="float" office:value="1">
            <text:p>001</text:p>
          </table:table-cell>
          <table:table-cell table:style-name="ce47" office:value-type="string">
            <text:p>CCP-147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7])" office:value-type="string" office:string-value="WCM/CCP-147">
            <text:p>WCM/CCP-147</text:p>
          </table:table-cell>
          <table:table-cell table:style-name="ce130" office:value-type="string">
            <text:p>Can not download an uploaded document in PCV portlet </text:p>
          </table:table-cell>
          <table:table-cell table:style-name="ce103" office:value-type="string">
            <text:p>Step 1: Upload file</text:p>
          </table:table-cell>
          <table:table-cell table:style-name="ce103" office:value-type="string">
            <text:p>- Go to Site Explorer, ACME drive</text:p>
            <text:p>- Upload a file (pdf for example) in a category</text:p>
          </table:table-cell>
          <table:table-cell table:style-name="ce161" office:value-type="string">
            <text:p>Upload file successfully</text:p>
          </table:table-cell>
          <table:table-cell table:style-name="ce161" office:value-type="string">
            <text:p>High</text:p>
          </table:table-cell>
          <table:table-cell table:style-name="ce53" office:value-type="string">
            <text:p>WCM-2157, SST-186, CCP-184 </text:p>
          </table:table-cell>
          <table:table-cell table:style-name="ce103" office:value-type="string">
            <text:p>Upload a file (pdf for example) in a category</text:p>
          </table:table-cell>
          <table:table-cell table:style-name="ce231"/>
          <table:table-cell table:style-name="ce236" table:number-columns-repeated="235"/>
          <table:table-cell table:style-name="ce243" table:number-columns-repeated="9"/>
          <table:table-cell table:number-columns-repeated="768"/>
        </table:table-row>
        <table:table-row table:style-name="ro28">
          <table:table-cell table:style-name="ce1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CCP-147</text:p>
          </table:table-cell>
          <table:table-cell table:style-name="ce12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6" table:formula="of:=CONCATENATE(&quot;WCM&quot;;&quot;/&quot;;[.B8])" office:value-type="string" office:string-value="WCM/CCP-147">
            <text:p>WCM/CCP-147</text:p>
          </table:table-cell>
          <table:table-cell table:style-name="ce103" office:value-type="string">
            <text:p>Can not download an uploaded document in PCV portlet </text:p>
          </table:table-cell>
          <table:table-cell table:style-name="ce103" office:value-type="string">
            <text:p>Step 2: View uploaded file in News page</text:p>
          </table:table-cell>
          <table:table-cell table:style-name="ce103" office:value-type="string">
            <text:p>- Choose News page on ACME site</text:p>
            <text:p><text:span text:style-name="T2">- Select </text:span><text:span text:style-name="T2">category to </text:span><text:span text:style-name="T2">view the </text:span><text:span text:style-name="T2">uploaded file </text:span><text:span text:style-name="T2">before</text:span></text:p>
            <text:p><text:span text:style-name="T2">- Click to open </text:span><text:span text:style-name="T2">the previously </text:span><text:span text:style-name="T2">uploaded </text:span><text:span text:style-name="T2">document</text:span></text:p>
            <text:p><text:span text:style-name="T2">- Click </text:span><text:span text:style-name="T2">Download this </text:span><text:span text:style-name="T2">file link</text:span></text:p>
          </table:table-cell>
          <table:table-cell table:style-name="ce161" office:value-type="string">
            <text:p>Download file successfully</text:p>
          </table:table-cell>
          <table:table-cell table:style-name="ce161" office:value-type="string">
            <text:p>High</text:p>
          </table:table-cell>
          <table:table-cell table:style-name="ce53" office:value-type="string">
            <text:p>WCM-2157, SST-186, CCP-184 </text:p>
          </table:table-cell>
          <table:table-cell table:style-name="ce103"/>
          <table:table-cell table:style-name="ce231"/>
          <table:table-cell table:style-name="ce236" table:number-columns-repeated="235"/>
          <table:table-cell table:style-name="ce243" table:number-columns-repeated="9"/>
          <table:table-cell table:number-columns-repeated="768"/>
        </table:table-row>
        <table:table-row table:style-name="ro28">
          <table:table-cell table:style-name="ce10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7" office:value-type="string">
            <text:p>CCP-346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9])" office:value-type="string" office:string-value="WCM/CCP-346">
            <text:p>WCM/CCP-346</text:p>
          </table:table-cell>
          <table:table-cell table:style-name="ce130" office:value-type="string">
            <text:p>Check if the content edition is considered after publication </text:p>
          </table:table-cell>
          <table:table-cell table:style-name="ce103" office:value-type="string">
            <text:p>Step 1: Create a free layout web content</text:p>
          </table:table-cell>
          <table:table-cell table:style-name="ce103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103" office:value-type="string">
            <text:p>New Free layout web content is created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727 </text:p>
          </table:table-cell>
          <table:table-cell table:style-name="ce103" office:value-type="string">
            <text:p>After step 6: go to /classic/home ==&gt; old content is shown instead of new one (in edit mode you can see the new content)</text:p>
          </table:table-cell>
          <table:table-cell table:style-name="ce231"/>
          <table:table-cell table:style-name="ce236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20">
          <table:table-cell table:style-name="ce10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CCP-346</text:p>
          </table:table-cell>
          <table:table-cell table:style-name="ce12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6" table:formula="of:=CONCATENATE(&quot;WCM&quot;;&quot;/&quot;;[.B10])" office:value-type="string" office:string-value="WCM/CCP-346">
            <text:p>WCM/CCP-346</text:p>
          </table:table-cell>
          <table:table-cell table:style-name="ce103" office:value-type="string">
            <text:p>Check if the content edition is considered after publication </text:p>
          </table:table-cell>
          <table:table-cell table:style-name="ce103" office:value-type="string">
            <text:p>Step 2: Edit content</text:p>
          </table:table-cell>
          <table:table-cell table:style-name="ce103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103" office:value-type="string">
            <text:p>Changes are saved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727 </text:p>
          </table:table-cell>
          <table:table-cell table:style-name="ce103"/>
          <table:table-cell table:style-name="ce231"/>
          <table:table-cell table:style-name="ce236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19">
          <table:table-cell table:style-name="ce10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7" office:value-type="string">
            <text:p>CCP-346</text:p>
          </table:table-cell>
          <table:table-cell table:style-name="ce12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6" table:formula="of:=CONCATENATE(&quot;WCM&quot;;&quot;/&quot;;[.B11])" office:value-type="string" office:string-value="WCM/CCP-346">
            <text:p>WCM/CCP-346</text:p>
          </table:table-cell>
          <table:table-cell table:style-name="ce103" office:value-type="string">
            <text:p>Check if the content edition is considered after publication </text:p>
          </table:table-cell>
          <table:table-cell table:style-name="ce103" office:value-type="string">
            <text:p>Step 3: Edit status to publish</text:p>
          </table:table-cell>
          <table:table-cell table:style-name="ce103" office:value-type="string">
            <text:p>- Click Manage Publication from Action bar</text:p>
            <text:p>- Click Live to change status</text:p>
          </table:table-cell>
          <table:table-cell table:style-name="ce103" office:value-type="string">
            <text:p>Change status successfully (Enrolled is marked)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727 </text:p>
          </table:table-cell>
          <table:table-cell table:style-name="ce103"/>
          <table:table-cell table:style-name="ce231"/>
          <table:table-cell table:style-name="ce236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18">
          <table:table-cell table:style-name="ce10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CCP-346</text:p>
          </table:table-cell>
          <table:table-cell table:style-name="ce12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6" table:formula="of:=CONCATENATE(&quot;WCM&quot;;&quot;/&quot;;[.B12])" office:value-type="string" office:string-value="WCM/CCP-346">
            <text:p>WCM/CCP-346</text:p>
          </table:table-cell>
          <table:table-cell table:style-name="ce103" office:value-type="string">
            <text:p>Check if the content edition is considered after publication </text:p>
          </table:table-cell>
          <table:table-cell table:style-name="ce103" office:value-type="string">
            <text:p>Step 4: Add node to a page (/classic/home for example)</text:p>
          </table:table-cell>
          <table:table-cell table:style-name="ce103" office:value-type="string">
            <text:p>- Choose Publication Pages tab</text:p>
            <text:p>- Select page from left pane then click → button</text:p>
          </table:table-cell>
          <table:table-cell table:style-name="ce103" office:value-type="string">
            <text:p>Path of selected page is displayed in right pane &amp; the web content is displayed in selected page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727 </text:p>
          </table:table-cell>
          <table:table-cell table:style-name="ce103"/>
          <table:table-cell table:style-name="ce231"/>
          <table:table-cell table:style-name="ce236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18">
          <table:table-cell table:style-name="ce10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7" office:value-type="string">
            <text:p>CCP-346</text:p>
          </table:table-cell>
          <table:table-cell table:style-name="ce12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26" table:formula="of:=CONCATENATE(&quot;WCM&quot;;&quot;/&quot;;[.B13])" office:value-type="string" office:string-value="WCM/CCP-346">
            <text:p>WCM/CCP-346</text:p>
          </table:table-cell>
          <table:table-cell table:style-name="ce103" office:value-type="string">
            <text:p>Check if the content edition is considered after publication </text:p>
          </table:table-cell>
          <table:table-cell table:style-name="ce103" office:value-type="string">
            <text:p>Step 5: Edit content again</text:p>
          </table:table-cell>
          <table:table-cell table:style-name="ce103" office:value-type="string">
            <text:p>In Site Explorer: edit content of above web content</text:p>
          </table:table-cell>
          <table:table-cell table:style-name="ce103" office:value-type="string">
            <text:p>Changes is saved (status of current version is draft)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727 </text:p>
          </table:table-cell>
          <table:table-cell table:style-name="ce103"/>
          <table:table-cell table:style-name="ce231"/>
          <table:table-cell table:style-name="ce236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19">
          <table:table-cell table:style-name="ce10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CCP-346</text:p>
          </table:table-cell>
          <table:table-cell table:style-name="ce12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26" table:formula="of:=CONCATENATE(&quot;WCM&quot;;&quot;/&quot;;[.B14])" office:value-type="string" office:string-value="WCM/CCP-346">
            <text:p>WCM/CCP-346</text:p>
          </table:table-cell>
          <table:table-cell table:style-name="ce103" office:value-type="string">
            <text:p>Check if the content edition is considered after publication </text:p>
          </table:table-cell>
          <table:table-cell table:style-name="ce103" office:value-type="string">
            <text:p>Step 6: Publish the node again</text:p>
          </table:table-cell>
          <table:table-cell table:style-name="ce103" office:value-type="string">
            <text:p>In SIte Explorer:</text:p>
            <text:p>- Click Manage Publication</text:p>
            <text:p>- Click Live to change status</text:p>
          </table:table-cell>
          <table:table-cell table:style-name="ce103" office:value-type="string">
            <text:p>go to /classic/home: the content is updated with the new edited (both view/edit mode)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727 </text:p>
          </table:table-cell>
          <table:table-cell table:style-name="ce160"/>
          <table:table-cell table:style-name="ce231"/>
          <table:table-cell table:style-name="ce236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19">
          <table:table-cell table:style-name="ce102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7" office:value-type="string">
            <text:p>CCP-345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15])" office:value-type="string" office:string-value="WCM/CCP-345">
            <text:p>WCM/CCP-345</text:p>
          </table:table-cell>
          <table:table-cell table:style-name="ce130" office:value-type="string">
            <text:p>Cache &amp; Categories with publication errors </text:p>
          </table:table-cell>
          <table:table-cell table:style-name="ce103" office:value-type="string">
            <text:p>Step 1: Create web content</text:p>
          </table:table-cell>
          <table:table-cell table:style-name="ce103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103" office:value-type="string">
            <text:p>Create new web content successfully</text:p>
          </table:table-cell>
          <table:table-cell table:style-name="ce161" office:value-type="string">
            <text:p>High</text:p>
          </table:table-cell>
          <table:table-cell table:style-name="ce53" office:value-type="string">
            <text:p>WCM-2725 </text:p>
          </table:table-cell>
          <table:table-cell table:style-name="ce226" office:value-type="string">
            <text:p>Currently at step 8 the change in the web content is not updated (display the old content)</text:p>
          </table:table-cell>
          <table:table-cell table:style-name="ce231"/>
          <table:table-cell table:style-name="ce236" table:number-columns-repeated="235"/>
          <table:table-cell table:style-name="ce243" table:number-columns-repeated="9"/>
          <table:table-cell table:number-columns-repeated="768"/>
        </table:table-row>
        <table:table-row table:style-name="ro12">
          <table:table-cell table:style-name="ce10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CCP-345</text:p>
          </table:table-cell>
          <table:table-cell table:style-name="ce12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26" table:formula="of:=CONCATENATE(&quot;WCM&quot;;&quot;/&quot;;[.B16])" office:value-type="string" office:string-value="WCM/CCP-345">
            <text:p>WCM/CCP-345</text:p>
          </table:table-cell>
          <table:table-cell table:style-name="ce103" office:value-type="string">
            <text:p>Cache &amp; Categories with publication errors </text:p>
          </table:table-cell>
          <table:table-cell table:style-name="ce103" office:value-type="string">
            <text:p>Step 2: Edit content</text:p>
          </table:table-cell>
          <table:table-cell table:style-name="ce103" office:value-type="string">
            <text:p>- Select then change content of new added web content</text:p>
          </table:table-cell>
          <table:table-cell table:style-name="ce103" office:value-type="string">
            <text:p>Edit successfully</text:p>
          </table:table-cell>
          <table:table-cell table:style-name="ce161" office:value-type="string">
            <text:p>High</text:p>
          </table:table-cell>
          <table:table-cell table:style-name="ce53" office:value-type="string">
            <text:p>WCM-2725 </text:p>
          </table:table-cell>
          <table:table-cell table:style-name="ce226"/>
          <table:table-cell table:style-name="ce231"/>
          <table:table-cell table:style-name="ce236" table:number-columns-repeated="235"/>
          <table:table-cell table:style-name="ce243" table:number-columns-repeated="9"/>
          <table:table-cell table:number-columns-repeated="768"/>
        </table:table-row>
        <table:table-row table:style-name="ro19">
          <table:table-cell table:style-name="ce10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7" office:value-type="string">
            <text:p>CCP-345</text:p>
          </table:table-cell>
          <table:table-cell table:style-name="ce120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26" table:formula="of:=CONCATENATE(&quot;WCM&quot;;&quot;/&quot;;[.B17])" office:value-type="string" office:string-value="WCM/CCP-345">
            <text:p>WCM/CCP-345</text:p>
          </table:table-cell>
          <table:table-cell table:style-name="ce103" office:value-type="string">
            <text:p>Cache &amp; Categories with publication errors </text:p>
          </table:table-cell>
          <table:table-cell table:style-name="ce103" office:value-type="string">
            <text:p>Step 3: Public node</text:p>
          </table:table-cell>
          <table:table-cell table:style-name="ce103" office:value-type="string">
            <text:p>go to manage publications and choose States and versions based publication: make the node published</text:p>
          </table:table-cell>
          <table:table-cell table:style-name="ce103" office:value-type="string">
            <text:p>Public node successfully</text:p>
          </table:table-cell>
          <table:table-cell table:style-name="ce161" office:value-type="string">
            <text:p>High</text:p>
          </table:table-cell>
          <table:table-cell table:style-name="ce53" office:value-type="string">
            <text:p>WCM-2725 </text:p>
          </table:table-cell>
          <table:table-cell table:style-name="ce226"/>
          <table:table-cell table:style-name="ce231"/>
          <table:table-cell table:style-name="ce236" table:number-columns-repeated="235"/>
          <table:table-cell table:style-name="ce243" table:number-columns-repeated="9"/>
          <table:table-cell table:number-columns-repeated="768"/>
        </table:table-row>
        <table:table-row table:style-name="ro29">
          <table:table-cell table:style-name="ce10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7" office:value-type="string">
            <text:p>CCP-345</text:p>
          </table:table-cell>
          <table:table-cell table:style-name="ce12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26" table:formula="of:=CONCATENATE(&quot;WCM&quot;;&quot;/&quot;;[.B18])" office:value-type="string" office:string-value="WCM/CCP-345">
            <text:p>WCM/CCP-345</text:p>
          </table:table-cell>
          <table:table-cell table:style-name="ce103" office:value-type="string">
            <text:p>Cache &amp; Categories with publication errors </text:p>
          </table:table-cell>
          <table:table-cell table:style-name="ce103" office:value-type="string">
            <text:p>Step 4: Add reference</text:p>
          </table:table-cell>
          <table:table-cell table:style-name="ce103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103" office:value-type="string">
            <text:p>Selected taxonomies are listed in Referenced categories tab</text:p>
          </table:table-cell>
          <table:table-cell table:style-name="ce161" office:value-type="string">
            <text:p>High</text:p>
          </table:table-cell>
          <table:table-cell table:style-name="ce53" office:value-type="string">
            <text:p>WCM-2725 </text:p>
          </table:table-cell>
          <table:table-cell table:style-name="ce226"/>
          <table:table-cell table:style-name="ce231"/>
          <table:table-cell table:style-name="ce236" table:number-columns-repeated="235"/>
          <table:table-cell table:style-name="ce243" table:number-columns-repeated="9"/>
          <table:table-cell table:number-columns-repeated="768"/>
        </table:table-row>
        <table:table-row table:style-name="ro19">
          <table:table-cell table:style-name="ce10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7" office:value-type="string">
            <text:p>CCP-345</text:p>
          </table:table-cell>
          <table:table-cell table:style-name="ce120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26" table:formula="of:=CONCATENATE(&quot;WCM&quot;;&quot;/&quot;;[.B19])" office:value-type="string" office:string-value="WCM/CCP-345">
            <text:p>WCM/CCP-345</text:p>
          </table:table-cell>
          <table:table-cell table:style-name="ce103" office:value-type="string">
            <text:p>Cache &amp; Categories with publication errors </text:p>
          </table:table-cell>
          <table:table-cell table:style-name="ce103" office:value-type="string">
            <text:p>Step 5: View added content</text:p>
          </table:table-cell>
          <table:table-cell table:style-name="ce103" office:value-type="string">
            <text:p>- Choose News page in acme site</text:p>
            <text:p>- Click World </text:p>
            <text:p>(do not open other categories)</text:p>
          </table:table-cell>
          <table:table-cell table:style-name="ce176" office:value-type="string">
            <text:p>the node test exist: open it : content 0000 is shown</text:p>
          </table:table-cell>
          <table:table-cell table:style-name="ce161" office:value-type="string">
            <text:p>High</text:p>
          </table:table-cell>
          <table:table-cell table:style-name="ce53" office:value-type="string">
            <text:p>WCM-2725 </text:p>
          </table:table-cell>
          <table:table-cell table:style-name="ce226"/>
          <table:table-cell table:style-name="ce231"/>
          <table:table-cell table:style-name="ce236" table:number-columns-repeated="235"/>
          <table:table-cell table:style-name="ce243" table:number-columns-repeated="9"/>
          <table:table-cell table:number-columns-repeated="768"/>
        </table:table-row>
        <table:table-row table:style-name="ro18">
          <table:table-cell table:style-name="ce10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7" office:value-type="string">
            <text:p>CCP-345</text:p>
          </table:table-cell>
          <table:table-cell table:style-name="ce12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26" table:formula="of:=CONCATENATE(&quot;WCM&quot;;&quot;/&quot;;[.B20])" office:value-type="string" office:string-value="WCM/CCP-345">
            <text:p>WCM/CCP-345</text:p>
          </table:table-cell>
          <table:table-cell table:style-name="ce103" office:value-type="string">
            <text:p>Cache &amp; Categories with publication errors </text:p>
          </table:table-cell>
          <table:table-cell table:style-name="ce103" office:value-type="string">
            <text:p>Step 6: Edit content of web content</text:p>
          </table:table-cell>
          <table:table-cell table:style-name="ce103" office:value-type="string">
            <text:p>- Go to Public drive</text:p>
            <text:p>- Edit added web content above (change the content) </text:p>
          </table:table-cell>
          <table:table-cell table:style-name="ce103" office:value-type="string">
            <text:p>Change is saved</text:p>
          </table:table-cell>
          <table:table-cell table:style-name="ce161" office:value-type="string">
            <text:p>High</text:p>
          </table:table-cell>
          <table:table-cell table:style-name="ce53" office:value-type="string">
            <text:p>WCM-2725 </text:p>
          </table:table-cell>
          <table:table-cell table:style-name="ce226"/>
          <table:table-cell table:style-name="ce231"/>
          <table:table-cell table:style-name="ce236" table:number-columns-repeated="235"/>
          <table:table-cell table:style-name="ce243" table:number-columns-repeated="9"/>
          <table:table-cell table:number-columns-repeated="768"/>
        </table:table-row>
        <table:table-row table:style-name="ro12">
          <table:table-cell table:style-name="ce10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7" office:value-type="string">
            <text:p>CCP-345</text:p>
          </table:table-cell>
          <table:table-cell table:style-name="ce12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26" table:formula="of:=CONCATENATE(&quot;WCM&quot;;&quot;/&quot;;[.B21])" office:value-type="string" office:string-value="WCM/CCP-345">
            <text:p>WCM/CCP-345</text:p>
          </table:table-cell>
          <table:table-cell table:style-name="ce103" office:value-type="string">
            <text:p>Cache &amp; Categories with publication errors </text:p>
          </table:table-cell>
          <table:table-cell table:style-name="ce103" office:value-type="string">
            <text:p>Step 7: Publish edited content</text:p>
          </table:table-cell>
          <table:table-cell table:style-name="ce103" office:value-type="string">
            <text:p>- Click Manage Publication &amp; click Live to change status</text:p>
          </table:table-cell>
          <table:table-cell table:style-name="ce103" office:value-type="string">
            <text:p>Change is saved</text:p>
          </table:table-cell>
          <table:table-cell table:style-name="ce161" office:value-type="string">
            <text:p>High</text:p>
          </table:table-cell>
          <table:table-cell table:style-name="ce53" office:value-type="string">
            <text:p>WCM-2725 </text:p>
          </table:table-cell>
          <table:table-cell table:style-name="ce226"/>
          <table:table-cell table:style-name="ce231"/>
          <table:table-cell table:style-name="ce236" table:number-columns-repeated="235"/>
          <table:table-cell table:style-name="ce243" table:number-columns-repeated="9"/>
          <table:table-cell table:number-columns-repeated="768"/>
        </table:table-row>
        <table:table-row table:style-name="ro19">
          <table:table-cell table:style-name="ce10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10" office:value-type="string">
            <text:p>CCP-345</text:p>
          </table:table-cell>
          <table:table-cell table:style-name="ce121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26" table:formula="of:=CONCATENATE(&quot;WCM&quot;;&quot;/&quot;;[.B22])" office:value-type="string" office:string-value="WCM/CCP-345">
            <text:p>WCM/CCP-345</text:p>
          </table:table-cell>
          <table:table-cell table:style-name="ce103" office:value-type="string">
            <text:p>Cache &amp; Categories with publication errors </text:p>
          </table:table-cell>
          <table:table-cell table:style-name="ce103" office:value-type="string">
            <text:p>Step 8: Check displaying change of the web content</text:p>
          </table:table-cell>
          <table:table-cell table:style-name="ce103" office:value-type="string">
            <text:p>- Go to News page in acme site &amp; choose World category</text:p>
            <text:p>- Open the web content from right pane</text:p>
          </table:table-cell>
          <table:table-cell table:style-name="ce103" office:value-type="string">
            <text:p>The web content details is shown with new changes in content (new content is updated in other category)</text:p>
          </table:table-cell>
          <table:table-cell table:style-name="ce161" office:value-type="string">
            <text:p>High</text:p>
          </table:table-cell>
          <table:table-cell table:style-name="ce53" office:value-type="string">
            <text:p>WCM-2725 </text:p>
          </table:table-cell>
          <table:table-cell table:style-name="ce226" table:number-columns-repeated="2"/>
          <table:table-cell table:style-name="ce237" table:number-columns-repeated="235"/>
          <table:table-cell table:style-name="ce244" table:number-columns-repeated="9"/>
          <table:table-cell table:style-name="ce246" table:number-columns-repeated="768"/>
        </table:table-row>
        <table:table-row table:style-name="ro20">
          <table:table-cell table:style-name="ce102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7" office:value-type="string">
            <text:p>CCP-386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23])" office:value-type="string" office:string-value="WCM/CCP-386">
            <text:p>WCM/CCP-386</text:p>
          </table:table-cell>
          <table:table-cell table:style-name="ce130" office:value-type="string">
            <text:p>Check if Newsletter mail's validator allows a multiple domain names in address mail </text:p>
          </table:table-cell>
          <table:table-cell table:style-name="ce103" office:value-type="string">
            <text:p>Step 1: Show Newsletters page</text:p>
          </table:table-cell>
          <table:table-cell table:style-name="ce160" office:value-type="string">
            <text:p>Go to Acme-&gt;newsletters</text:p>
          </table:table-cell>
          <table:table-cell table:style-name="ce177" office:value-type="string">
            <text:p>Newsletters page is shown correctly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782 </text:p>
          </table:table-cell>
          <table:table-cell table:style-name="ce227" office:value-type="string">
            <text:p/>
            <text:p/>
            <text:p>A Popup appears with Email address is invalid! message.</text:p>
          </table:table-cell>
          <table:table-cell table:style-name="ce231"/>
          <table:table-cell table:style-name="ce236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29">
          <table:table-cell table:style-name="ce10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7" office:value-type="string">
            <text:p>CCP-386</text:p>
          </table:table-cell>
          <table:table-cell table:style-name="ce120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26" table:formula="of:=CONCATENATE(&quot;WCM&quot;;&quot;/&quot;;[.B24])" office:value-type="string" office:string-value="WCM/CCP-386">
            <text:p>WCM/CCP-386</text:p>
          </table:table-cell>
          <table:table-cell table:style-name="ce103" office:value-type="string">
            <text:p>Check if Newsletter mail's validator allows a multiple domain names in address mail </text:p>
          </table:table-cell>
          <table:table-cell table:style-name="ce103" office:value-type="string">
            <text:p>Step 2: Subscribe mail</text:p>
          </table:table-cell>
          <table:table-cell table:style-name="ce160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77" office:value-type="string">
            <text:p>Show popup alert subscribe mail successfully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782 </text:p>
          </table:table-cell>
          <table:table-cell table:style-name="ce227"/>
          <table:table-cell table:style-name="ce231"/>
          <table:table-cell table:style-name="ce236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25">
          <table:table-cell table:style-name="ce102" table:formula="of:=IF(VALUE(MID([.F25];6;FIND(&quot;:&quot;;[.F25];1)-FIND(&quot; &quot;;[.F25];1)-1))&gt;VALUE(MID([.F24];6;FIND(&quot;:&quot;;[.F24];1)-FIND(&quot; &quot;;[.F24];1)-1));&quot;&quot;;MAX([.A$7:.A24])+1)" office:value-type="float" office:value="5">
            <text:p>005</text:p>
          </table:table-cell>
          <table:table-cell table:style-name="ce47" office:value-type="string">
            <text:p>CCP-329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25])" office:value-type="string" office:string-value="WCM/CCP-329">
            <text:p>WCM/CCP-329</text:p>
          </table:table-cell>
          <table:table-cell table:style-name="ce130" office:value-type="string">
            <text:p>Check when publish content after image resize with Shift button pressed </text:p>
          </table:table-cell>
          <table:table-cell table:style-name="ce103" office:value-type="string">
            <text:p>Step 1: Create new content with image</text:p>
          </table:table-cell>
          <table:table-cell table:style-name="ce161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61" office:value-type="string">
            <text:p>New web content added with image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ALL-295, WCM-2715, PORTAL-3783 </text:p>
          </table:table-cell>
          <table:table-cell table:style-name="ce103" office:value-type="string">
            <text:p>IE 7 crash when publishing content after image resize with Shift button pressed </text:p>
          </table:table-cell>
          <table:table-cell table:style-name="ce231"/>
          <table:table-cell table:style-name="ce236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19">
          <table:table-cell table:style-name="ce10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7" office:value-type="string">
            <text:p>CCP-329</text:p>
          </table:table-cell>
          <table:table-cell table:style-name="ce120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26" table:formula="of:=CONCATENATE(&quot;WCM&quot;;&quot;/&quot;;[.B26])" office:value-type="string" office:string-value="WCM/CCP-329">
            <text:p>WCM/CCP-329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103" office:value-type="string">
            <text:p>Step 2: Resize the image</text:p>
          </table:table-cell>
          <table:table-cell table:style-name="ce161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61" office:value-type="string">
            <text:p>The image in the content is resized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ALL-295, WCM-2715, PORTAL-3783 </text:p>
          </table:table-cell>
          <table:table-cell table:style-name="ce103"/>
          <table:table-cell table:style-name="ce231"/>
          <table:table-cell table:style-name="ce236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20">
          <table:table-cell table:style-name="ce102" table:formula="of:=IF(VALUE(MID([.F27];6;FIND(&quot;:&quot;;[.F27];1)-FIND(&quot; &quot;;[.F27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47" office:value-type="string">
            <text:p>CCP-384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27])" office:value-type="string" office:string-value="WCM/CCP-384">
            <text:p>WCM/CCP-384</text:p>
          </table:table-cell>
          <table:table-cell table:style-name="ce130" office:value-type="string">
            <text:p>Label categories are not traduced in clv edition </text:p>
          </table:table-cell>
          <table:table-cell table:style-name="ce103" office:value-type="string">
            <text:p>Step 1: Change language</text:p>
          </table:table-cell>
          <table:table-cell table:style-name="ce103" office:value-type="string">
            <text:p>Go to Language Setting &amp; select 1 language to display</text:p>
          </table:table-cell>
          <table:table-cell table:style-name="ce103" office:value-type="string">
            <text:p>The site is displayed in new selected language</text:p>
          </table:table-cell>
          <table:table-cell table:style-name="ce161" office:value-type="string">
            <text:p>High</text:p>
          </table:table-cell>
          <table:table-cell table:style-name="ce53" office:value-type="string">
            <text:p>WCM-2787, WCM-2781, WCM-2786 </text:p>
          </table:table-cell>
          <table:table-cell table:style-name="ce228" office:value-type="string">
            <text:p>Categories' labels are not translated in CLV edition:</text:p>
          </table:table-cell>
          <table:table-cell table:style-name="ce231"/>
          <table:table-cell table:style-name="ce236" table:number-columns-repeated="235"/>
          <table:table-cell table:style-name="ce243" table:number-columns-repeated="9"/>
          <table:table-cell table:number-columns-repeated="768"/>
        </table:table-row>
        <table:table-row table:style-name="ro29">
          <table:table-cell table:style-name="ce10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7" office:value-type="string">
            <text:p>CCP-384</text:p>
          </table:table-cell>
          <table:table-cell table:style-name="ce120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26" table:formula="of:=CONCATENATE(&quot;WCM&quot;;&quot;/&quot;;[.B28])" office:value-type="string" office:string-value="WCM/CCP-384">
            <text:p>WCM/CCP-384</text:p>
          </table:table-cell>
          <table:table-cell table:style-name="ce103" office:value-type="string">
            <text:p>Label categories are not traduced in clv edition </text:p>
          </table:table-cell>
          <table:table-cell table:style-name="ce103" office:value-type="string">
            <text:p>Step 2: Show CLV config form</text:p>
          </table:table-cell>
          <table:table-cell table:style-name="ce103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103" office:value-type="string">
            <text:p>CLV config form is shown</text:p>
          </table:table-cell>
          <table:table-cell table:style-name="ce161" office:value-type="string">
            <text:p>High</text:p>
          </table:table-cell>
          <table:table-cell table:style-name="ce53" office:value-type="string">
            <text:p>WCM-2787, WCM-2781, WCM-2786 </text:p>
          </table:table-cell>
          <table:table-cell table:style-name="ce228"/>
          <table:table-cell table:style-name="ce231"/>
          <table:table-cell table:style-name="ce236" table:number-columns-repeated="235"/>
          <table:table-cell table:style-name="ce243" table:number-columns-repeated="9"/>
          <table:table-cell table:number-columns-repeated="768"/>
        </table:table-row>
        <table:table-row table:style-name="ro20">
          <table:table-cell table:style-name="ce10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7" office:value-type="string">
            <text:p>CCP-384</text:p>
          </table:table-cell>
          <table:table-cell table:style-name="ce120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26" table:formula="of:=CONCATENATE(&quot;WCM&quot;;&quot;/&quot;;[.B29])" office:value-type="string" office:string-value="WCM/CCP-384">
            <text:p>WCM/CCP-384</text:p>
          </table:table-cell>
          <table:table-cell table:style-name="ce103" office:value-type="string">
            <text:p>Label categories are not traduced in clv edition </text:p>
          </table:table-cell>
          <table:table-cell table:style-name="ce103" office:value-type="string">
            <text:p>Step 3: Check displaying label in new selected language</text:p>
          </table:table-cell>
          <table:table-cell table:style-name="ce103" office:value-type="string">
            <text:p>- Choose Manual mode then click + icon to Select folder part</text:p>
          </table:table-cell>
          <table:table-cell table:style-name="ce103" office:value-type="string">
            <text:p>The every label is well translated</text:p>
          </table:table-cell>
          <table:table-cell table:style-name="ce161" office:value-type="string">
            <text:p>High</text:p>
          </table:table-cell>
          <table:table-cell table:style-name="ce53" office:value-type="string">
            <text:p>WCM-2787, WCM-2781, WCM-2786 </text:p>
          </table:table-cell>
          <table:table-cell table:style-name="ce228"/>
          <table:table-cell table:style-name="ce231"/>
          <table:table-cell table:style-name="ce236" table:number-columns-repeated="235"/>
          <table:table-cell table:style-name="ce243" table:number-columns-repeated="9"/>
          <table:table-cell table:number-columns-repeated="768"/>
        </table:table-row>
        <table:table-row table:style-name="ro30">
          <table:table-cell table:style-name="ce102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7" office:value-type="string">
            <text:p>CCP-247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30])" office:value-type="string" office:string-value="WCM/CCP-247">
            <text:p>WCM/CCP-247</text:p>
          </table:table-cell>
          <table:table-cell table:style-name="ce130" office:value-type="string">
            <text:p>Check viewing localised content</text:p>
          </table:table-cell>
          <table:table-cell table:style-name="ce103" office:value-type="string">
            <text:p>Step 1: Add view into Site Explorer</text:p>
          </table:table-cell>
          <table:table-cell table:style-name="ce161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, thumbnail view)</text:p>
          </table:table-cell>
          <table:table-cell table:style-name="ce161" office:value-type="string">
            <text:p>Edit successfully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628 </text:p>
          </table:table-cell>
          <table:table-cell table:style-name="ce226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231"/>
          <table:table-cell table:style-name="ce236" table:number-columns-repeated="235"/>
          <table:table-cell table:style-name="ce243" table:number-columns-repeated="9"/>
          <table:table-cell table:number-columns-repeated="768"/>
        </table:table-row>
        <table:table-row table:style-name="ro18">
          <table:table-cell table:style-name="ce10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7" office:value-type="string">
            <text:p>CCP-247</text:p>
          </table:table-cell>
          <table:table-cell table:style-name="ce12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26" table:formula="of:=CONCATENATE(&quot;WCM&quot;;&quot;/&quot;;[.B31])" office:value-type="string" office:string-value="WCM/CCP-247">
            <text:p>WCM/CCP-247</text:p>
          </table:table-cell>
          <table:table-cell table:style-name="ce103" office:value-type="string">
            <text:p>Check viewing localised content</text:p>
          </table:table-cell>
          <table:table-cell table:style-name="ce103" office:value-type="string">
            <text:p>Step 2: Add content</text:p>
          </table:table-cell>
          <table:table-cell table:style-name="ce161" office:value-type="string">
            <text:p>Go to Site Explorer -&gt; Sites Management under /acme create new content</text:p>
          </table:table-cell>
          <table:table-cell table:style-name="ce161" office:value-type="string">
            <text:p>Add new content successfully</text:p>
          </table:table-cell>
          <table:table-cell table:style-name="ce161" office:value-type="string">
            <text:p>High</text:p>
          </table:table-cell>
          <table:table-cell table:style-name="ce53" office:value-type="string">
            <text:p>WCM-2628 </text:p>
          </table:table-cell>
          <table:table-cell table:style-name="ce226"/>
          <table:table-cell table:style-name="ce231"/>
          <table:table-cell table:style-name="ce236" table:number-columns-repeated="235"/>
          <table:table-cell table:style-name="ce243" table:number-columns-repeated="9"/>
          <table:table-cell table:number-columns-repeated="768"/>
        </table:table-row>
        <table:table-row table:style-name="ro31">
          <table:table-cell table:style-name="ce10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7" office:value-type="string">
            <text:p>CCP-247</text:p>
          </table:table-cell>
          <table:table-cell table:style-name="ce120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26" table:formula="of:=CONCATENATE(&quot;WCM&quot;;&quot;/&quot;;[.B32])" office:value-type="string" office:string-value="WCM/CCP-247">
            <text:p>WCM/CCP-247</text:p>
          </table:table-cell>
          <table:table-cell table:style-name="ce103" office:value-type="string">
            <text:p>Check viewing localised content</text:p>
          </table:table-cell>
          <table:table-cell table:style-name="ce103" office:value-type="string">
            <text:p>Step 3: Set localize for added content</text:p>
          </table:table-cell>
          <table:table-cell table:style-name="ce161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61" office:value-type="string">
            <text:p>New added language is listed in Language drop down list in View Language tab</text:p>
          </table:table-cell>
          <table:table-cell table:style-name="ce161" office:value-type="string">
            <text:p>High</text:p>
          </table:table-cell>
          <table:table-cell table:style-name="ce53" office:value-type="string">
            <text:p>WCM-2628 </text:p>
          </table:table-cell>
          <table:table-cell table:style-name="ce226"/>
          <table:table-cell table:style-name="ce231"/>
          <table:table-cell table:style-name="ce236" table:number-columns-repeated="235"/>
          <table:table-cell table:style-name="ce243" table:number-columns-repeated="9"/>
          <table:table-cell table:number-columns-repeated="768"/>
        </table:table-row>
        <table:table-row table:style-name="ro12">
          <table:table-cell table:style-name="ce10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10" office:value-type="string">
            <text:p>CCP-247</text:p>
          </table:table-cell>
          <table:table-cell table:style-name="ce12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26" table:formula="of:=CONCATENATE(&quot;WCM&quot;;&quot;/&quot;;[.B33])" office:value-type="string" office:string-value="WCM/CCP-247">
            <text:p>WCM/CCP-247</text:p>
          </table:table-cell>
          <table:table-cell table:style-name="ce103" office:value-type="string">
            <text:p>Check viewing localised content</text:p>
          </table:table-cell>
          <table:table-cell table:style-name="ce103" office:value-type="string">
            <text:p>Step 4: View content in new <text:s/>language</text:p>
          </table:table-cell>
          <table:table-cell table:style-name="ce161" office:value-type="string">
            <text:p>- Choose new added language from list then click View</text:p>
          </table:table-cell>
          <table:table-cell table:style-name="ce161" office:value-type="string">
            <text:p>The content is display well in selected language</text:p>
          </table:table-cell>
          <table:table-cell table:style-name="ce161" office:value-type="string">
            <text:p>High</text:p>
          </table:table-cell>
          <table:table-cell table:style-name="ce53" office:value-type="string">
            <text:p>WCM-2628 </text:p>
          </table:table-cell>
          <table:table-cell table:style-name="ce226" table:number-columns-repeated="2"/>
          <table:table-cell table:style-name="ce228"/>
          <table:table-cell table:style-name="ce237" table:number-columns-repeated="234"/>
          <table:table-cell table:style-name="ce244" table:number-columns-repeated="9"/>
          <table:table-cell table:style-name="ce246" table:number-columns-repeated="768"/>
        </table:table-row>
        <table:table-row table:style-name="ro32">
          <table:table-cell table:style-name="ce102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47" office:value-type="string">
            <text:p>CCP-377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34])" office:value-type="string" office:string-value="WCM/CCP-377">
            <text:p>WCM/CCP-377</text:p>
          </table:table-cell>
          <table:table-cell table:style-name="ce130" office:value-type="string">
            <text:p>Check translation of results' number after search </text:p>
          </table:table-cell>
          <table:table-cell table:style-name="ce103" office:value-type="string">
            <text:p>Step 1: Change language</text:p>
          </table:table-cell>
          <table:table-cell table:style-name="ce103" office:value-type="string">
            <text:p>- Go to Language Settings &amp; select a language to view</text:p>
          </table:table-cell>
          <table:table-cell table:style-name="ce103" office:value-type="string">
            <text:p>The site is displayed in new selected language</text:p>
          </table:table-cell>
          <table:table-cell table:style-name="ce161" office:value-type="string">
            <text:p>Low</text:p>
          </table:table-cell>
          <table:table-cell table:style-name="ce53" office:value-type="string">
            <text:p>ALL-328, WCM-2757 </text:p>
          </table:table-cell>
          <table:table-cell table:style-name="ce226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231"/>
          <table:table-cell table:style-name="ce236" table:number-columns-repeated="235"/>
          <table:table-cell table:style-name="ce243" table:number-columns-repeated="9"/>
          <table:table-cell table:number-columns-repeated="768"/>
        </table:table-row>
        <table:table-row table:style-name="ro18">
          <table:table-cell table:style-name="ce10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7" office:value-type="string">
            <text:p>CCP-377</text:p>
          </table:table-cell>
          <table:table-cell table:style-name="ce120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26" table:formula="of:=CONCATENATE(&quot;WCM&quot;;&quot;/&quot;;[.B35])" office:value-type="string" office:string-value="WCM/CCP-377">
            <text:p>WCM/CCP-377</text:p>
          </table:table-cell>
          <table:table-cell table:style-name="ce103" office:value-type="string">
            <text:p>Check translation of results' number after search </text:p>
          </table:table-cell>
          <table:table-cell table:style-name="ce103" office:value-type="string">
            <text:p>Step 2: Search</text:p>
          </table:table-cell>
          <table:table-cell table:style-name="ce160" office:value-type="string">
            <text:p>Make a search which results take many pages by input text into quick search textbox &amp; enter</text:p>
          </table:table-cell>
          <table:table-cell table:style-name="ce103" office:value-type="string">
            <text:p>The message at right top is correctly in new selected language</text:p>
          </table:table-cell>
          <table:table-cell table:style-name="ce161" office:value-type="string">
            <text:p>Low</text:p>
          </table:table-cell>
          <table:table-cell table:style-name="ce53" office:value-type="string">
            <text:p>ALL-328, WCM-2757 </text:p>
          </table:table-cell>
          <table:table-cell table:style-name="ce226"/>
          <table:table-cell table:style-name="ce231"/>
          <table:table-cell table:style-name="ce236" table:number-columns-repeated="235"/>
          <table:table-cell table:style-name="ce243" table:number-columns-repeated="9"/>
          <table:table-cell table:number-columns-repeated="768"/>
        </table:table-row>
        <table:table-row table:style-name="ro33">
          <table:table-cell table:style-name="ce102"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47" office:value-type="string">
            <text:p>CCP-373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36])" office:value-type="string" office:string-value="WCM/CCP-373">
            <text:p>WCM/CCP-373</text:p>
          </table:table-cell>
          <table:table-cell table:style-name="ce130" office:value-type="string">
            <text:p>Search result - wrong traduction when there's no result </text:p>
          </table:table-cell>
          <table:table-cell table:style-name="ce103" office:value-type="string">
            <text:p>Step 1: Change language</text:p>
          </table:table-cell>
          <table:table-cell table:style-name="ce103" office:value-type="string">
            <text:p>- Go to Language Settings &amp; select a language to view</text:p>
          </table:table-cell>
          <table:table-cell table:style-name="ce103" office:value-type="string">
            <text:p>The site is displayed in new selected language</text:p>
          </table:table-cell>
          <table:table-cell table:style-name="ce161" office:value-type="string">
            <text:p>Low</text:p>
          </table:table-cell>
          <table:table-cell table:style-name="ce53" office:value-type="string">
            <text:p>ALL-327, WCM-2754 </text:p>
          </table:table-cell>
          <table:table-cell table:style-name="ce226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231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8">
          <table:table-cell table:style-name="ce10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7" office:value-type="string">
            <text:p>CCP-373</text:p>
          </table:table-cell>
          <table:table-cell table:style-name="ce120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26" table:formula="of:=CONCATENATE(&quot;WCM&quot;;&quot;/&quot;;[.B37])" office:value-type="string" office:string-value="WCM/CCP-373">
            <text:p>WCM/CCP-373</text:p>
          </table:table-cell>
          <table:table-cell table:style-name="ce103" office:value-type="string">
            <text:p>Search result - wrong traduction when there's no result </text:p>
          </table:table-cell>
          <table:table-cell table:style-name="ce103" office:value-type="string">
            <text:p>Step 2: Search</text:p>
          </table:table-cell>
          <table:table-cell table:style-name="ce103" office:value-type="string">
            <text:p>Make a search that return no result</text:p>
          </table:table-cell>
          <table:table-cell table:style-name="ce103" office:value-type="string">
            <text:p>Message is display correctly</text:p>
          </table:table-cell>
          <table:table-cell table:style-name="ce161" office:value-type="string">
            <text:p>Low</text:p>
          </table:table-cell>
          <table:table-cell table:style-name="ce53" office:value-type="string">
            <text:p>ALL-327, WCM-2754 </text:p>
          </table:table-cell>
          <table:table-cell table:style-name="ce226"/>
          <table:table-cell table:style-name="ce231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20">
          <table:table-cell table:style-name="ce102" table:formula="of:=IF(VALUE(MID([.F38];6;FIND(&quot;:&quot;;[.F38];1)-FIND(&quot; &quot;;[.F38];1)-1))&gt;VALUE(MID([.F37];6;FIND(&quot;:&quot;;[.F37];1)-FIND(&quot; &quot;;[.F37];1)-1));&quot;&quot;;MAX([.A$7:.A37])+1)" office:value-type="float" office:value="10">
            <text:p>010</text:p>
          </table:table-cell>
          <table:table-cell table:style-name="ce47" office:value-type="string">
            <text:p>CCP-374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38])" office:value-type="string" office:string-value="WCM/CCP-374">
            <text:p>WCM/CCP-374</text:p>
          </table:table-cell>
          <table:table-cell table:style-name="ce130" office:value-type="string">
            <text:p>Check translation of label in the “Form Generator” portlet</text:p>
          </table:table-cell>
          <table:table-cell table:style-name="ce103" office:value-type="string">
            <text:p>Step 1: Change language</text:p>
          </table:table-cell>
          <table:table-cell table:style-name="ce103" office:value-type="string">
            <text:p>- Go to Language Settings &amp; select a language to view</text:p>
          </table:table-cell>
          <table:table-cell table:style-name="ce103" office:value-type="string">
            <text:p>The site is displayed in new selected language</text:p>
          </table:table-cell>
          <table:table-cell table:style-name="ce161" office:value-type="string">
            <text:p>Low</text:p>
          </table:table-cell>
          <table:table-cell table:style-name="ce53" office:value-type="string">
            <text:p>WCM-2755 </text:p>
          </table:table-cell>
          <table:table-cell table:style-name="ce226" office:value-type="string">
            <text:p>The title of the tab should be "Constructeur de formulaire" instead of "Formulaire de constructeur".</text:p>
          </table:table-cell>
          <table:table-cell table:style-name="ce231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8">
          <table:table-cell table:style-name="ce10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7" office:value-type="string">
            <text:p>CCP-374</text:p>
          </table:table-cell>
          <table:table-cell table:style-name="ce120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26" table:formula="of:=CONCATENATE(&quot;WCM&quot;;&quot;/&quot;;[.B39])" office:value-type="string" office:string-value="WCM/CCP-374">
            <text:p>WCM/CCP-374</text:p>
          </table:table-cell>
          <table:table-cell table:style-name="ce103" office:value-type="string">
            <text:p>Check translation of label in the “Form Generator” portlet</text:p>
          </table:table-cell>
          <table:table-cell table:style-name="ce103" office:value-type="string">
            <text:p>Step 2: Show “Form Generator” portlet</text:p>
          </table:table-cell>
          <table:table-cell table:style-name="ce103" office:value-type="string">
            <text:p>Go to Groups → Form Generator</text:p>
          </table:table-cell>
          <table:table-cell table:style-name="ce177" office:value-type="string">
            <text:p>The labels are well translated</text:p>
          </table:table-cell>
          <table:table-cell table:style-name="ce161" office:value-type="string">
            <text:p>Low</text:p>
          </table:table-cell>
          <table:table-cell table:style-name="ce53" office:value-type="string">
            <text:p>WCM-2755 </text:p>
          </table:table-cell>
          <table:table-cell table:style-name="ce226"/>
          <table:table-cell table:style-name="ce231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40">
          <table:table-cell table:style-name="ce102" table:formula="of:=IF(VALUE(MID([.F40];6;FIND(&quot;:&quot;;[.F40];1)-FIND(&quot; &quot;;[.F40];1)-1))&gt;VALUE(MID([.F39];6;FIND(&quot;:&quot;;[.F39];1)-FIND(&quot; &quot;;[.F39];1)-1));&quot;&quot;;MAX([.A$7:.A39])+1)" office:value-type="float" office:value="11">
            <text:p>011</text:p>
          </table:table-cell>
          <table:table-cell table:style-name="ce47" office:value-type="string">
            <text:p>CCP-300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40])" office:value-type="string" office:string-value="WCM/CCP-300">
            <text:p>WCM/CCP-300</text:p>
          </table:table-cell>
          <table:table-cell table:style-name="ce130" office:value-type="string">
            <text:p>Mistakes in french internationalization</text:p>
          </table:table-cell>
          <table:table-cell table:style-name="ce103" office:value-type="string">
            <text:p>Step 1: Check translation of label in some forms when add new SCV</text:p>
          </table:table-cell>
          <table:table-cell table:style-name="ce161" office:value-type="string">
            <text:p>- Go to Language Setting then select a language to display</text:p>
            <text:p>- Go to Site Editor --&gt; Add content</text:p>
          </table:table-cell>
          <table:table-cell table:style-name="ce161" office:value-type="string">
            <text:p>Add new content form is shown. Do some next steps to complete adding new SCV to check if all labels are well translated in selected language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687 </text:p>
          </table:table-cell>
          <table:table-cell table:style-name="ce229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231"/>
          <table:table-cell table:style-name="ce239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41">
          <table:table-cell table:style-name="ce10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7" office:value-type="string">
            <text:p>CCP-300</text:p>
          </table:table-cell>
          <table:table-cell table:style-name="ce120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26" table:formula="of:=CONCATENATE(&quot;WCM&quot;;&quot;/&quot;;[.B41])" office:value-type="string" office:string-value="WCM/CCP-300">
            <text:p>WCM/CCP-300</text:p>
          </table:table-cell>
          <table:table-cell table:style-name="ce51" office:value-type="string">
            <text:p>Mistakes in french internationalization</text:p>
          </table:table-cell>
          <table:table-cell table:style-name="ce103" office:value-type="string">
            <text:p>Step 2: Check translation of label in Add new subscription form (Newsletter)</text:p>
          </table:table-cell>
          <table:table-cell table:style-name="ce161" office:value-type="string">
            <text:p>- Go to Newsletter Manager</text:p>
            <text:p>- Click New subscription</text:p>
          </table:table-cell>
          <table:table-cell table:style-name="ce161" office:value-type="string">
            <text:p>Add new subscription form is shown with all labels are well translated in selected language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687 </text:p>
          </table:table-cell>
          <table:covered-table-cell table:style-name="ce230"/>
          <table:table-cell table:style-name="ce231"/>
          <table:table-cell table:style-name="ce239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42">
          <table:table-cell table:style-name="ce10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7" office:value-type="string">
            <text:p>CCP-300</text:p>
          </table:table-cell>
          <table:table-cell table:style-name="ce120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26" table:formula="of:=CONCATENATE(&quot;WCM&quot;;&quot;/&quot;;[.B42])" office:value-type="string" office:string-value="WCM/CCP-300">
            <text:p>WCM/CCP-300</text:p>
          </table:table-cell>
          <table:table-cell table:style-name="ce51" office:value-type="string">
            <text:p>Mistakes in french internationalization</text:p>
          </table:table-cell>
          <table:table-cell table:style-name="ce103" office:value-type="string">
            <text:p>Step 3: Check translation of label in Add new letter form</text:p>
          </table:table-cell>
          <table:table-cell table:style-name="ce161" office:value-type="string">
            <text:p><text:span text:style-name="T3">- Go to </text:span><text:span text:style-name="T3">Newsletter </text:span><text:span text:style-name="T3">Manager</text:span></text:p>
            <text:p><text:span text:style-name="T3">- Click </text:span><text:span text:style-name="T3">Newsletter</text:span></text:p>
          </table:table-cell>
          <table:table-cell table:style-name="ce161" office:value-type="string">
            <text:p>Add new letter form is shown with all label are well translated in selected language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687 </text:p>
          </table:table-cell>
          <table:covered-table-cell table:style-name="ce230"/>
          <table:table-cell table:style-name="ce231"/>
          <table:table-cell table:style-name="ce239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43">
          <table:table-cell table:style-name="ce102" table:formula="of:=IF(VALUE(MID([.F43];6;FIND(&quot;:&quot;;[.F43];1)-FIND(&quot; &quot;;[.F43];1)-1))&gt;VALUE(MID([.F42];6;FIND(&quot;:&quot;;[.F42];1)-FIND(&quot; &quot;;[.F42];1)-1));&quot;&quot;;MAX([.A$7:.A42])+1)" office:value-type="float" office:value="12">
            <text:p>012</text:p>
          </table:table-cell>
          <table:table-cell table:style-name="ce47" office:value-type="string">
            <text:p>CCP-347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43])" office:value-type="string" office:string-value="WCM/CCP-347">
            <text:p>WCM/CCP-347</text:p>
          </table:table-cell>
          <table:table-cell table:style-name="ce130" office:value-type="string">
            <text:p>Check <text:s/>Sorting Mechanism </text:p>
          </table:table-cell>
          <table:table-cell table:style-name="ce103" office:value-type="string">
            <text:p>Step 1: Create node</text:p>
          </table:table-cell>
          <table:table-cell table:style-name="ce103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77" office:value-type="string">
            <text:p>Create successfully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728 </text:p>
          </table:table-cell>
          <table:table-cell table:style-name="ce226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231"/>
          <table:table-cell table:style-name="ce236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8">
          <table:table-cell table:style-name="ce10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7" office:value-type="string">
            <text:p>CCP-347</text:p>
          </table:table-cell>
          <table:table-cell table:style-name="ce120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26" table:formula="of:=CONCATENATE(&quot;WCM&quot;;&quot;/&quot;;[.B44])" office:value-type="string" office:string-value="WCM/CCP-347">
            <text:p>WCM/CCP-347</text:p>
          </table:table-cell>
          <table:table-cell table:style-name="ce103" office:value-type="string">
            <text:p>Check <text:s/>Sorting Mechanism </text:p>
          </table:table-cell>
          <table:table-cell table:style-name="ce103" office:value-type="string">
            <text:p>Step 2: Sort the list</text:p>
          </table:table-cell>
          <table:table-cell table:style-name="ce103" office:value-type="string">
            <text:p>- Sort the list <text:span text:style-name="T1">(</text:span>by title, date, author, status<text:span text:style-name="T1">)</text:span></text:p>
          </table:table-cell>
          <table:table-cell table:style-name="ce178" office:value-type="string">
            <text:p>Sort successfully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728 </text:p>
          </table:table-cell>
          <table:table-cell table:style-name="ce226"/>
          <table:table-cell table:style-name="ce231"/>
          <table:table-cell table:style-name="ce236" table:number-columns-repeated="235"/>
          <table:table-cell table:style-name="ce243" table:number-columns-repeated="9"/>
          <table:table-cell table:number-columns-repeated="768"/>
        </table:table-row>
        <table:table-row table:style-name="ro44">
          <table:table-cell table:style-name="ce102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7" office:value-type="string">
            <text:p>CCP-302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45])" office:value-type="string" office:string-value="WCM/CCP-302">
            <text:p>WCM/CCP-302</text:p>
          </table:table-cell>
          <table:table-cell table:style-name="ce130" office:value-type="string">
            <text:p>Check encoding when display Taxonomy in the CLV categories</text:p>
          </table:table-cell>
          <table:table-cell table:style-name="ce103" office:value-type="string">
            <text:p>Step 1: Add new taxonomy tree</text:p>
          </table:table-cell>
          <table:table-cell table:style-name="ce162" office:value-type="string">
            <text:p><text:span text:style-name="T4">- Go to Site </text:span><text:span text:style-name="T4">administration.</text:span></text:p>
            <text:p><text:span text:style-name="T4">- Go to </text:span><text:span text:style-name="T4">Ontologies </text:span><text:span text:style-name="T4">then Manage </text:span><text:span text:style-name="T4">Taxonomy </text:span><text:span text:style-name="T4">Trees.</text:span></text:p>
            <text:p><text:span text:style-name="T4">- Click Edit </text:span><text:span text:style-name="T4">icon at the line </text:span><text:span text:style-name="T4">of “acme” </text:span></text:p>
            <text:p><text:span text:style-name="T4">- Click Add to </text:span><text:span text:style-name="T4">add new </text:span><text:span text:style-name="T4">taxonomy </text:span><text:span text:style-name="T4">under the </text:span><text:span text:style-name="T4">acme with </text:span><text:span text:style-name="T4">name contains </text:span><text:span text:style-name="T4">accented </text:span><text:span text:style-name="T4">character like </text:span><text:span text:style-name="T4">"prévention".</text:span></text:p>
          </table:table-cell>
          <table:table-cell table:style-name="ce103" office:value-type="string">
            <text:p>Create new taxonomy tree successfully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688, WCM-2627, PORTAL-3744 </text:p>
          </table:table-cell>
          <table:table-cell table:style-name="ce226" office:value-type="string">
            <text:p>Currently display error of the header at step 4</text:p>
          </table:table-cell>
          <table:table-cell table:style-name="ce231"/>
          <table:table-cell table:style-name="ce236" table:number-columns-repeated="235"/>
          <table:table-cell table:style-name="ce243" table:number-columns-repeated="9"/>
          <table:table-cell table:number-columns-repeated="768"/>
        </table:table-row>
        <table:table-row table:style-name="ro20">
          <table:table-cell table:style-name="ce10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7" office:value-type="string">
            <text:p>CCP-302</text:p>
          </table:table-cell>
          <table:table-cell table:style-name="ce120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26" table:formula="of:=CONCATENATE(&quot;WCM&quot;;&quot;/&quot;;[.B46])" office:value-type="string" office:string-value="WCM/CCP-302">
            <text:p>WCM/CCP-302</text:p>
          </table:table-cell>
          <table:table-cell table:style-name="ce103" office:value-type="string">
            <text:p>Check encoding when display Taxonomy in the CLV categories</text:p>
          </table:table-cell>
          <table:table-cell table:style-name="ce103" office:value-type="string">
            <text:p>Step 2: Check the displaying the name of new added taxonomy</text:p>
          </table:table-cell>
          <table:table-cell table:style-name="ce103" office:value-type="string">
            <text:p>- Go to the News page in the acme site and click on the category just created</text:p>
          </table:table-cell>
          <table:table-cell table:style-name="ce103" office:value-type="string">
            <text:p>The name of the category is displayed OK in the header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688, WCM-2627, PORTAL-3744 </text:p>
          </table:table-cell>
          <table:table-cell table:style-name="ce226"/>
          <table:table-cell table:style-name="ce231"/>
          <table:table-cell table:style-name="ce236" table:number-columns-repeated="235"/>
          <table:table-cell table:style-name="ce243" table:number-columns-repeated="9"/>
          <table:table-cell table:number-columns-repeated="768"/>
        </table:table-row>
        <table:table-row table:style-name="ro45">
          <table:table-cell table:style-name="ce102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7" office:value-type="string">
            <text:p>CCP-359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47])" office:value-type="string" office:string-value="WCM/CCP-359">
            <text:p>WCM/CCP-359</text:p>
          </table:table-cell>
          <table:table-cell table:style-name="ce130" office:value-type="string">
            <text:p>Check showing webcontent by category (presentation portlet)</text:p>
          </table:table-cell>
          <table:table-cell table:style-name="ce103" office:value-type="string">
            <text:p>Step 1: Add new taxonomy tree</text:p>
          </table:table-cell>
          <table:table-cell table:style-name="ce103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ancel to close the Edit taxonomy tree form</text:p>
          </table:table-cell>
          <table:table-cell table:style-name="ce103" office:value-type="string">
            <text:p>New taxonomy tree is added successfully under the acme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744 </text:p>
          </table:table-cell>
          <table:table-cell table:style-name="ce230" office:value-type="string">
            <text:p>After step 4: The content is not exist in this page and we got an exception </text:p>
          </table:table-cell>
          <table:table-cell table:style-name="ce231"/>
          <table:table-cell table:style-name="ce239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43">
          <table:table-cell table:style-name="ce102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7" office:value-type="string">
            <text:p>CCP-359</text:p>
          </table:table-cell>
          <table:table-cell table:style-name="ce120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26" table:formula="of:=CONCATENATE(&quot;WCM&quot;;&quot;/&quot;;[.B48])" office:value-type="string" office:string-value="WCM/CCP-359">
            <text:p>WCM/CCP-359</text:p>
          </table:table-cell>
          <table:table-cell table:style-name="ce103" office:value-type="string">
            <text:p>Check showing webcontent by category (presentation portlet)</text:p>
          </table:table-cell>
          <table:table-cell table:style-name="ce103" office:value-type="string">
            <text:p>Step 2: Add new content in Site Explorer</text:p>
          </table:table-cell>
          <table:table-cell table:style-name="ce103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103" office:value-type="string">
            <text:p>New content is added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744 </text:p>
          </table:table-cell>
          <table:table-cell table:style-name="ce230"/>
          <table:table-cell table:style-name="ce231"/>
          <table:table-cell table:style-name="ce239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43">
          <table:table-cell table:style-name="ce10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7" office:value-type="string">
            <text:p>CCP-359</text:p>
          </table:table-cell>
          <table:table-cell table:style-name="ce120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26" table:formula="of:=CONCATENATE(&quot;WCM&quot;;&quot;/&quot;;[.B49])" office:value-type="string" office:string-value="WCM/CCP-359">
            <text:p>WCM/CCP-359</text:p>
          </table:table-cell>
          <table:table-cell table:style-name="ce103" office:value-type="string">
            <text:p>Check showing webcontent by category (presentation portlet)</text:p>
          </table:table-cell>
          <table:table-cell table:style-name="ce103" office:value-type="string">
            <text:p>Step 3: Add referenced category to new added web content</text:p>
          </table:table-cell>
          <table:table-cell table:style-name="ce103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103" office:value-type="string">
            <text:p>- Selected taxonomy is listed in Referenced categories tab in Add category form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744 </text:p>
          </table:table-cell>
          <table:table-cell table:style-name="ce230"/>
          <table:table-cell table:style-name="ce231"/>
          <table:table-cell table:style-name="ce239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44">
          <table:table-cell table:style-name="ce10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7" office:value-type="string">
            <text:p>CCP-359</text:p>
          </table:table-cell>
          <table:table-cell table:style-name="ce120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26" table:formula="of:=CONCATENATE(&quot;WCM&quot;;&quot;/&quot;;[.B50])" office:value-type="string" office:string-value="WCM/CCP-359">
            <text:p>WCM/CCP-359</text:p>
          </table:table-cell>
          <table:table-cell table:style-name="ce103" office:value-type="string">
            <text:p>Check showing webcontent by category (presentation portlet)</text:p>
          </table:table-cell>
          <table:table-cell table:style-name="ce103" office:value-type="string">
            <text:p>Step 4: View new added taxonomy at Step 1 in News page</text:p>
          </table:table-cell>
          <table:table-cell table:style-name="ce103" office:value-type="string">
            <text:p>Go to ACME site and select News page and then click on created category</text:p>
          </table:table-cell>
          <table:table-cell table:style-name="ce103" office:value-type="string">
            <text:p>The web content created above is displayed in right pane &amp; there's no error in console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744 </text:p>
          </table:table-cell>
          <table:table-cell table:style-name="ce230"/>
          <table:table-cell table:style-name="ce231"/>
          <table:table-cell table:style-name="ce239" office:value-type="string">
            <text:p><text:s/><text:tab/> TESTVN-522</text:p>
            <text:p>The content is not shown in right pane but there's no error in console</text:p>
          </table:table-cell>
          <table:table-cell table:style-name="ce239" table:number-columns-repeated="234"/>
          <table:table-cell table:style-name="ce104" table:number-columns-repeated="9"/>
          <table:table-cell table:style-name="ce245" table:number-columns-repeated="768"/>
        </table:table-row>
        <table:table-row table:style-name="ro46">
          <table:table-cell table:style-name="ce102" table:formula="of:=IF(VALUE(MID([.F51];6;FIND(&quot;:&quot;;[.F51];1)-FIND(&quot; &quot;;[.F51];1)-1))&gt;VALUE(MID([.F50];6;FIND(&quot;:&quot;;[.F50];1)-FIND(&quot; &quot;;[.F50];1)-1));&quot;&quot;;MAX([.A$7:.A50])+1)" office:value-type="float" office:value="15">
            <text:p>015</text:p>
          </table:table-cell>
          <table:table-cell table:style-name="ce47" office:value-type="string">
            <text:p>CCP-360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51])" office:value-type="string" office:string-value="WCM/CCP-360">
            <text:p>WCM/CCP-360</text:p>
          </table:table-cell>
          <table:table-cell table:style-name="ce130" office:value-type="string">
            <text:p>Check Manage taxonomy </text:p>
          </table:table-cell>
          <table:table-cell table:style-name="ce103" office:value-type="string">
            <text:p>Step 1: Add new taxonomy tree</text:p>
          </table:table-cell>
          <table:table-cell table:style-name="ce163" office:value-type="string">
            <text:p><text:span text:style-name="T5">- Login as </text:span><text:span text:style-name="T5">admin (root)</text:span></text:p>
            <text:p><text:span text:style-name="T6">- Go to Sites </text:span><text:span text:style-name="T6">Administration </text:span><text:span text:style-name="T6">-&gt;Manage </text:span><text:span text:style-name="T6">Taxonomy </text:span><text:span text:style-name="T6">Trees</text:span></text:p>
            <text:p><text:span text:style-name="T6">- Click Edit </text:span><text:span text:style-name="T6">icon at acme </text:span><text:span text:style-name="T6">line</text:span></text:p>
            <text:p><text:span text:style-name="T6">- Click Add </text:span><text:span text:style-name="T6">icon in Action </text:span><text:span text:style-name="T6">column</text:span></text:p>
            <text:p><text:span text:style-name="T6">- Input Name </text:span><text:span text:style-name="T6">for new </text:span><text:span text:style-name="T6">taxonomy</text:span></text:p>
            <text:p><text:span text:style-name="T7">Must begin </text:span><text:span text:style-name="T7">with "acme" </text:span><text:span text:style-name="T7">for example </text:span><text:span text:style-name="T7">put as name </text:span><text:span text:style-name="T7">"acmetest".</text:span></text:p>
            <text:p><text:span text:style-name="T7">- Click Save</text:span></text:p>
            <text:p><text:span text:style-name="T5">- Click Cancel </text:span><text:span text:style-name="T5">to close the </text:span><text:span text:style-name="T5">Edit taxonomy </text:span><text:span text:style-name="T5">tree form</text:span></text:p>
          </table:table-cell>
          <table:table-cell table:style-name="ce153" office:value-type="string">
            <text:p>New taxonomy tree is added successfully under the acme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745 </text:p>
          </table:table-cell>
          <table:table-cell table:style-name="ce230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231"/>
          <table:table-cell table:style-name="ce239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47">
          <table:table-cell table:style-name="ce10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7" office:value-type="string">
            <text:p>CCP-360</text:p>
          </table:table-cell>
          <table:table-cell table:style-name="ce120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26" table:formula="of:=CONCATENATE(&quot;WCM&quot;;&quot;/&quot;;[.B52])" office:value-type="string" office:string-value="WCM/CCP-360">
            <text:p>WCM/CCP-360</text:p>
          </table:table-cell>
          <table:table-cell table:style-name="ce103" office:value-type="string">
            <text:p>Check Manage taxonomy </text:p>
          </table:table-cell>
          <table:table-cell table:style-name="ce103" office:value-type="string">
            <text:p>Step 2: Add new content in Site Explorer</text:p>
          </table:table-cell>
          <table:table-cell table:style-name="ce103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53" office:value-type="string">
            <text:p>New content is added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745 </text:p>
          </table:table-cell>
          <table:table-cell table:style-name="ce230"/>
          <table:table-cell table:style-name="ce231"/>
          <table:table-cell table:style-name="ce239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33">
          <table:table-cell table:style-name="ce10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7" office:value-type="string">
            <text:p>CCP-360</text:p>
          </table:table-cell>
          <table:table-cell table:style-name="ce120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26" table:formula="of:=CONCATENATE(&quot;WCM&quot;;&quot;/&quot;;[.B53])" office:value-type="string" office:string-value="WCM/CCP-360">
            <text:p>WCM/CCP-360</text:p>
          </table:table-cell>
          <table:table-cell table:style-name="ce103" office:value-type="string">
            <text:p>Check Manage taxonomy </text:p>
          </table:table-cell>
          <table:table-cell table:style-name="ce103" office:value-type="string">
            <text:p>Step 3: Add referenced category to new added web content</text:p>
          </table:table-cell>
          <table:table-cell table:style-name="ce103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103" office:value-type="string">
            <text:p>- Selected taxonomy is listed in Referenced categories tab in Add category form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745 </text:p>
          </table:table-cell>
          <table:table-cell table:style-name="ce230"/>
          <table:table-cell table:style-name="ce231"/>
          <table:table-cell table:style-name="ce239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29">
          <table:table-cell table:style-name="ce102" table:formula="of:=IF(VALUE(MID([.F54];6;FIND(&quot;:&quot;;[.F54];1)-FIND(&quot; &quot;;[.F54];1)-1))&gt;VALUE(MID([.F53];6;FIND(&quot;:&quot;;[.F53];1)-FIND(&quot; &quot;;[.F53];1)-1));&quot;&quot;;MAX([.A$7:.A53])+1)" office:value-type="float" office:value="16">
            <text:p>016</text:p>
          </table:table-cell>
          <table:table-cell table:style-name="ce47" office:value-type="string">
            <text:p>CCP-368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54])" office:value-type="string" office:string-value="WCM/CCP-368">
            <text:p>WCM/CCP-368</text:p>
          </table:table-cell>
          <table:table-cell table:style-name="ce130" office:value-type="string">
            <text:p>Error while setting a page with PCLV portlet </text:p>
          </table:table-cell>
          <table:table-cell table:style-name="ce153" office:value-type="string">
            <text:p>Step 1: View News page</text:p>
          </table:table-cell>
          <table:table-cell table:style-name="ce163" office:value-type="string">
            <text:p>- Login as admin</text:p>
            <text:p>- Go to ACME site -&gt; Select News page.</text:p>
          </table:table-cell>
          <table:table-cell table:style-name="ce179" office:value-type="string">
            <text:p>News page is displayed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753 </text:p>
          </table:table-cell>
          <table:table-cell table:style-name="ce230" office:value-type="string">
            <text:p>Currently at step 6 the Edit mode tab is blank, we cannot setting a new taxonomy tree.</text:p>
            <text:p>And we got an exception</text:p>
          </table:table-cell>
          <table:table-cell table:style-name="ce231"/>
          <table:table-cell table:style-name="ce239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12">
          <table:table-cell table:style-name="ce10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7" office:value-type="string">
            <text:p>CCP-368</text:p>
          </table:table-cell>
          <table:table-cell table:style-name="ce120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26" table:formula="of:=CONCATENATE(&quot;WCM&quot;;&quot;/&quot;;[.B55])" office:value-type="string" office:string-value="WCM/CCP-368">
            <text:p>WCM/CCP-368</text:p>
          </table:table-cell>
          <table:table-cell table:style-name="ce103" office:value-type="string">
            <text:p>Error while setting a page with PCLV portlet </text:p>
          </table:table-cell>
          <table:table-cell table:style-name="ce153" office:value-type="string">
            <text:p>Step 2: Show Edit page wizard</text:p>
          </table:table-cell>
          <table:table-cell table:style-name="ce153" office:value-type="string">
            <text:p>Go to Site Editor -&gt;Edit Page Wizard.</text:p>
          </table:table-cell>
          <table:table-cell table:style-name="ce179" office:value-type="string">
            <text:p>Edit page wizard is shown currently at step 2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753 </text:p>
          </table:table-cell>
          <table:table-cell table:style-name="ce230"/>
          <table:table-cell table:style-name="ce231"/>
          <table:table-cell table:style-name="ce239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29">
          <table:table-cell table:style-name="ce10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7" office:value-type="string">
            <text:p>CCP-368</text:p>
          </table:table-cell>
          <table:table-cell table:style-name="ce120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26" table:formula="of:=CONCATENATE(&quot;WCM&quot;;&quot;/&quot;;[.B56])" office:value-type="string" office:string-value="WCM/CCP-368">
            <text:p>WCM/CCP-368</text:p>
          </table:table-cell>
          <table:table-cell table:style-name="ce103" office:value-type="string">
            <text:p>Error while setting a page with PCLV portlet </text:p>
          </table:table-cell>
          <table:table-cell table:style-name="ce153" office:value-type="string">
            <text:p>Step 3: Edit page</text:p>
          </table:table-cell>
          <table:table-cell table:style-name="ce153" office:value-type="string">
            <text:p>- Click Next to move to step 3</text:p>
            <text:p>- Click x icon at PCLV portlet (Parameterized) to delete it from this page</text:p>
            <text:p>- Click Save to complete editing page</text:p>
          </table:table-cell>
          <table:table-cell table:style-name="ce179" office:value-type="string">
            <text:p>Edit page successfully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753 </text:p>
          </table:table-cell>
          <table:table-cell table:style-name="ce230"/>
          <table:table-cell table:style-name="ce231"/>
          <table:table-cell table:style-name="ce239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18">
          <table:table-cell table:style-name="ce102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7" office:value-type="string">
            <text:p>CCP-368</text:p>
          </table:table-cell>
          <table:table-cell table:style-name="ce120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26" table:formula="of:=CONCATENATE(&quot;WCM&quot;;&quot;/&quot;;[.B57])" office:value-type="string" office:string-value="WCM/CCP-368">
            <text:p>WCM/CCP-368</text:p>
          </table:table-cell>
          <table:table-cell table:style-name="ce103" office:value-type="string">
            <text:p>Error while setting a page with PCLV portlet </text:p>
          </table:table-cell>
          <table:table-cell table:style-name="ce153" office:value-type="string">
            <text:p>Step 4: Delete acme category</text:p>
          </table:table-cell>
          <table:table-cell table:style-name="ce163" office:value-type="string">
            <text:p>Go to Site Explorer -&gt; Sites Management under /acme/categories delete the acme category</text:p>
          </table:table-cell>
          <table:table-cell table:style-name="ce179" office:value-type="string">
            <text:p>acme category is deleted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753 </text:p>
          </table:table-cell>
          <table:table-cell table:style-name="ce230"/>
          <table:table-cell table:style-name="ce231"/>
          <table:table-cell table:style-name="ce239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19">
          <table:table-cell table:style-name="ce102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7" office:value-type="string">
            <text:p>CCP-368</text:p>
          </table:table-cell>
          <table:table-cell table:style-name="ce120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26" table:formula="of:=CONCATENATE(&quot;WCM&quot;;&quot;/&quot;;[.B58])" office:value-type="string" office:string-value="WCM/CCP-368">
            <text:p>WCM/CCP-368</text:p>
          </table:table-cell>
          <table:table-cell table:style-name="ce103" office:value-type="string">
            <text:p>Error while setting a page with PCLV portlet </text:p>
          </table:table-cell>
          <table:table-cell table:style-name="ce153" office:value-type="string">
            <text:p>Step 5: Show Edit page wizard form again</text:p>
          </table:table-cell>
          <table:table-cell table:style-name="ce163" office:value-type="string">
            <text:p>- Select News page in acme site</text:p>
            <text:p>- Select News page -&gt; Site Editor -&gt; Edit Page Wizard.</text:p>
          </table:table-cell>
          <table:table-cell table:style-name="ce179" office:value-type="string">
            <text:p>Edit page wizard is shown currently at step 2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753 </text:p>
          </table:table-cell>
          <table:table-cell table:style-name="ce230"/>
          <table:table-cell table:style-name="ce231"/>
          <table:table-cell table:style-name="ce239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18">
          <table:table-cell table:style-name="ce10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7" office:value-type="string">
            <text:p>CCP-368</text:p>
          </table:table-cell>
          <table:table-cell table:style-name="ce120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126" table:formula="of:=CONCATENATE(&quot;WCM&quot;;&quot;/&quot;;[.B59])" office:value-type="string" office:string-value="WCM/CCP-368">
            <text:p>WCM/CCP-368</text:p>
          </table:table-cell>
          <table:table-cell table:style-name="ce103" office:value-type="string">
            <text:p>Error while setting a page with PCLV portlet </text:p>
          </table:table-cell>
          <table:table-cell table:style-name="ce153" office:value-type="string">
            <text:p>Step 6: Add PCLV portlet into page &amp; config</text:p>
          </table:table-cell>
          <table:table-cell table:style-name="ce153" office:value-type="string">
            <text:p>- Drag &amp; drop PCLV portlet into page</text:p>
            <text:p>- Click Edit portlet icon</text:p>
          </table:table-cell>
          <table:table-cell table:style-name="ce179" office:value-type="string">
            <text:p>Parameterized content list viewer configuration form is shown in Edit mode tab</text:p>
          </table:table-cell>
          <table:table-cell table:style-name="ce161" office:value-type="string">
            <text:p>High</text:p>
          </table:table-cell>
          <table:table-cell table:style-name="ce47" office:value-type="string">
            <text:p>WCM-2753 </text:p>
          </table:table-cell>
          <table:table-cell table:style-name="ce230"/>
          <table:table-cell table:style-name="ce231"/>
          <table:table-cell table:style-name="ce239" table:number-columns-repeated="235"/>
          <table:table-cell table:style-name="ce104" table:number-columns-repeated="9"/>
          <table:table-cell table:style-name="ce245" table:number-columns-repeated="768"/>
        </table:table-row>
        <table:table-row table:style-name="ro28">
          <table:table-cell table:style-name="ce102" table:formula="of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47" office:value-type="string">
            <text:p>CCP-362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60])" office:value-type="string" office:string-value="WCM/CCP-362">
            <text:p>WCM/CCP-362</text:p>
          </table:table-cell>
          <table:table-cell table:style-name="ce130" office:value-type="string">
            <text:p>Check Problem in downloading binary from PCLV </text:p>
          </table:table-cell>
          <table:table-cell table:style-name="ce103" office:value-type="string">
            <text:p>Step 1: Upload a binary</text:p>
          </table:table-cell>
          <table:table-cell table:style-name="ce161" office:value-type="string">
            <text:p>- Go to Site Explorer --&gt; Site Management</text:p>
            <text:p>- Upload 1 binary (.pdf) in to a category</text:p>
          </table:table-cell>
          <table:table-cell table:style-name="ce161" office:value-type="string">
            <text:p>Upload file successfully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746 </text:p>
          </table:table-cell>
          <table:table-cell table:style-name="ce231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231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8">
          <table:table-cell table:style-name="ce10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7" office:value-type="string">
            <text:p>CCP-362</text:p>
          </table:table-cell>
          <table:table-cell table:style-name="ce120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26" table:formula="of:=CONCATENATE(&quot;WCM&quot;;&quot;/&quot;;[.B61])" office:value-type="string" office:string-value="WCM/CCP-362">
            <text:p>WCM/CCP-362</text:p>
          </table:table-cell>
          <table:table-cell table:style-name="ce51" office:value-type="string">
            <text:p>Check Problem in downloading binary from PCLV </text:p>
          </table:table-cell>
          <table:table-cell table:style-name="ce103" office:value-type="string">
            <text:p>Step 2: Change status to public</text:p>
          </table:table-cell>
          <table:table-cell table:style-name="ce161" office:value-type="string">
            <text:p>- Select uploaded file</text:p>
            <text:p>- Click Manage Publication</text:p>
            <text:p>- Change to Live</text:p>
          </table:table-cell>
          <table:table-cell table:style-name="ce161" office:value-type="string">
            <text:p>Change status successfully (Enrolled is marked)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746 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8">
          <table:table-cell table:style-name="ce102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7" office:value-type="string">
            <text:p>CCP-362</text:p>
          </table:table-cell>
          <table:table-cell table:style-name="ce120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26" table:formula="of:=CONCATENATE(&quot;WCM&quot;;&quot;/&quot;;[.B62])" office:value-type="string" office:string-value="WCM/CCP-362">
            <text:p>WCM/CCP-362</text:p>
          </table:table-cell>
          <table:table-cell table:style-name="ce51" office:value-type="string">
            <text:p>Check Problem in downloading binary from PCLV </text:p>
          </table:table-cell>
          <table:table-cell table:style-name="ce103" office:value-type="string">
            <text:p>Step 3: Add referenced category</text:p>
          </table:table-cell>
          <table:table-cell table:style-name="ce164" office:value-type="string">
            <text:p><text:span text:style-name="T8">- Choose </text:span><text:span text:style-name="T8">Manage </text:span><text:span text:style-name="T8">category from </text:span><text:span text:style-name="T8">Action bar and </text:span><text:span text:style-name="T8">add it into a </text:span><text:span text:style-name="T8">category </text:span><text:span text:style-name="T9">(</text:span><text:span text:style-name="T8">e.g:acme/Wo</text:span><text:span text:style-name="T8">rld</text:span><text:span text:style-name="T9">)</text:span></text:p>
          </table:table-cell>
          <table:table-cell table:style-name="ce161" office:value-type="string">
            <text:p>Add success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746 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29">
          <table:table-cell table:style-name="ce10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7" office:value-type="string">
            <text:p>CCP-362</text:p>
          </table:table-cell>
          <table:table-cell table:style-name="ce120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126" table:formula="of:=CONCATENATE(&quot;WCM&quot;;&quot;/&quot;;[.B63])" office:value-type="string" office:string-value="WCM/CCP-362">
            <text:p>WCM/CCP-362</text:p>
          </table:table-cell>
          <table:table-cell table:style-name="ce51" office:value-type="string">
            <text:p>Check Problem in downloading binary from PCLV </text:p>
          </table:table-cell>
          <table:table-cell table:style-name="ce103" office:value-type="string">
            <text:p>Step 4: View the uploaded content in page</text:p>
          </table:table-cell>
          <table:table-cell table:style-name="ce161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61" office:value-type="string">
            <text:p>The file is shown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746 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2">
          <table:table-cell table:style-name="ce102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7" office:value-type="string">
            <text:p>CCP-362</text:p>
          </table:table-cell>
          <table:table-cell table:style-name="ce120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126" table:formula="of:=CONCATENATE(&quot;WCM&quot;;&quot;/&quot;;[.B64])" office:value-type="string" office:string-value="WCM/CCP-362">
            <text:p>WCM/CCP-362</text:p>
          </table:table-cell>
          <table:table-cell table:style-name="ce51" office:value-type="string">
            <text:p>Check Problem in downloading binary from PCLV </text:p>
          </table:table-cell>
          <table:table-cell table:style-name="ce103" office:value-type="string">
            <text:p>Step 5: Down load file</text:p>
          </table:table-cell>
          <table:table-cell table:style-name="ce161" office:value-type="string">
            <text:p>Click on Download this file link</text:p>
          </table:table-cell>
          <table:table-cell table:style-name="ce161" office:value-type="string">
            <text:p>The file is downloaded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746 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29">
          <table:table-cell table:style-name="ce102" table:formula="of:=IF(VALUE(MID([.F65];6;FIND(&quot;:&quot;;[.F65];1)-FIND(&quot; &quot;;[.F65];1)-1))&gt;VALUE(MID([.F64];6;FIND(&quot;:&quot;;[.F64];1)-FIND(&quot; &quot;;[.F64];1)-1));&quot;&quot;;MAX([.A$7:.A64])+1)" office:value-type="float" office:value="18">
            <text:p>018</text:p>
          </table:table-cell>
          <table:table-cell table:style-name="ce47" office:value-type="string">
            <text:p>CCP-332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65])" office:value-type="string" office:string-value="WCM/CCP-332">
            <text:p>WCM/CCP-332</text:p>
          </table:table-cell>
          <table:table-cell table:style-name="ce130" office:value-type="string">
            <text:p>Check Problem with "Add a site page link " on FCKEDITOR </text:p>
          </table:table-cell>
          <table:table-cell table:style-name="ce103" office:value-type="string">
            <text:p>Step 1: Show form to edit CLV portlet</text:p>
          </table:table-cell>
          <table:table-cell table:style-name="ce161" office:value-type="string">
            <text:p>- Login by root</text:p>
            <text:p>- Go to acme site</text:p>
            <text:p>- Turn on edit mode</text:p>
            <text:p>- Click Edit icon at 1 CLV portlet (e.g: banner)</text:p>
          </table:table-cell>
          <table:table-cell table:style-name="ce161" office:value-type="string">
            <text:p>Edit form is shown</text:p>
          </table:table-cell>
          <table:table-cell table:style-name="ce161" office:value-type="string">
            <text:p>Low</text:p>
          </table:table-cell>
          <table:table-cell table:style-name="ce161" office:value-type="string">
            <text:p>WCM-2717 </text:p>
          </table:table-cell>
          <table:table-cell table:style-name="ce231" office:value-type="string">
            <text:p>With Firefox every thing works well but with Internet Explorer 8 the href area is very short and it's difficult to find where to click</text:p>
          </table:table-cell>
          <table:table-cell table:style-name="ce231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8">
          <table:table-cell table:style-name="ce102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7" office:value-type="string">
            <text:p>CCP-332</text:p>
          </table:table-cell>
          <table:table-cell table:style-name="ce120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26" table:formula="of:=CONCATENATE(&quot;WCM&quot;;&quot;/&quot;;[.B66])" office:value-type="string" office:string-value="WCM/CCP-332">
            <text:p>WCM/CCP-332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103" office:value-type="string">
            <text:p>Step 2: Show form to Insert link to site page</text:p>
          </table:table-cell>
          <table:table-cell table:style-name="ce161" office:value-type="string">
            <text:p>In the FCKEDITOR: click the icon Insert link to site page</text:p>
          </table:table-cell>
          <table:table-cell table:style-name="ce161" office:value-type="string">
            <text:p>The form is well displayed</text:p>
          </table:table-cell>
          <table:table-cell table:style-name="ce161" office:value-type="string">
            <text:p>Low</text:p>
          </table:table-cell>
          <table:table-cell table:style-name="ce161" office:value-type="string">
            <text:p>WCM-2717 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9">
          <table:table-cell table:style-name="ce102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7" office:value-type="string">
            <text:p>CCP-344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67])" office:value-type="string" office:string-value="WCM/CCP-344">
            <text:p>WCM/CCP-344</text:p>
          </table:table-cell>
          <table:table-cell table:style-name="ce130" office:value-type="string">
            <text:p>Check play a media file that was published into a page</text:p>
          </table:table-cell>
          <table:table-cell table:style-name="ce103" office:value-type="string">
            <text:p>Step 1: Upload file</text:p>
          </table:table-cell>
          <table:table-cell table:style-name="ce161" office:value-type="string">
            <text:p>- Go to Site Explorer --&gt; Site Management</text:p>
            <text:p>- Upload 1 media file into a category (/classic/medias/videos/)</text:p>
          </table:table-cell>
          <table:table-cell table:style-name="ce161" office:value-type="string">
            <text:p>Upload file successfully</text:p>
          </table:table-cell>
          <table:table-cell table:style-name="ce161" office:value-type="string">
            <text:p>Low</text:p>
          </table:table-cell>
          <table:table-cell table:style-name="ce161" office:value-type="string">
            <text:p>WCM-2723 </text:p>
          </table:table-cell>
          <table:table-cell table:style-name="ce231" office:value-type="string">
            <text:p>The file can not be opened</text:p>
          </table:table-cell>
          <table:table-cell table:style-name="ce231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29">
          <table:table-cell table:style-name="ce102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7" office:value-type="string">
            <text:p>CCP-344</text:p>
          </table:table-cell>
          <table:table-cell table:style-name="ce120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26" table:formula="of:=CONCATENATE(&quot;WCM&quot;;&quot;/&quot;;[.B68])" office:value-type="string" office:string-value="WCM/CCP-344">
            <text:p>WCM/CCP-344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103" office:value-type="string">
            <text:p>Step 2: Public file</text:p>
          </table:table-cell>
          <table:table-cell table:style-name="ce161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61" office:value-type="string">
            <text:p>Public file successfully</text:p>
          </table:table-cell>
          <table:table-cell table:style-name="ce161" office:value-type="string">
            <text:p>Low</text:p>
          </table:table-cell>
          <table:table-cell table:style-name="ce161" office:value-type="string">
            <text:p>WCM-2723 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8">
          <table:table-cell table:style-name="ce102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7" office:value-type="string">
            <text:p>CCP-344</text:p>
          </table:table-cell>
          <table:table-cell table:style-name="ce120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26" table:formula="of:=CONCATENATE(&quot;WCM&quot;;&quot;/&quot;;[.B69])" office:value-type="string" office:string-value="WCM/CCP-344">
            <text:p>WCM/CCP-344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103" office:value-type="string">
            <text:p>Step 3: Check using published file in page</text:p>
          </table:table-cell>
          <table:table-cell table:style-name="ce161" office:value-type="string">
            <text:p>- Open selected page at step 2</text:p>
            <text:p>- Try to play the media file</text:p>
          </table:table-cell>
          <table:table-cell table:style-name="ce161" office:value-type="string">
            <text:p>The file is done</text:p>
          </table:table-cell>
          <table:table-cell table:style-name="ce161" office:value-type="string">
            <text:p>Low</text:p>
          </table:table-cell>
          <table:table-cell table:style-name="ce161" office:value-type="string">
            <text:p>WCM-2723 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9">
          <table:table-cell table:style-name="ce102" table:formula="of:=IF(VALUE(MID([.F70];6;FIND(&quot;:&quot;;[.F70];1)-FIND(&quot; &quot;;[.F70];1)-1))&gt;VALUE(MID([.F69];6;FIND(&quot;:&quot;;[.F69];1)-FIND(&quot; &quot;;[.F69];1)-1));&quot;&quot;;MAX([.A$7:.A69])+1)" office:value-type="float" office:value="20">
            <text:p>020</text:p>
          </table:table-cell>
          <table:table-cell table:style-name="ce47" office:value-type="string">
            <text:p>CCP-392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70])" office:value-type="string" office:string-value="WCM/CCP-392">
            <text:p>WCM/CCP-392</text:p>
          </table:table-cell>
          <table:table-cell table:style-name="ce130" office:value-type="string">
            <text:p>Check listing content to be displayed in SCV when switch the filter condition</text:p>
          </table:table-cell>
          <table:table-cell table:style-name="ce103" office:value-type="string">
            <text:p>Step 1: Create folder</text:p>
          </table:table-cell>
          <table:table-cell table:style-name="ce161" office:value-type="string">
            <text:p>- Go in the file explore and create a folder</text:p>
          </table:table-cell>
          <table:table-cell table:style-name="ce161" office:value-type="string">
            <text:p>Folder is created</text:p>
          </table:table-cell>
          <table:table-cell table:style-name="ce161" office:value-type="string">
            <text:p>Low</text:p>
          </table:table-cell>
          <table:table-cell table:style-name="ce161" office:value-type="string">
            <text:p>WCM-2788 </text:p>
          </table:table-cell>
          <table:table-cell table:style-name="ce231" office:value-type="string">
            <text:p>The content in the right pane is not updated, user have to click on the folder again to see it</text:p>
          </table:table-cell>
          <table:table-cell table:style-name="ce231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9">
          <table:table-cell table:style-name="ce102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7" office:value-type="string">
            <text:p>CCP-392</text:p>
          </table:table-cell>
          <table:table-cell table:style-name="ce120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26" table:formula="of:=CONCATENATE(&quot;WCM&quot;;&quot;/&quot;;[.B71])" office:value-type="string" office:string-value="WCM/CCP-392">
            <text:p>WCM/CCP-392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103" office:value-type="string">
            <text:p>Step 2: Create web content</text:p>
          </table:table-cell>
          <table:table-cell table:style-name="ce161" office:value-type="string">
            <text:p>- Select added folder &amp; add 1 content (document) into it</text:p>
          </table:table-cell>
          <table:table-cell table:style-name="ce161" office:value-type="string">
            <text:p>Content is added</text:p>
          </table:table-cell>
          <table:table-cell table:style-name="ce161" office:value-type="string">
            <text:p>Low</text:p>
          </table:table-cell>
          <table:table-cell table:style-name="ce161" office:value-type="string">
            <text:p>WCM-2788 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9">
          <table:table-cell table:style-name="ce102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7" office:value-type="string">
            <text:p>CCP-392</text:p>
          </table:table-cell>
          <table:table-cell table:style-name="ce120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126" table:formula="of:=CONCATENATE(&quot;WCM&quot;;&quot;/&quot;;[.B72])" office:value-type="string" office:string-value="WCM/CCP-392">
            <text:p>WCM/CCP-392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103" office:value-type="string">
            <text:p>Step 3: Upload file</text:p>
          </table:table-cell>
          <table:table-cell table:style-name="ce161" office:value-type="string">
            <text:p>- Upload 1 file into above folder</text:p>
          </table:table-cell>
          <table:table-cell table:style-name="ce161" office:value-type="string">
            <text:p>Upload file successfully</text:p>
          </table:table-cell>
          <table:table-cell table:style-name="ce161" office:value-type="string">
            <text:p>Low</text:p>
          </table:table-cell>
          <table:table-cell table:style-name="ce161" office:value-type="string">
            <text:p>WCM-2788 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9">
          <table:table-cell table:style-name="ce102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7" office:value-type="string">
            <text:p>CCP-392</text:p>
          </table:table-cell>
          <table:table-cell table:style-name="ce120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126" table:formula="of:=CONCATENATE(&quot;WCM&quot;;&quot;/&quot;;[.B73])" office:value-type="string" office:string-value="WCM/CCP-392">
            <text:p>WCM/CCP-392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103" office:value-type="string">
            <text:p>Step 4: Add SCV page</text:p>
          </table:table-cell>
          <table:table-cell table:style-name="ce161" office:value-type="string">
            <text:p>- Go to Site Editor --&gt; Add page wizard</text:p>
            <text:p>- At step 3: drag &amp; drop Single Content Viewer portlet into page</text:p>
          </table:table-cell>
          <table:table-cell table:style-name="ce161" office:value-type="string">
            <text:p>Drag &amp; drop successfully</text:p>
          </table:table-cell>
          <table:table-cell table:style-name="ce161" office:value-type="string">
            <text:p>Low</text:p>
          </table:table-cell>
          <table:table-cell table:style-name="ce161" office:value-type="string">
            <text:p>WCM-2788 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9">
          <table:table-cell table:style-name="ce102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7" office:value-type="string">
            <text:p>CCP-392</text:p>
          </table:table-cell>
          <table:table-cell table:style-name="ce120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126" table:formula="of:=CONCATENATE(&quot;WCM&quot;;&quot;/&quot;;[.B74])" office:value-type="string" office:string-value="WCM/CCP-392">
            <text:p>WCM/CCP-392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103" office:value-type="string">
            <text:p>Step 5: Edit SCV portlet</text:p>
          </table:table-cell>
          <table:table-cell table:style-name="ce161" office:value-type="string">
            <text:p>- Click Edit icon to edit SCV portlet</text:p>
          </table:table-cell>
          <table:table-cell table:style-name="ce161" office:value-type="string">
            <text:p>Edit form is shown</text:p>
          </table:table-cell>
          <table:table-cell table:style-name="ce161" office:value-type="string">
            <text:p>Low</text:p>
          </table:table-cell>
          <table:table-cell table:style-name="ce161" office:value-type="string">
            <text:p>WCM-2788 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20">
          <table:table-cell table:style-name="ce102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7" office:value-type="string">
            <text:p>CCP-392</text:p>
          </table:table-cell>
          <table:table-cell table:style-name="ce120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126" table:formula="of:=CONCATENATE(&quot;WCM&quot;;&quot;/&quot;;[.B75])" office:value-type="string" office:string-value="WCM/CCP-392">
            <text:p>WCM/CCP-392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103" office:value-type="string">
            <text:p>Step 6: Config SCV by selecting exiting content</text:p>
          </table:table-cell>
          <table:table-cell table:style-name="ce161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61" office:value-type="string">
            <text:p>The content created at step 2 is listed in right pane</text:p>
          </table:table-cell>
          <table:table-cell table:style-name="ce161" office:value-type="string">
            <text:p>Low</text:p>
          </table:table-cell>
          <table:table-cell table:style-name="ce161" office:value-type="string">
            <text:p>WCM-2788 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9">
          <table:table-cell table:style-name="ce102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7" office:value-type="string">
            <text:p>CCP-392</text:p>
          </table:table-cell>
          <table:table-cell table:style-name="ce120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126" table:formula="of:=CONCATENATE(&quot;WCM&quot;;&quot;/&quot;;[.B76])" office:value-type="string" office:string-value="WCM/CCP-392">
            <text:p>WCM/CCP-392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103" office:value-type="string">
            <text:p>Step 7: Switch the filter</text:p>
          </table:table-cell>
          <table:table-cell table:style-name="ce161" office:value-type="string">
            <text:p>Switch the filter by selecting Media for Filter by</text:p>
          </table:table-cell>
          <table:table-cell table:style-name="ce161" office:value-type="string">
            <text:p>The content listed in right pane is replaced by the uploaded file at step 3</text:p>
          </table:table-cell>
          <table:table-cell table:style-name="ce161" office:value-type="string">
            <text:p>Low</text:p>
          </table:table-cell>
          <table:table-cell table:style-name="ce161" office:value-type="string">
            <text:p>WCM-2788 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9">
          <table:table-cell table:style-name="ce102" table:formula="of:=IF(VALUE(MID([.F77];6;FIND(&quot;:&quot;;[.F77];1)-FIND(&quot; &quot;;[.F77];1)-1))&gt;VALUE(MID([.F76];6;FIND(&quot;:&quot;;[.F76];1)-FIND(&quot; &quot;;[.F76];1)-1));&quot;&quot;;MAX([.A$7:.A76])+1)" office:value-type="float" office:value="21">
            <text:p>021</text:p>
          </table:table-cell>
          <table:table-cell table:style-name="ce47" office:value-type="string">
            <text:p>CCP-328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77])" office:value-type="string" office:string-value="WCM/CCP-328">
            <text:p>WCM/CCP-328</text:p>
          </table:table-cell>
          <table:table-cell table:style-name="ce130" office:value-type="string">
            <text:p>Check display a link in a content</text:p>
          </table:table-cell>
          <table:table-cell table:style-name="ce103" office:value-type="string">
            <text:p>Step 1: Create content</text:p>
          </table:table-cell>
          <table:table-cell table:style-name="ce161" office:value-type="string">
            <text:p>- Go to Site Explorer --&gt; Site management</text:p>
            <text:p>- Select a category &amp; create 1 document with link in content</text:p>
          </table:table-cell>
          <table:table-cell table:style-name="ce161" office:value-type="string">
            <text:p>Create new content successfully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227 </text:p>
          </table:table-cell>
          <table:table-cell table:style-name="ce231" office:value-type="string">
            <text:p>The link is display without underline</text:p>
          </table:table-cell>
          <table:table-cell table:style-name="ce231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8">
          <table:table-cell table:style-name="ce102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7" office:value-type="string">
            <text:p>CCP-328</text:p>
          </table:table-cell>
          <table:table-cell table:style-name="ce120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126" table:formula="of:=CONCATENATE(&quot;WCM&quot;;&quot;/&quot;;[.B78])" office:value-type="string" office:string-value="WCM/CCP-328">
            <text:p>WCM/CCP-328</text:p>
          </table:table-cell>
          <table:table-cell table:style-name="ce51" office:value-type="string">
            <text:p>Check display a link in a content</text:p>
          </table:table-cell>
          <table:table-cell table:style-name="ce103" office:value-type="string">
            <text:p>Step 2: View added content</text:p>
          </table:table-cell>
          <table:table-cell table:style-name="ce161" office:value-type="string">
            <text:p>Select added content to view</text:p>
          </table:table-cell>
          <table:table-cell table:style-name="ce161" office:value-type="string">
            <text:p>The link in the content is display with the underline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227 </text:p>
          </table:table-cell>
          <table:table-cell table:style-name="ce231" table:number-columns-repeated="2"/>
          <table:table-cell table:style-name="ce238" office:value-type="string">
            <text:p>TESTVN-523</text:p>
          </table:table-cell>
          <table:table-cell table:style-name="ce238" table:number-columns-repeated="234"/>
          <table:table-cell table:style-name="ce243" table:number-columns-repeated="9"/>
          <table:table-cell table:number-columns-repeated="768"/>
        </table:table-row>
        <table:table-row table:style-name="ro20">
          <table:table-cell table:style-name="ce102" table:formula="of:=IF(VALUE(MID([.F79];6;FIND(&quot;:&quot;;[.F79];1)-FIND(&quot; &quot;;[.F79];1)-1))&gt;VALUE(MID([.F78];6;FIND(&quot;:&quot;;[.F78];1)-FIND(&quot; &quot;;[.F78];1)-1));&quot;&quot;;MAX([.A$7:.A78])+1)" office:value-type="float" office:value="22">
            <text:p>022</text:p>
          </table:table-cell>
          <table:table-cell table:style-name="ce47" office:value-type="string">
            <text:p>CCP-371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79])" office:value-type="string" office:string-value="WCM/CCP-371">
            <text:p>WCM/CCP-371</text:p>
          </table:table-cell>
          <table:table-cell table:style-name="ce130" office:value-type="string">
            <text:p>Check when select content from search result to view in CLV</text:p>
          </table:table-cell>
          <table:table-cell table:style-name="ce103" office:value-type="string">
            <text:p>Step 1: Show form to edit CLV portlet</text:p>
          </table:table-cell>
          <table:table-cell table:style-name="ce161" office:value-type="string">
            <text:p>- Select Home page in acme site</text:p>
            <text:p>- Turn on edit mode</text:p>
            <text:p>- Click Edit icon at a CLV (Documents or Latest News)</text:p>
          </table:table-cell>
          <table:table-cell table:style-name="ce161" office:value-type="string">
            <text:p>Edit form is shown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751 </text:p>
          </table:table-cell>
          <table:table-cell table:style-name="ce231" office:value-type="string">
            <text:p>error in UI after step 4</text:p>
          </table:table-cell>
          <table:table-cell table:style-name="ce231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9">
          <table:table-cell table:style-name="ce102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7" office:value-type="string">
            <text:p>CCP-371</text:p>
          </table:table-cell>
          <table:table-cell table:style-name="ce120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126" table:formula="of:=CONCATENATE(&quot;WCM&quot;;&quot;/&quot;;[.B80])" office:value-type="string" office:string-value="WCM/CCP-371">
            <text:p>WCM/CCP-371</text:p>
          </table:table-cell>
          <table:table-cell table:style-name="ce130" office:value-type="string">
            <text:p>Check when select content from search result to view in CLV</text:p>
          </table:table-cell>
          <table:table-cell table:style-name="ce103" office:value-type="string">
            <text:p>Step 2: Show form to select path</text:p>
          </table:table-cell>
          <table:table-cell table:style-name="ce165" office:value-type="string">
            <text:p>- Choose the Manual mode</text:p>
            <text:p>- Click on the select folder path icon</text:p>
          </table:table-cell>
          <table:table-cell table:style-name="ce161" office:value-type="string">
            <text:p>Multiple Content Select panel <text:s/>is shown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751 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8">
          <table:table-cell table:style-name="ce102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7" office:value-type="string">
            <text:p>CCP-371</text:p>
          </table:table-cell>
          <table:table-cell table:style-name="ce120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126" table:formula="of:=CONCATENATE(&quot;WCM&quot;;&quot;/&quot;;[.B81])" office:value-type="string" office:string-value="WCM/CCP-371">
            <text:p>WCM/CCP-371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103" office:value-type="string">
            <text:p>Step 3: Select content</text:p>
          </table:table-cell>
          <table:table-cell table:style-name="ce165" office:value-type="string">
            <text:p><text:span text:style-name="T4">- Select a </text:span><text:span text:style-name="T4">content from </text:span><text:span text:style-name="T4">the content </text:span><text:span text:style-name="T4">browser</text:span></text:p>
            <text:p><text:span text:style-name="T4">- Save</text:span></text:p>
          </table:table-cell>
          <table:table-cell table:style-name="ce161" office:value-type="string">
            <text:p>Selected content is listed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751 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29">
          <table:table-cell table:style-name="ce102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7" office:value-type="string">
            <text:p>CCP-371</text:p>
          </table:table-cell>
          <table:table-cell table:style-name="ce120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26" table:formula="of:=CONCATENATE(&quot;WCM&quot;;&quot;/&quot;;[.B82])" office:value-type="string" office:string-value="WCM/CCP-371">
            <text:p>WCM/CCP-371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103" office:value-type="string">
            <text:p>Step 4: Search content</text:p>
          </table:table-cell>
          <table:table-cell table:style-name="ce165" office:value-type="string">
            <text:p><text:span text:style-name="T4">- Click on the </text:span><text:span text:style-name="T4">select folder </text:span><text:span text:style-name="T4">path icon </text:span><text:span text:style-name="T4">again</text:span></text:p>
            <text:p><text:span text:style-name="T4">- Use content </text:span><text:span text:style-name="T4">search form </text:span><text:span text:style-name="T4">tab to search </text:span><text:span text:style-name="T4">on content</text:span></text:p>
            <text:p><text:span text:style-name="T4">-Choose the </text:span><text:span text:style-name="T4">search result </text:span><text:span text:style-name="T4">to introduce it </text:span><text:span text:style-name="T4">in the content </text:span><text:span text:style-name="T4">list</text:span></text:p>
          </table:table-cell>
          <table:table-cell table:style-name="ce161" office:value-type="string">
            <text:p>Chosen content from search result is listed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751 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48">
          <table:table-cell table:style-name="ce102" table:formula="of:=IF(VALUE(MID([.F83];6;FIND(&quot;:&quot;;[.F83];1)-FIND(&quot; &quot;;[.F83];1)-1))&gt;VALUE(MID([.F82];6;FIND(&quot;:&quot;;[.F82];1)-FIND(&quot; &quot;;[.F82];1)-1));&quot;&quot;;MAX([.A$7:.A82])+1)" office:value-type="float" office:value="23">
            <text:p>023</text:p>
          </table:table-cell>
          <table:table-cell table:style-name="ce47" office:value-type="string">
            <text:p>CCP-343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83])" office:value-type="string" office:string-value="WCM/CCP-343">
            <text:p>WCM/CCP-343</text:p>
          </table:table-cell>
          <table:table-cell table:style-name="ce130" office:value-type="string">
            <text:p>Inversion of content's list in CLV at every validation </text:p>
          </table:table-cell>
          <table:table-cell table:style-name="ce103" office:value-type="string">
            <text:p>Step 1: Create document</text:p>
          </table:table-cell>
          <table:table-cell table:style-name="ce161" office:value-type="string">
            <text:p>- Go to site Explorer → Site Management</text:p>
            <text:p>- Create some documents (doc1, doc2, doc3)</text:p>
          </table:table-cell>
          <table:table-cell table:style-name="ce161" office:value-type="string">
            <text:p>Create document successfully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721 </text:p>
          </table:table-cell>
          <table:table-cell table:style-name="ce231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231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8">
          <table:table-cell table:style-name="ce102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7" office:value-type="string">
            <text:p>CCP-343</text:p>
          </table:table-cell>
          <table:table-cell table:style-name="ce120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126" table:formula="of:=CONCATENATE(&quot;WCM&quot;;&quot;/&quot;;[.B84])" office:value-type="string" office:string-value="WCM/CCP-343">
            <text:p>WCM/CCP-34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103" office:value-type="string">
            <text:p>Step 2: Create page</text:p>
          </table:table-cell>
          <table:table-cell table:style-name="ce161" office:value-type="string">
            <text:p>Create a page includes a Portlet CLV in it.</text:p>
          </table:table-cell>
          <table:table-cell table:style-name="ce161" office:value-type="string">
            <text:p>Create new page successfully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721 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33">
          <table:table-cell table:style-name="ce102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7" office:value-type="string">
            <text:p>CCP-343</text:p>
          </table:table-cell>
          <table:table-cell table:style-name="ce120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126" table:formula="of:=CONCATENATE(&quot;WCM&quot;;&quot;/&quot;;[.B85])" office:value-type="string" office:string-value="WCM/CCP-343">
            <text:p>WCM/CCP-34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103" office:value-type="string">
            <text:p>Step 3: List added document into created page</text:p>
          </table:table-cell>
          <table:table-cell table:style-name="ce161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61" office:value-type="string">
            <text:p>Selected documents are listed (by order: doc1, doc2, doc3)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721 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9">
          <table:table-cell table:style-name="ce102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7" office:value-type="string">
            <text:p>CCP-343</text:p>
          </table:table-cell>
          <table:table-cell table:style-name="ce120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126" table:formula="of:=CONCATENATE(&quot;WCM&quot;;&quot;/&quot;;[.B86])" office:value-type="string" office:string-value="WCM/CCP-343">
            <text:p>WCM/CCP-34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103" office:value-type="string">
            <text:p>Step 4: Change the order be documents that will be displayed</text:p>
          </table:table-cell>
          <table:table-cell table:style-name="ce161" office:value-type="string">
            <text:p>- Click Quick Edit icon again</text:p>
            <text:p>- Do not make any change</text:p>
            <text:p>- Click Save</text:p>
          </table:table-cell>
          <table:table-cell table:style-name="ce161" office:value-type="string">
            <text:p>The order of document has no change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721 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44">
          <table:table-cell table:style-name="ce102" table:formula="of:=IF(VALUE(MID([.F87];6;FIND(&quot;:&quot;;[.F87];1)-FIND(&quot; &quot;;[.F87];1)-1))&gt;VALUE(MID([.F86];6;FIND(&quot;:&quot;;[.F86];1)-FIND(&quot; &quot;;[.F86];1)-1));&quot;&quot;;MAX([.A$7:.A86])+1)" office:value-type="float" office:value="24">
            <text:p>024</text:p>
          </table:table-cell>
          <table:table-cell table:style-name="ce47" office:value-type="string">
            <text:p>CCP-303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87])" office:value-type="string" office:string-value="WCM/CCP-303">
            <text:p>WCM/CCP-303</text:p>
          </table:table-cell>
          <table:table-cell table:style-name="ce130" office:value-type="string">
            <text:p>Changes in FCC action's parameters are not taken in consideration </text:p>
          </table:table-cell>
          <table:table-cell table:style-name="ce103" office:value-type="string">
            <text:p>Step 1: Add FCC page</text:p>
          </table:table-cell>
          <table:table-cell table:style-name="ce161" office:value-type="string">
            <text:p>- Go to Site Editor --&gt; Add page wizard</text:p>
            <text:p>- At step 3: Drag &amp; drop FCC portlet into page</text:p>
          </table:table-cell>
          <table:table-cell table:style-name="ce161" office:value-type="string">
            <text:p>FCC portlet is displayed in right pane at step 3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689, ECM-5237 </text:p>
          </table:table-cell>
          <table:table-cell table:style-name="ce231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231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31">
          <table:table-cell table:style-name="ce102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47" office:value-type="string">
            <text:p>CCP-303</text:p>
          </table:table-cell>
          <table:table-cell table:style-name="ce120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126" table:formula="of:=CONCATENATE(&quot;WCM&quot;;&quot;/&quot;;[.B88])" office:value-type="string" office:string-value="WCM/CCP-303">
            <text:p>WCM/CCP-303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103" office:value-type="string">
            <text:p>Step 2: Config FCC</text:p>
          </table:table-cell>
          <table:table-cell table:style-name="ce161" office:value-type="string">
            <text:p>- Click Edit at the top right corner of FCC portlet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61" office:value-type="string">
            <text:p>Add action successfully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689, ECM-5237 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9">
          <table:table-cell table:style-name="ce102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7" office:value-type="string">
            <text:p>CCP-303</text:p>
          </table:table-cell>
          <table:table-cell table:style-name="ce120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126" table:formula="of:=CONCATENATE(&quot;WCM&quot;;&quot;/&quot;;[.B89])" office:value-type="string" office:string-value="WCM/CCP-303">
            <text:p>WCM/CCP-303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103" office:value-type="string">
            <text:p>Step 3: Add document using FCC</text:p>
          </table:table-cell>
          <table:table-cell table:style-name="ce161" office:value-type="string">
            <text:p>In new added FCC page: Input valid values &amp; click Save to add new document</text:p>
          </table:table-cell>
          <table:table-cell table:style-name="ce161" office:value-type="string">
            <text:p>An email is sent to registered email (mail 1) when add action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689, ECM-5237 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9">
          <table:table-cell table:style-name="ce102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7" office:value-type="string">
            <text:p>CCP-303</text:p>
          </table:table-cell>
          <table:table-cell table:style-name="ce120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126" table:formula="of:=CONCATENATE(&quot;WCM&quot;;&quot;/&quot;;[.B90])" office:value-type="string" office:string-value="WCM/CCP-303">
            <text:p>WCM/CCP-303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103" office:value-type="string">
            <text:p>Step 4: Change registered email</text:p>
          </table:table-cell>
          <table:table-cell table:style-name="ce161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61" office:value-type="string">
            <text:p>Change is saved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689, ECM-5237 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9">
          <table:table-cell table:style-name="ce102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7" office:value-type="string">
            <text:p>CCP-303</text:p>
          </table:table-cell>
          <table:table-cell table:style-name="ce120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26" table:formula="of:=CONCATENATE(&quot;WCM&quot;;&quot;/&quot;;[.B91])" office:value-type="string" office:string-value="WCM/CCP-303">
            <text:p>WCM/CCP-303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103" office:value-type="string">
            <text:p>Step 5: Check sending mail after editing FCC</text:p>
          </table:table-cell>
          <table:table-cell table:style-name="ce161" office:value-type="string">
            <text:p>Use FCC page to create another document</text:p>
          </table:table-cell>
          <table:table-cell table:style-name="ce161" office:value-type="string">
            <text:p>An email is sent to new-registered email (mail 2)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689, ECM-5237 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8">
          <table:table-cell table:style-name="ce102" table:formula="of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7" office:value-type="string">
            <text:p>CCP-426</text:p>
          </table:table-cell>
          <table:table-cell table:style-name="ce120" office:value-type="float" office:value="1">
            <text:p>001</text:p>
          </table:table-cell>
          <table:table-cell table:style-name="ce126" table:formula="of:=CONCATENATE(&quot;WCM&quot;;&quot;/&quot;;[.B92])" office:value-type="string" office:string-value="WCM/CCP-426">
            <text:p>WCM/CCP-426</text:p>
          </table:table-cell>
          <table:table-cell table:style-name="ce130" office:value-type="string">
            <text:p>Check if Searched texts in search results are highlighted</text:p>
          </table:table-cell>
          <table:table-cell table:style-name="ce103" office:value-type="string">
            <text:p>Step 1: Search</text:p>
          </table:table-cell>
          <table:table-cell table:style-name="ce161" office:value-type="string">
            <text:p>- Login</text:p>
            <text:p>- Input text in search text box in the top right screen</text:p>
            <text:p>- Hit the enter</text:p>
          </table:table-cell>
          <table:table-cell table:style-name="ce161" office:value-type="string">
            <text:p>- The result is returned</text:p>
            <text:p>- The search keyword is highlighted in the <text:s/>result</text:p>
          </table:table-cell>
          <table:table-cell table:style-name="ce161" office:value-type="string">
            <text:p>High</text:p>
          </table:table-cell>
          <table:table-cell table:style-name="ce161" office:value-type="string">
            <text:p>WCM-2822</text:p>
          </table:table-cell>
          <table:table-cell table:style-name="ce231" table:number-columns-repeated="2"/>
          <table:table-cell table:style-name="ce238" table:number-columns-repeated="235"/>
          <table:table-cell table:style-name="ce243" table:number-columns-repeated="9"/>
          <table:table-cell table:number-columns-repeated="768"/>
        </table:table-row>
        <table:table-row table:style-name="ro1">
          <table:table-cell table:style-name="ce104" table:number-columns-repeated="2"/>
          <table:table-cell table:style-name="ce120"/>
          <table:table-cell table:style-name="ce104" table:number-columns-repeated="5"/>
          <table:table-cell table:style-name="ce161"/>
          <table:table-cell table:style-name="ce104" table:number-columns-repeated="247"/>
          <table:table-cell table:style-name="ce245" table:number-columns-repeated="768"/>
        </table:table-row>
        <table:table-row table:style-name="ro1" table:number-rows-repeated="36">
          <table:table-cell table:style-name="ce104" table:number-columns-repeated="8"/>
          <table:table-cell table:style-name="ce161"/>
          <table:table-cell table:style-name="ce104" table:number-columns-repeated="247"/>
          <table:table-cell table:style-name="ce245" table:number-columns-repeated="768"/>
        </table:table-row>
        <table:table-row table:style-name="ro1">
          <table:table-cell table:style-name="ce105"/>
          <table:table-cell table:style-name="ce111"/>
          <table:table-cell table:style-name="ce122"/>
          <table:table-cell table:style-name="ce127"/>
          <table:table-cell table:style-name="ce131"/>
          <table:table-cell table:style-name="ce154"/>
          <table:table-cell table:style-name="ce155"/>
          <table:table-cell table:style-name="ce180"/>
          <table:table-cell table:style-name="ce161"/>
          <table:table-cell table:style-name="ce188" table:number-columns-repeated="222"/>
          <table:table-cell table:style-name="ce115" table:number-columns-repeated="3"/>
          <table:table-cell table:number-columns-repeated="790"/>
        </table:table-row>
        <table:table-row table:style-name="ro1" table:number-rows-repeated="2">
          <table:table-cell table:style-name="ce105"/>
          <table:table-cell table:style-name="ce111"/>
          <table:table-cell table:style-name="ce122"/>
          <table:table-cell table:style-name="ce127"/>
          <table:table-cell table:style-name="ce132"/>
          <table:table-cell table:style-name="ce154"/>
          <table:table-cell table:style-name="ce166"/>
          <table:table-cell table:style-name="ce180"/>
          <table:table-cell table:style-name="ce161"/>
          <table:table-cell table:style-name="ce188" table:number-columns-repeated="222"/>
          <table:table-cell table:style-name="ce115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1"/>
          <table:table-cell table:style-name="ce122"/>
          <table:table-cell table:style-name="ce127"/>
          <table:table-cell table:style-name="ce131"/>
          <table:table-cell table:style-name="ce154"/>
          <table:table-cell table:style-name="ce155"/>
          <table:table-cell table:style-name="ce180"/>
          <table:table-cell table:style-name="ce161"/>
          <table:table-cell table:style-name="ce188" table:number-columns-repeated="222"/>
          <table:table-cell table:style-name="ce115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1"/>
          <table:table-cell table:style-name="ce122"/>
          <table:table-cell table:style-name="ce127"/>
          <table:table-cell table:style-name="ce132"/>
          <table:table-cell table:style-name="ce154"/>
          <table:table-cell table:style-name="ce150"/>
          <table:table-cell table:style-name="ce180"/>
          <table:table-cell table:style-name="ce161"/>
          <table:table-cell table:style-name="ce188" table:number-columns-repeated="222"/>
          <table:table-cell table:style-name="ce115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1"/>
          <table:table-cell table:style-name="ce122"/>
          <table:table-cell table:style-name="ce127"/>
          <table:table-cell table:style-name="ce132"/>
          <table:table-cell table:style-name="ce154"/>
          <table:table-cell table:style-name="ce166"/>
          <table:table-cell table:style-name="ce158"/>
          <table:table-cell table:style-name="ce161"/>
          <table:table-cell table:style-name="ce188" table:number-columns-repeated="222"/>
          <table:table-cell table:style-name="ce115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1"/>
          <table:table-cell table:style-name="ce122"/>
          <table:table-cell table:style-name="ce127"/>
          <table:table-cell table:style-name="ce133"/>
          <table:table-cell table:style-name="ce155" table:number-columns-repeated="2"/>
          <table:table-cell table:style-name="ce158"/>
          <table:table-cell table:style-name="ce161"/>
          <table:table-cell table:style-name="ce189" table:number-columns-repeated="4"/>
          <table:table-cell table:style-name="ce191" table:number-columns-repeated="218"/>
          <table:table-cell table:style-name="ce221" table:number-columns-repeated="3"/>
          <table:table-cell table:number-columns-repeated="790"/>
        </table:table-row>
        <table:table-row table:style-name="ro1" table:number-rows-repeated="2">
          <table:table-cell table:style-name="ce105"/>
          <table:table-cell table:style-name="ce111"/>
          <table:table-cell table:style-name="ce122"/>
          <table:table-cell table:style-name="ce127"/>
          <table:table-cell table:style-name="ce134"/>
          <table:table-cell table:style-name="ce155"/>
          <table:table-cell table:style-name="ce150"/>
          <table:table-cell table:style-name="ce158"/>
          <table:table-cell table:style-name="ce161"/>
          <table:table-cell table:style-name="ce189" table:number-columns-repeated="4"/>
          <table:table-cell table:style-name="ce191" table:number-columns-repeated="218"/>
          <table:table-cell table:style-name="ce221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1"/>
          <table:table-cell table:style-name="ce122"/>
          <table:table-cell table:style-name="ce127"/>
          <table:table-cell table:style-name="ce135"/>
          <table:table-cell table:style-name="ce155"/>
          <table:table-cell table:style-name="ce150"/>
          <table:table-cell table:style-name="ce158"/>
          <table:table-cell table:style-name="ce161"/>
          <table:table-cell table:style-name="ce189" table:number-columns-repeated="4"/>
          <table:table-cell table:style-name="ce191" table:number-columns-repeated="218"/>
          <table:table-cell table:style-name="ce221" table:number-columns-repeated="3"/>
          <table:table-cell table:number-columns-repeated="790"/>
        </table:table-row>
        <table:table-row table:style-name="ro1" table:number-rows-repeated="2">
          <table:table-cell table:style-name="ce105"/>
          <table:table-cell table:style-name="ce111"/>
          <table:table-cell table:style-name="ce122"/>
          <table:table-cell table:style-name="ce127"/>
          <table:table-cell table:style-name="ce136"/>
          <table:table-cell table:style-name="ce155"/>
          <table:table-cell table:style-name="ce150"/>
          <table:table-cell table:style-name="ce158"/>
          <table:table-cell table:style-name="ce185"/>
          <table:table-cell table:style-name="ce189" table:number-columns-repeated="4"/>
          <table:table-cell table:style-name="ce191" table:number-columns-repeated="218"/>
          <table:table-cell table:style-name="ce221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1"/>
          <table:table-cell table:style-name="ce122"/>
          <table:table-cell table:style-name="ce127"/>
          <table:table-cell table:style-name="ce135"/>
          <table:table-cell table:style-name="ce155"/>
          <table:table-cell table:style-name="ce150"/>
          <table:table-cell table:style-name="ce158"/>
          <table:table-cell table:style-name="ce185"/>
          <table:table-cell table:style-name="ce189" table:number-columns-repeated="4"/>
          <table:table-cell table:style-name="ce191" table:number-columns-repeated="218"/>
          <table:table-cell table:style-name="ce221" table:number-columns-repeated="3"/>
          <table:table-cell table:number-columns-repeated="790"/>
        </table:table-row>
        <table:table-row table:style-name="ro1" table:number-rows-repeated="2">
          <table:table-cell table:style-name="ce105"/>
          <table:table-cell table:style-name="ce111"/>
          <table:table-cell table:style-name="ce122"/>
          <table:table-cell table:style-name="ce127"/>
          <table:table-cell table:style-name="ce136"/>
          <table:table-cell table:style-name="ce155"/>
          <table:table-cell table:style-name="ce150"/>
          <table:table-cell table:style-name="ce158"/>
          <table:table-cell table:style-name="ce185"/>
          <table:table-cell table:style-name="ce189" table:number-columns-repeated="4"/>
          <table:table-cell table:style-name="ce191" table:number-columns-repeated="218"/>
          <table:table-cell table:style-name="ce221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7"/>
          <table:table-cell table:style-name="ce137"/>
          <table:table-cell table:style-name="ce155"/>
          <table:table-cell table:style-name="ce150"/>
          <table:table-cell table:style-name="ce158"/>
          <table:table-cell table:style-name="ce185"/>
          <table:table-cell table:style-name="ce190" table:number-columns-repeated="222"/>
          <table:table-cell table:style-name="ce115" table:number-columns-repeated="3"/>
          <table:table-cell table:number-columns-repeated="790"/>
        </table:table-row>
        <table:table-row table:style-name="ro1" table:number-rows-repeated="3">
          <table:table-cell table:style-name="ce105"/>
          <table:table-cell table:style-name="ce112"/>
          <table:table-cell table:style-name="ce122"/>
          <table:table-cell table:style-name="ce127"/>
          <table:table-cell table:style-name="ce138"/>
          <table:table-cell table:style-name="ce155"/>
          <table:table-cell table:style-name="ce138"/>
          <table:table-cell table:style-name="ce158"/>
          <table:table-cell table:style-name="ce185"/>
          <table:table-cell table:style-name="ce190" table:number-columns-repeated="222"/>
          <table:table-cell table:style-name="ce115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7"/>
          <table:table-cell table:style-name="ce139"/>
          <table:table-cell table:style-name="ce156"/>
          <table:table-cell table:style-name="ce167"/>
          <table:table-cell table:style-name="ce145"/>
          <table:table-cell table:style-name="ce185"/>
          <table:table-cell table:style-name="ce188" table:number-columns-repeated="224"/>
          <table:table-cell table:style-name="ce115"/>
          <table:table-cell table:number-columns-repeated="790"/>
        </table:table-row>
        <table:table-row table:style-name="ro1" table:number-rows-repeated="2">
          <table:table-cell table:style-name="ce105"/>
          <table:table-cell table:style-name="ce112"/>
          <table:table-cell table:style-name="ce122"/>
          <table:table-cell table:style-name="ce127"/>
          <table:table-cell table:style-name="ce140"/>
          <table:table-cell table:style-name="ce156"/>
          <table:table-cell table:style-name="ce168"/>
          <table:table-cell table:style-name="ce145"/>
          <table:table-cell table:style-name="ce185"/>
          <table:table-cell table:style-name="ce188" table:number-columns-repeated="224"/>
          <table:table-cell table:style-name="ce115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7"/>
          <table:table-cell table:style-name="ce140"/>
          <table:table-cell table:style-name="ce156"/>
          <table:table-cell table:style-name="ce169"/>
          <table:table-cell table:style-name="ce145"/>
          <table:table-cell table:style-name="ce185"/>
          <table:table-cell table:style-name="ce188" table:number-columns-repeated="224"/>
          <table:table-cell table:style-name="ce115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05"/>
          <table:table-cell table:style-name="ce127"/>
          <table:table-cell table:style-name="ce137"/>
          <table:table-cell table:style-name="ce155"/>
          <table:table-cell table:style-name="ce150"/>
          <table:table-cell table:style-name="ce158"/>
          <table:table-cell table:style-name="ce185"/>
          <table:table-cell table:style-name="ce188" table:number-columns-repeated="224"/>
          <table:table-cell table:style-name="ce115"/>
          <table:table-cell table:number-columns-repeated="790"/>
        </table:table-row>
        <table:table-row table:style-name="ro1" table:number-rows-repeated="2">
          <table:table-cell table:style-name="ce105"/>
          <table:table-cell table:style-name="ce112"/>
          <table:table-cell table:style-name="ce122"/>
          <table:table-cell table:style-name="ce127"/>
          <table:table-cell table:style-name="ce141"/>
          <table:table-cell table:style-name="ce155"/>
          <table:table-cell table:style-name="ce138"/>
          <table:table-cell table:style-name="ce158"/>
          <table:table-cell table:style-name="ce185"/>
          <table:table-cell table:style-name="ce188" table:number-columns-repeated="224"/>
          <table:table-cell table:style-name="ce115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7"/>
          <table:table-cell table:style-name="ce141"/>
          <table:table-cell table:style-name="ce155"/>
          <table:table-cell table:style-name="ce138"/>
          <table:table-cell table:style-name="ce158"/>
          <table:table-cell table:style-name="ce185"/>
          <table:table-cell table:style-name="ce190" table:number-columns-repeated="222"/>
          <table:table-cell table:style-name="ce115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7"/>
          <table:table-cell table:style-name="ce137"/>
          <table:table-cell table:style-name="ce155"/>
          <table:table-cell table:style-name="ce150"/>
          <table:table-cell table:style-name="ce158"/>
          <table:table-cell table:style-name="ce185"/>
          <table:table-cell table:style-name="ce190" table:number-columns-repeated="222"/>
          <table:table-cell table:style-name="ce115" table:number-columns-repeated="3"/>
          <table:table-cell table:number-columns-repeated="790"/>
        </table:table-row>
        <table:table-row table:style-name="ro1" table:number-rows-repeated="2">
          <table:table-cell table:style-name="ce105"/>
          <table:table-cell table:style-name="ce112"/>
          <table:table-cell table:style-name="ce122"/>
          <table:table-cell table:style-name="ce127"/>
          <table:table-cell table:style-name="ce141"/>
          <table:table-cell table:style-name="ce155"/>
          <table:table-cell table:style-name="ce138"/>
          <table:table-cell table:style-name="ce158"/>
          <table:table-cell table:style-name="ce185"/>
          <table:table-cell table:style-name="ce190" table:number-columns-repeated="222"/>
          <table:table-cell table:style-name="ce115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7"/>
          <table:table-cell table:style-name="ce137"/>
          <table:table-cell table:style-name="ce155"/>
          <table:table-cell table:style-name="ce150"/>
          <table:table-cell table:style-name="ce158"/>
          <table:table-cell table:style-name="ce185"/>
          <table:table-cell table:style-name="ce188" table:number-columns-repeated="224"/>
          <table:table-cell table:style-name="ce115"/>
          <table:table-cell table:number-columns-repeated="790"/>
        </table:table-row>
        <table:table-row table:style-name="ro1" table:number-rows-repeated="2">
          <table:table-cell table:style-name="ce105"/>
          <table:table-cell table:style-name="ce112"/>
          <table:table-cell table:style-name="ce122"/>
          <table:table-cell table:style-name="ce127"/>
          <table:table-cell table:style-name="ce141"/>
          <table:table-cell table:style-name="ce155"/>
          <table:table-cell table:style-name="ce138"/>
          <table:table-cell table:style-name="ce158"/>
          <table:table-cell table:style-name="ce185"/>
          <table:table-cell table:style-name="ce188" table:number-columns-repeated="224"/>
          <table:table-cell table:style-name="ce115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7"/>
          <table:table-cell table:style-name="ce141"/>
          <table:table-cell table:style-name="ce155"/>
          <table:table-cell table:style-name="ce138"/>
          <table:table-cell table:style-name="ce158"/>
          <table:table-cell table:style-name="ce185"/>
          <table:table-cell table:style-name="ce190" table:number-columns-repeated="222"/>
          <table:table-cell table:style-name="ce115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1"/>
          <table:table-cell table:style-name="ce122"/>
          <table:table-cell table:style-name="ce127"/>
          <table:table-cell table:style-name="ce135"/>
          <table:table-cell table:style-name="ce155"/>
          <table:table-cell table:style-name="ce150"/>
          <table:table-cell table:style-name="ce158"/>
          <table:table-cell table:style-name="ce185"/>
          <table:table-cell table:style-name="ce189" table:number-columns-repeated="2"/>
          <table:table-cell table:style-name="ce190" table:number-columns-repeated="220"/>
          <table:table-cell table:style-name="ce115" table:number-columns-repeated="3"/>
          <table:table-cell table:number-columns-repeated="790"/>
        </table:table-row>
        <table:table-row table:style-name="ro1" table:number-rows-repeated="2">
          <table:table-cell table:style-name="ce105"/>
          <table:table-cell table:style-name="ce111"/>
          <table:table-cell table:style-name="ce122"/>
          <table:table-cell table:style-name="ce127"/>
          <table:table-cell table:style-name="ce136"/>
          <table:table-cell table:style-name="ce155"/>
          <table:table-cell table:style-name="ce150"/>
          <table:table-cell table:style-name="ce158"/>
          <table:table-cell table:style-name="ce185"/>
          <table:table-cell table:style-name="ce189" table:number-columns-repeated="2"/>
          <table:table-cell table:style-name="ce190" table:number-columns-repeated="220"/>
          <table:table-cell table:style-name="ce115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7"/>
          <table:table-cell table:style-name="ce137"/>
          <table:table-cell table:style-name="ce155"/>
          <table:table-cell table:style-name="ce150"/>
          <table:table-cell table:style-name="ce158"/>
          <table:table-cell table:style-name="ce185"/>
          <table:table-cell table:style-name="ce191" table:number-columns-repeated="222"/>
          <table:table-cell table:style-name="ce221" table:number-columns-repeated="3"/>
          <table:table-cell table:number-columns-repeated="790"/>
        </table:table-row>
        <table:table-row table:style-name="ro1" table:number-rows-repeated="2">
          <table:table-cell table:style-name="ce105"/>
          <table:table-cell table:style-name="ce112"/>
          <table:table-cell table:style-name="ce122"/>
          <table:table-cell table:style-name="ce127"/>
          <table:table-cell table:style-name="ce141"/>
          <table:table-cell table:style-name="ce155"/>
          <table:table-cell table:style-name="ce138"/>
          <table:table-cell table:style-name="ce158"/>
          <table:table-cell table:style-name="ce185"/>
          <table:table-cell table:style-name="ce191" table:number-columns-repeated="222"/>
          <table:table-cell table:style-name="ce221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7"/>
          <table:table-cell table:style-name="ce141"/>
          <table:table-cell table:style-name="ce155"/>
          <table:table-cell table:style-name="ce138"/>
          <table:table-cell table:style-name="ce158"/>
          <table:table-cell table:style-name="ce185"/>
          <table:table-cell table:style-name="ce190" table:number-columns-repeated="222"/>
          <table:table-cell table:style-name="ce115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7"/>
          <table:table-cell table:style-name="ce139"/>
          <table:table-cell table:style-name="ce140"/>
          <table:table-cell table:style-name="ce170"/>
          <table:table-cell table:style-name="ce145"/>
          <table:table-cell table:style-name="ce185"/>
          <table:table-cell table:style-name="ce192" table:number-columns-repeated="222"/>
          <table:table-cell table:style-name="ce221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7"/>
          <table:table-cell table:style-name="ce140" table:number-columns-repeated="2"/>
          <table:table-cell table:style-name="ce170"/>
          <table:table-cell table:style-name="ce145"/>
          <table:table-cell table:style-name="ce185"/>
          <table:table-cell table:style-name="ce192" table:number-columns-repeated="222"/>
          <table:table-cell table:style-name="ce221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7"/>
          <table:table-cell table:style-name="ce139"/>
          <table:table-cell table:style-name="ce140"/>
          <table:table-cell table:style-name="ce171"/>
          <table:table-cell table:style-name="ce145"/>
          <table:table-cell table:style-name="ce185"/>
          <table:table-cell table:style-name="ce193" table:number-columns-repeated="222"/>
          <table:table-cell table:style-name="ce115" table:number-columns-repeated="3"/>
          <table:table-cell table:number-columns-repeated="790"/>
        </table:table-row>
        <table:table-row table:style-name="ro1" table:number-rows-repeated="2">
          <table:table-cell table:style-name="ce105"/>
          <table:table-cell table:style-name="ce112"/>
          <table:table-cell table:style-name="ce122"/>
          <table:table-cell table:style-name="ce127"/>
          <table:table-cell table:style-name="ce140" table:number-columns-repeated="2"/>
          <table:table-cell table:style-name="ce170"/>
          <table:table-cell table:style-name="ce145"/>
          <table:table-cell table:style-name="ce185"/>
          <table:table-cell table:style-name="ce193" table:number-columns-repeated="222"/>
          <table:table-cell table:style-name="ce115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7"/>
          <table:table-cell table:style-name="ce140" table:number-columns-repeated="3"/>
          <table:table-cell table:style-name="ce145"/>
          <table:table-cell table:style-name="ce185"/>
          <table:table-cell table:style-name="ce193" table:number-columns-repeated="222"/>
          <table:table-cell table:style-name="ce115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1"/>
          <table:table-cell table:style-name="ce122"/>
          <table:table-cell table:style-name="ce127"/>
          <table:table-cell table:style-name="ce142"/>
          <table:table-cell table:style-name="ce143"/>
          <table:table-cell table:style-name="ce171"/>
          <table:table-cell table:style-name="ce145"/>
          <table:table-cell table:style-name="ce185"/>
          <table:table-cell table:style-name="ce193" table:number-columns-repeated="222"/>
          <table:table-cell table:style-name="ce115" table:number-columns-repeated="3"/>
          <table:table-cell table:number-columns-repeated="790"/>
        </table:table-row>
        <table:table-row table:style-name="ro1" table:number-rows-repeated="2">
          <table:table-cell table:style-name="ce105"/>
          <table:table-cell table:style-name="ce111"/>
          <table:table-cell table:style-name="ce122"/>
          <table:table-cell table:style-name="ce127"/>
          <table:table-cell table:style-name="ce143" table:number-columns-repeated="2"/>
          <table:table-cell table:style-name="ce173"/>
          <table:table-cell table:style-name="ce145"/>
          <table:table-cell table:style-name="ce185"/>
          <table:table-cell table:style-name="ce193" table:number-columns-repeated="222"/>
          <table:table-cell table:style-name="ce115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05"/>
          <table:table-cell table:style-name="ce127"/>
          <table:table-cell table:style-name="ce137"/>
          <table:table-cell table:style-name="ce155"/>
          <table:table-cell table:style-name="ce150"/>
          <table:table-cell table:style-name="ce158"/>
          <table:table-cell table:style-name="ce185"/>
          <table:table-cell table:style-name="ce190" table:number-columns-repeated="222"/>
          <table:table-cell table:style-name="ce115" table:number-columns-repeated="3"/>
          <table:table-cell table:number-columns-repeated="790"/>
        </table:table-row>
        <table:table-row table:style-name="ro1" table:number-rows-repeated="2">
          <table:table-cell table:style-name="ce105"/>
          <table:table-cell table:style-name="ce112"/>
          <table:table-cell table:style-name="ce122"/>
          <table:table-cell table:style-name="ce127"/>
          <table:table-cell table:style-name="ce138"/>
          <table:table-cell table:style-name="ce155"/>
          <table:table-cell table:style-name="ce138"/>
          <table:table-cell table:style-name="ce158"/>
          <table:table-cell table:style-name="ce185"/>
          <table:table-cell table:style-name="ce190" table:number-columns-repeated="222"/>
          <table:table-cell table:style-name="ce115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1"/>
          <table:table-cell table:style-name="ce122"/>
          <table:table-cell table:style-name="ce128"/>
          <table:table-cell table:style-name="ce144"/>
          <table:table-cell table:style-name="ce155"/>
          <table:table-cell table:style-name="ce150"/>
          <table:table-cell table:style-name="ce158"/>
          <table:table-cell table:style-name="ce185"/>
          <table:table-cell table:style-name="ce194" table:number-columns-repeated="3"/>
          <table:table-cell table:style-name="ce195" table:number-columns-repeated="219"/>
          <table:table-cell table:style-name="ce115" table:number-columns-repeated="3"/>
          <table:table-cell table:number-columns-repeated="790"/>
        </table:table-row>
        <table:table-row table:style-name="ro1" table:number-rows-repeated="2">
          <table:table-cell table:style-name="ce105"/>
          <table:table-cell table:style-name="ce111"/>
          <table:table-cell table:style-name="ce122"/>
          <table:table-cell table:style-name="ce128"/>
          <table:table-cell table:style-name="ce145" table:number-columns-repeated="3"/>
          <table:table-cell table:style-name="ce147"/>
          <table:table-cell table:style-name="ce185"/>
          <table:table-cell table:style-name="ce194" table:number-columns-repeated="3"/>
          <table:table-cell table:style-name="ce195" table:number-columns-repeated="219"/>
          <table:table-cell table:style-name="ce115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8"/>
          <table:table-cell table:style-name="ce146"/>
          <table:table-cell table:style-name="ce157"/>
          <table:table-cell table:style-name="ce138"/>
          <table:table-cell table:style-name="ce181"/>
          <table:table-cell table:style-name="ce185"/>
          <table:table-cell table:style-name="ce195" table:number-columns-repeated="222"/>
          <table:table-cell table:style-name="ce115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8"/>
          <table:table-cell table:style-name="ce147" table:number-columns-repeated="3"/>
          <table:table-cell table:style-name="ce145"/>
          <table:table-cell table:style-name="ce185"/>
          <table:table-cell table:style-name="ce196" table:number-columns-repeated="222"/>
          <table:table-cell table:style-name="ce221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8"/>
          <table:table-cell table:style-name="ce144"/>
          <table:table-cell table:style-name="ce145"/>
          <table:table-cell table:style-name="ce138"/>
          <table:table-cell table:style-name="ce158"/>
          <table:table-cell table:style-name="ce185"/>
          <table:table-cell table:style-name="ce196" table:number-columns-repeated="222"/>
          <table:table-cell table:style-name="ce221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8"/>
          <table:table-cell table:style-name="ce145" table:number-columns-repeated="4"/>
          <table:table-cell table:style-name="ce185"/>
          <table:table-cell table:style-name="ce196" table:number-columns-repeated="222"/>
          <table:table-cell table:style-name="ce221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8"/>
          <table:table-cell table:style-name="ce144"/>
          <table:table-cell table:style-name="ce145"/>
          <table:table-cell table:style-name="ce138"/>
          <table:table-cell table:style-name="ce158"/>
          <table:table-cell table:style-name="ce185"/>
          <table:table-cell table:style-name="ce221" table:number-columns-repeated="225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8"/>
          <table:table-cell table:style-name="ce145" table:number-columns-repeated="4"/>
          <table:table-cell table:style-name="ce185"/>
          <table:table-cell table:style-name="ce221" table:number-columns-repeated="225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8"/>
          <table:table-cell table:style-name="ce145" table:number-columns-repeated="4"/>
          <table:table-cell table:style-name="ce185"/>
          <table:table-cell table:style-name="ce222" table:number-columns-repeated="225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8"/>
          <table:table-cell table:style-name="ce144"/>
          <table:table-cell table:style-name="ce145"/>
          <table:table-cell table:style-name="ce138"/>
          <table:table-cell table:style-name="ce158"/>
          <table:table-cell table:style-name="ce185"/>
          <table:table-cell table:style-name="ce221" table:number-columns-repeated="225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8"/>
          <table:table-cell table:style-name="ce145" table:number-columns-repeated="4"/>
          <table:table-cell table:style-name="ce185"/>
          <table:table-cell table:style-name="ce221" table:number-columns-repeated="225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8"/>
          <table:table-cell table:style-name="ce145" table:number-columns-repeated="4"/>
          <table:table-cell table:style-name="ce185"/>
          <table:table-cell table:style-name="ce222" table:number-columns-repeated="225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05"/>
          <table:table-cell table:style-name="ce127"/>
          <table:table-cell table:style-name="ce148"/>
          <table:table-cell table:style-name="ce155"/>
          <table:table-cell table:style-name="ce138"/>
          <table:table-cell table:style-name="ce158"/>
          <table:table-cell table:style-name="ce185"/>
          <table:table-cell table:style-name="ce223"/>
          <table:table-cell table:style-name="ce222" table:number-columns-repeated="224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7"/>
          <table:table-cell table:style-name="ce138"/>
          <table:table-cell table:style-name="ce155"/>
          <table:table-cell table:style-name="ce138"/>
          <table:table-cell table:style-name="ce158"/>
          <table:table-cell table:style-name="ce185"/>
          <table:table-cell table:style-name="ce224"/>
          <table:table-cell table:style-name="ce115" table:number-columns-repeated="224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7"/>
          <table:table-cell table:style-name="ce149"/>
          <table:table-cell table:style-name="ce155"/>
          <table:table-cell table:style-name="ce150"/>
          <table:table-cell table:style-name="ce158"/>
          <table:table-cell table:style-name="ce185"/>
          <table:table-cell table:style-name="ce224"/>
          <table:table-cell table:style-name="ce115" table:number-columns-repeated="224"/>
          <table:table-cell table:number-columns-repeated="790"/>
        </table:table-row>
        <table:table-row table:style-name="ro1" table:number-rows-repeated="2">
          <table:table-cell table:style-name="ce105"/>
          <table:table-cell table:style-name="ce112"/>
          <table:table-cell table:style-name="ce122"/>
          <table:table-cell table:style-name="ce127"/>
          <table:table-cell table:style-name="ce150"/>
          <table:table-cell table:style-name="ce155"/>
          <table:table-cell table:style-name="ce150"/>
          <table:table-cell table:style-name="ce158"/>
          <table:table-cell table:style-name="ce185"/>
          <table:table-cell table:style-name="ce224"/>
          <table:table-cell table:style-name="ce115" table:number-columns-repeated="224"/>
          <table:table-cell table:number-columns-repeated="790"/>
        </table:table-row>
        <table:table-row table:style-name="ro1">
          <table:table-cell table:style-name="ce105"/>
          <table:table-cell table:style-name="ce113"/>
          <table:table-cell table:style-name="ce122"/>
          <table:table-cell table:style-name="ce127"/>
          <table:table-cell table:style-name="ce151"/>
          <table:table-cell table:style-name="ce158"/>
          <table:table-cell table:style-name="ce152"/>
          <table:table-cell table:style-name="ce158"/>
          <table:table-cell table:style-name="ce185"/>
          <table:table-cell table:style-name="ce224"/>
          <table:table-cell table:style-name="ce115" table:number-columns-repeated="224"/>
          <table:table-cell table:number-columns-repeated="790"/>
        </table:table-row>
        <table:table-row table:style-name="ro1">
          <table:table-cell table:style-name="ce105"/>
          <table:table-cell table:style-name="ce113"/>
          <table:table-cell table:style-name="ce122"/>
          <table:table-cell table:style-name="ce127"/>
          <table:table-cell table:style-name="ce152"/>
          <table:table-cell table:style-name="ce158"/>
          <table:table-cell table:style-name="ce152"/>
          <table:table-cell table:style-name="ce158"/>
          <table:table-cell table:style-name="ce185"/>
          <table:table-cell table:style-name="ce172"/>
          <table:table-cell table:style-name="ce190" table:number-columns-repeated="221"/>
          <table:table-cell table:style-name="ce115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3"/>
          <table:table-cell table:style-name="ce122"/>
          <table:table-cell table:style-name="ce127"/>
          <table:table-cell table:style-name="ce152"/>
          <table:table-cell table:style-name="ce158"/>
          <table:table-cell table:style-name="ce150"/>
          <table:table-cell table:style-name="ce152"/>
          <table:table-cell table:style-name="ce185"/>
          <table:table-cell table:style-name="ce172"/>
          <table:table-cell table:style-name="ce190" table:number-columns-repeated="221"/>
          <table:table-cell table:style-name="ce115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1"/>
          <table:table-cell table:style-name="ce122"/>
          <table:table-cell table:style-name="ce127"/>
          <table:table-cell table:style-name="ce149"/>
          <table:table-cell table:style-name="ce155"/>
          <table:table-cell table:style-name="ce150"/>
          <table:table-cell table:style-name="ce158"/>
          <table:table-cell table:style-name="ce185"/>
          <table:table-cell table:style-name="ce172"/>
          <table:table-cell table:style-name="ce190" table:number-columns-repeated="221"/>
          <table:table-cell table:style-name="ce115" table:number-columns-repeated="3"/>
          <table:table-cell table:number-columns-repeated="790"/>
        </table:table-row>
        <table:table-row table:style-name="ro1" table:number-rows-repeated="2">
          <table:table-cell table:style-name="ce105"/>
          <table:table-cell table:style-name="ce112"/>
          <table:table-cell table:style-name="ce122"/>
          <table:table-cell table:style-name="ce127"/>
          <table:table-cell table:style-name="ce150"/>
          <table:table-cell table:style-name="ce155"/>
          <table:table-cell table:style-name="ce138"/>
          <table:table-cell table:style-name="ce158"/>
          <table:table-cell table:style-name="ce185"/>
          <table:table-cell table:style-name="ce172"/>
          <table:table-cell table:style-name="ce190" table:number-columns-repeated="221"/>
          <table:table-cell table:style-name="ce115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2"/>
          <table:table-cell table:style-name="ce122"/>
          <table:table-cell table:style-name="ce127"/>
          <table:table-cell table:style-name="ce149"/>
          <table:table-cell table:style-name="ce155"/>
          <table:table-cell table:style-name="ce138"/>
          <table:table-cell table:style-name="ce158"/>
          <table:table-cell table:style-name="ce185"/>
          <table:table-cell table:style-name="ce225"/>
          <table:table-cell table:style-name="ce232" table:number-columns-repeated="221"/>
          <table:table-cell table:style-name="ce241" table:number-columns-repeated="3"/>
          <table:table-cell table:number-columns-repeated="790"/>
        </table:table-row>
        <table:table-row table:style-name="ro1" table:number-rows-repeated="2">
          <table:table-cell table:style-name="ce105"/>
          <table:table-cell table:style-name="ce112"/>
          <table:table-cell table:style-name="ce122"/>
          <table:table-cell table:style-name="ce127"/>
          <table:table-cell table:style-name="ce150"/>
          <table:table-cell table:style-name="ce155"/>
          <table:table-cell table:style-name="ce150"/>
          <table:table-cell table:style-name="ce158"/>
          <table:table-cell table:style-name="ce185"/>
          <table:table-cell table:style-name="ce225"/>
          <table:table-cell table:style-name="ce232" table:number-columns-repeated="221"/>
          <table:table-cell table:style-name="ce241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1"/>
          <table:table-cell table:style-name="ce122"/>
          <table:table-cell table:style-name="ce127"/>
          <table:table-cell table:style-name="ce149"/>
          <table:table-cell table:style-name="ce155"/>
          <table:table-cell table:style-name="ce150"/>
          <table:table-cell table:style-name="ce158"/>
          <table:table-cell table:style-name="ce185"/>
          <table:table-cell table:style-name="ce174"/>
          <table:table-cell table:style-name="ce189" table:number-columns-repeated="2"/>
          <table:table-cell table:style-name="ce190" table:number-columns-repeated="219"/>
          <table:table-cell table:style-name="ce115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1"/>
          <table:table-cell table:style-name="ce122"/>
          <table:table-cell table:style-name="ce127"/>
          <table:table-cell table:style-name="ce150" table:number-columns-repeated="3"/>
          <table:table-cell table:style-name="ce158"/>
          <table:table-cell table:style-name="ce185"/>
          <table:table-cell table:style-name="ce174"/>
          <table:table-cell table:style-name="ce189" table:number-columns-repeated="2"/>
          <table:table-cell table:style-name="ce190" table:number-columns-repeated="219"/>
          <table:table-cell table:style-name="ce115" table:number-columns-repeated="3"/>
          <table:table-cell table:number-columns-repeated="790"/>
        </table:table-row>
        <table:table-row table:style-name="ro1">
          <table:table-cell table:style-name="ce105"/>
          <table:table-cell table:style-name="ce111"/>
          <table:table-cell table:style-name="ce122"/>
          <table:table-cell table:style-name="ce127"/>
          <table:table-cell table:style-name="ce149"/>
          <table:table-cell table:style-name="ce155"/>
          <table:table-cell table:style-name="ce138"/>
          <table:table-cell table:style-name="ce158"/>
          <table:table-cell table:style-name="ce185"/>
          <table:table-cell table:style-name="ce174"/>
          <table:table-cell table:style-name="ce189" table:number-columns-repeated="2"/>
          <table:table-cell table:style-name="ce190" table:number-columns-repeated="219"/>
          <table:table-cell table:style-name="ce115" table:number-columns-repeated="3"/>
          <table:table-cell table:number-columns-repeated="790"/>
        </table:table-row>
        <table:table-row table:style-name="ro1" table:number-rows-repeated="2">
          <table:table-cell table:style-name="ce105"/>
          <table:table-cell table:style-name="ce111"/>
          <table:table-cell table:style-name="ce122"/>
          <table:table-cell table:style-name="ce127"/>
          <table:table-cell table:style-name="ce150"/>
          <table:table-cell table:style-name="ce155" table:number-columns-repeated="3"/>
          <table:table-cell table:style-name="ce185"/>
          <table:table-cell table:style-name="ce190" table:number-columns-repeated="222"/>
          <table:table-cell table:style-name="ce115" table:number-columns-repeated="3"/>
          <table:table-cell table:number-columns-repeated="790"/>
        </table:table-row>
        <table:table-row table:style-name="ro1">
          <table:table-cell/>
          <table:table-cell table:style-name="ce114" table:number-columns-repeated="2"/>
          <table:table-cell table:style-name="ce129" table:number-columns-repeated="5"/>
          <table:table-cell table:style-name="ce186"/>
          <table:table-cell table:style-name="ce221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114" table:number-columns-repeated="2"/>
          <table:table-cell table:style-name="ce129" table:number-columns-repeated="5"/>
          <table:table-cell table:style-name="ce186"/>
          <table:table-cell table:style-name="ce115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115" table:number-columns-repeated="2"/>
          <table:table-cell table:style-name="ce125" table:number-columns-repeated="5"/>
          <table:table-cell table:style-name="ce184"/>
          <table:table-cell table:style-name="ce115" table:number-columns-repeated="225"/>
          <table:table-cell table:number-columns-repeated="790"/>
        </table:table-row>
        <table:table-row table:style-name="ro1" table:number-rows-repeated="652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2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2" table:default-cell-style-name="Default"/>
        <table:table-column table:style-name="co43" table:default-cell-style-name="Default"/>
        <table:table-column table:style-name="co8" table:number-columns-repeated="244" table:default-cell-style-name="Default"/>
        <table:table-row table:style-name="ro26">
          <table:table-cell/>
          <table:table-cell table:style-name="ce106" office:value-type="string">
            <text:p>TEST CASES</text:p>
          </table:table-cell>
          <table:table-cell table:style-name="ce116"/>
          <table:table-cell table:style-name="ce123" table:number-columns-repeated="2"/>
          <table:table-cell/>
          <table:table-cell table:style-name="ce123" table:number-columns-repeated="2"/>
          <table:table-cell table:style-name="ce182"/>
          <table:table-cell table:style-name="ce187"/>
          <table:table-cell/>
          <table:table-cell table:style-name="ce233" office:value-type="string">
            <text:p>Passed</text:p>
          </table:table-cell>
          <table:table-cell table:style-name="ce233" table:formula="of:=COUNTIF([.L$7:.L$1015];[.$L1])" office:value-type="float" office:value="0">
            <text:p>0</text:p>
          </table:table-cell>
          <table:table-cell table:style-name="ce233" table:number-columns-repeated="2"/>
          <table:table-cell table:style-name="ce187" table:number-columns-repeated="215"/>
          <table:table-cell table:style-name="ce115" table:number-columns-repeated="4"/>
          <table:table-cell table:number-columns-repeated="21"/>
        </table:table-row>
        <table:table-row table:style-name="ro26">
          <table:table-cell/>
          <table:table-cell table:style-name="ce107"/>
          <table:table-cell table:style-name="ce117"/>
          <table:table-cell table:style-name="ce123" table:number-columns-repeated="2"/>
          <table:table-cell/>
          <table:table-cell table:style-name="ce123" table:number-columns-repeated="2"/>
          <table:table-cell table:style-name="ce182"/>
          <table:table-cell table:number-columns-repeated="2"/>
          <table:table-cell table:style-name="ce233" office:value-type="string">
            <text:p>Failed</text:p>
          </table:table-cell>
          <table:table-cell table:style-name="ce233" table:formula="of:=COUNTIF([.L$7:.L$1015];[.$L2])" office:value-type="float" office:value="0">
            <text:p>0</text:p>
          </table:table-cell>
          <table:table-cell table:style-name="ce233" table:number-columns-repeated="2"/>
          <table:table-cell table:style-name="ce187" table:number-columns-repeated="215"/>
          <table:table-cell table:style-name="ce115" table:number-columns-repeated="4"/>
          <table:table-cell table:number-columns-repeated="21"/>
        </table:table-row>
        <table:table-row table:style-name="ro27">
          <table:table-cell/>
          <table:table-cell table:style-name="ce108" office:value-type="string">
            <text:p>Function List:</text:p>
          </table:table-cell>
          <table:table-cell table:style-name="ce118" office:value-type="string" table:number-columns-spanned="3" table:number-rows-spanned="1">
            <text:p>Bugs on WCM 1.2.x for regression test</text:p>
          </table:table-cell>
          <table:covered-table-cell table:style-name="ce124"/>
          <table:covered-table-cell table:style-name="ce119"/>
          <table:table-cell/>
          <table:table-cell table:style-name="ce159"/>
          <table:table-cell table:style-name="ce175"/>
          <table:table-cell table:style-name="ce183"/>
          <table:table-cell table:number-columns-repeated="2"/>
          <table:table-cell table:style-name="ce233" office:value-type="string">
            <text:p>Blocked</text:p>
          </table:table-cell>
          <table:table-cell table:style-name="ce233" table:formula="of:=COUNTIF([.L$7:.L$1015];[.$L3])" office:value-type="float" office:value="0">
            <text:p>0</text:p>
          </table:table-cell>
          <table:table-cell table:style-name="ce233" table:number-columns-repeated="2"/>
          <table:table-cell table:style-name="ce187" table:number-columns-repeated="215"/>
          <table:table-cell table:style-name="ce115" table:number-columns-repeated="4"/>
          <table:table-cell table:number-columns-repeated="21"/>
        </table:table-row>
        <table:table-row table:style-name="ro34">
          <table:table-cell/>
          <table:table-cell table:style-name="ce108" office:value-type="string">
            <text:p>Total Main Cases:</text:p>
          </table:table-cell>
          <table:table-cell table:style-name="ce119" table:formula="of:=MAX([.A7:.A998])" office:value-type="float" office:value="26" table:number-columns-spanned="3" table:number-rows-spanned="1">
            <text:p>26</text:p>
          </table:table-cell>
          <table:covered-table-cell table:style-name="ce124"/>
          <table:covered-table-cell table:style-name="ce119"/>
          <table:table-cell/>
          <table:table-cell table:style-name="ce159"/>
          <table:table-cell table:style-name="ce175"/>
          <table:table-cell table:style-name="ce183"/>
          <table:table-cell table:number-columns-repeated="2"/>
          <table:table-cell table:style-name="ce234" office:value-type="string">
            <text:p>Untested</text:p>
          </table:table-cell>
          <table:table-cell table:style-name="ce233" table:formula="of:=COUNTIF([.L$7:.L$1015];[.$L4])" office:value-type="float" office:value="0">
            <text:p>0</text:p>
          </table:table-cell>
          <table:table-cell table:style-name="ce233" table:number-columns-repeated="2"/>
          <table:table-cell table:style-name="ce187" table:number-columns-repeated="215"/>
          <table:table-cell table:style-name="ce115" table:number-columns-repeated="4"/>
          <table:table-cell table:number-columns-repeated="21"/>
        </table:table-row>
        <table:table-row table:style-name="ro26">
          <table:table-cell/>
          <table:table-cell table:style-name="ce109"/>
          <table:table-cell table:style-name="ce115"/>
          <table:table-cell table:style-name="ce125" table:number-columns-repeated="2"/>
          <table:table-cell table:style-name="ce125" office:value-type="string">
            <text:p><text:s/></text:p>
          </table:table-cell>
          <table:table-cell table:style-name="ce125" table:number-columns-repeated="2"/>
          <table:table-cell table:style-name="ce184"/>
          <table:table-cell table:number-columns-repeated="2"/>
          <table:table-cell office:value-type="string">
            <text:p>N/A</text:p>
          </table:table-cell>
          <table:table-cell table:style-name="ce233" table:formula="of:=COUNTIF([.L$7:.L$1015];[.$L5])" office:value-type="float" office:value="0">
            <text:p>0</text:p>
          </table:table-cell>
          <table:table-cell table:style-name="ce233" table:number-columns-repeated="2"/>
          <table:table-cell table:style-name="ce115" table:number-columns-repeated="219"/>
          <table:table-cell table:number-columns-repeated="21"/>
        </table:table-row>
        <table:table-row table:style-name="ro34">
          <table:table-cell table:style-name="ce100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0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00" office:value-type="string">
            <text:p>Step Description</text:p>
          </table:table-cell>
          <table:table-cell table:style-name="ce100" office:value-type="string">
            <text:p>Steps to produce</text:p>
          </table:table-cell>
          <table:table-cell table:style-name="ce100" office:value-type="string">
            <text:p>Expected Output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Bug description</text:p>
          </table:table-cell>
          <table:table-cell table:style-name="ce100"/>
          <table:table-cell table:style-name="ce235" table:number-columns-repeated="7"/>
          <table:table-cell table:style-name="ce240" table:number-columns-repeated="211"/>
          <table:table-cell table:style-name="ce184" table:number-columns-repeated="4"/>
          <table:table-cell table:style-name="ce242" table:number-columns-repeated="21"/>
        </table:table-row>
        <table:table-row table:style-name="ro18">
          <table:table-cell table:style-name="ce102" office:value-type="float" office:value="1">
            <text:p>001</text:p>
          </table:table-cell>
          <table:table-cell table:style-name="ce47" office:value-type="string">
            <text:p>ALL-362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7])" office:value-type="string" office:string-value="WCM/ALL-362">
            <text:p>WCM/ALL-362</text:p>
          </table:table-cell>
          <table:table-cell table:style-name="ce247" office:value-type="string">
            <text:p>Check Homepage button on Start bar</text:p>
          </table:table-cell>
          <table:table-cell table:style-name="ce48" office:value-type="string">
            <text:p>Step 1: Open control workspace</text:p>
          </table:table-cell>
          <table:table-cell table:style-name="ce48" office:value-type="string">
            <text:p>- Login</text:p>
            <text:p>- Go to a page (not Home page)</text:p>
            <text:p>- Click icon on the left to open control workspace</text:p>
          </table:table-cell>
          <table:table-cell table:style-name="ce48" office:value-type="string">
            <text:p>Control workspace is opened, there's Home page button at the bottom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07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10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ALL-362</text:p>
          </table:table-cell>
          <table:table-cell table:style-name="ce12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8" table:formula="of:=CONCATENATE(&quot;WCM&quot;;&quot;/&quot;;[.B8])" office:value-type="string" office:string-value="WCM/ALL-362">
            <text:p>WCM/ALL-362</text:p>
          </table:table-cell>
          <table:table-cell table:style-name="ce48" office:value-type="string">
            <text:p>Check Homepage button on Start bar</text:p>
          </table:table-cell>
          <table:table-cell table:style-name="ce48" office:value-type="string">
            <text:p>Step 2: Check Home page button</text:p>
          </table:table-cell>
          <table:table-cell table:style-name="ce48" office:value-type="string">
            <text:p>Click on Home page button</text:p>
          </table:table-cell>
          <table:table-cell table:style-name="ce48" office:value-type="string">
            <text:p>Jump to Home pag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07</text:p>
          </table:table-cell>
          <table:table-cell table:style-name="ce48" office:value-type="string">
            <text:p>The Homepage button on Start Bar container moves with the mouse cursor.</text:p>
          </table:table-cell>
          <table:table-cell table:number-columns-repeated="244"/>
        </table:table-row>
        <table:table-row table:style-name="ro20">
          <table:table-cell table:style-name="ce10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7" office:value-type="string">
            <text:p>CCP-422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9])" office:value-type="string" office:string-value="WCM/CCP-422">
            <text:p>WCM/CCP-422</text:p>
          </table:table-cell>
          <table:table-cell table:style-name="ce247" office:value-type="string">
            <text:p>Check when browsing directories with special characters while configuring SCV (IE7)</text:p>
          </table:table-cell>
          <table:table-cell table:style-name="ce48" office:value-type="string">
            <text:p>Step 1: Add folders</text:p>
          </table:table-cell>
          <table:table-cell table:style-name="ce48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48" office:value-type="string">
            <text:p>Create new folders successfully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16</text:p>
          </table:table-cell>
          <table:table-cell table:style-name="ce48"/>
          <table:table-cell table:number-columns-repeated="244"/>
        </table:table-row>
        <table:table-row table:style-name="ro20">
          <table:table-cell table:style-name="ce10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CCP-422</text:p>
          </table:table-cell>
          <table:table-cell table:style-name="ce12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8" table:formula="of:=CONCATENATE(&quot;WCM&quot;;&quot;/&quot;;[.B10])" office:value-type="string" office:string-value="WCM/CCP-422">
            <text:p>WCM/CCP-422</text:p>
          </table:table-cell>
          <table:table-cell table:style-name="ce48" office:value-type="string">
            <text:p>Check when browsing directories with special characters while configuring SCV (IE7)</text:p>
          </table:table-cell>
          <table:table-cell table:style-name="ce48" office:value-type="string">
            <text:p>Step 2: Create new page contain SCV</text:p>
          </table:table-cell>
          <table:table-cell table:style-name="ce48" office:value-type="string">
            <text:p>- Go to Site Editor/Add page wizard</text:p>
            <text:p>- Input valid values then go to step 3</text:p>
            <text:p>- Drag &amp; drop SCV portlet into page</text:p>
            <text:p/>
          </table:table-cell>
          <table:table-cell table:style-name="ce48" office:value-type="string">
            <text:p>SCV portlet is added into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16</text:p>
          </table:table-cell>
          <table:table-cell table:style-name="ce48"/>
          <table:table-cell table:number-columns-repeated="244"/>
        </table:table-row>
        <table:table-row table:style-name="ro20">
          <table:table-cell table:style-name="ce10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7" office:value-type="string">
            <text:p>CCP-422</text:p>
          </table:table-cell>
          <table:table-cell table:style-name="ce12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8" table:formula="of:=CONCATENATE(&quot;WCM&quot;;&quot;/&quot;;[.B11])" office:value-type="string" office:string-value="WCM/CCP-422">
            <text:p>WCM/CCP-422</text:p>
          </table:table-cell>
          <table:table-cell table:style-name="ce48" office:value-type="string">
            <text:p>Check when browsing directories with special characters while configuring SCV (IE7)</text:p>
          </table:table-cell>
          <table:table-cell table:style-name="ce48" office:value-type="string">
            <text:p>Step 3: Edit SCV</text:p>
          </table:table-cell>
          <table:table-cell table:style-name="ce48" office:value-type="string">
            <text:p>- Click icon to edit SCV portlet</text:p>
            <text:p>- Choose Select a content</text:p>
            <text:p>- Browse to select content. Select the previously added directory</text:p>
          </table:table-cell>
          <table:table-cell table:style-name="ce48" office:value-type="string">
            <text:p>Directory is select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16</text:p>
          </table:table-cell>
          <table:table-cell table:style-name="ce48" office:value-type="string">
            <text:p>Can not select, there's error in UI</text:p>
          </table:table-cell>
          <table:table-cell table:number-columns-repeated="244"/>
        </table:table-row>
        <table:table-row table:style-name="ro20">
          <table:table-cell table:style-name="ce102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7" office:value-type="string">
            <text:p>CCP-422</text:p>
          </table:table-cell>
          <table:table-cell table:style-name="ce120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48" table:formula="of:=CONCATENATE(&quot;WCM&quot;;&quot;/&quot;;[.B12])" office:value-type="string" office:string-value="WCM/CCP-422">
            <text:p>WCM/CCP-422</text:p>
          </table:table-cell>
          <table:table-cell table:style-name="ce247" office:value-type="string">
            <text:p>Check when browsing directories with special characters while configuring CLV (IE7)</text:p>
          </table:table-cell>
          <table:table-cell table:style-name="ce48" office:value-type="string">
            <text:p>Step 1: Add folders</text:p>
          </table:table-cell>
          <table:table-cell table:style-name="ce48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48" office:value-type="string">
            <text:p>Create new folders successfully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16</text:p>
          </table:table-cell>
          <table:table-cell table:style-name="ce48"/>
          <table:table-cell table:number-columns-repeated="244"/>
        </table:table-row>
        <table:table-row table:style-name="ro20">
          <table:table-cell table:style-name="ce10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7" office:value-type="string">
            <text:p>CCP-422</text:p>
          </table:table-cell>
          <table:table-cell table:style-name="ce120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48" table:formula="of:=CONCATENATE(&quot;WCM&quot;;&quot;/&quot;;[.B13])" office:value-type="string" office:string-value="WCM/CCP-422">
            <text:p>WCM/CCP-422</text:p>
          </table:table-cell>
          <table:table-cell table:style-name="ce48" office:value-type="string">
            <text:p>Check when browsing directories with special characters while configuring CLV (IE7)</text:p>
          </table:table-cell>
          <table:table-cell table:style-name="ce48" office:value-type="string">
            <text:p>Step 2: Create new page contain CLV</text:p>
          </table:table-cell>
          <table:table-cell table:style-name="ce48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48" office:value-type="string">
            <text:p>CLV portlet is added into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16</text:p>
          </table:table-cell>
          <table:table-cell table:style-name="ce48"/>
          <table:table-cell table:number-columns-repeated="244"/>
        </table:table-row>
        <table:table-row table:style-name="ro20">
          <table:table-cell table:style-name="ce10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7" office:value-type="string">
            <text:p>CCP-422</text:p>
          </table:table-cell>
          <table:table-cell table:style-name="ce120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48" table:formula="of:=CONCATENATE(&quot;WCM&quot;;&quot;/&quot;;[.B14])" office:value-type="string" office:string-value="WCM/CCP-422">
            <text:p>WCM/CCP-422</text:p>
          </table:table-cell>
          <table:table-cell table:style-name="ce48" office:value-type="string">
            <text:p>Check when browsing directories with special characters while configuring CLV (IE7)</text:p>
          </table:table-cell>
          <table:table-cell table:style-name="ce48" office:value-type="string">
            <text:p>Step 3: Edit CLV</text:p>
          </table:table-cell>
          <table:table-cell table:style-name="ce48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48" office:value-type="string">
            <text:p>Directory is select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16</text:p>
          </table:table-cell>
          <table:table-cell table:style-name="ce48" office:value-type="string">
            <text:p>Can not select, there's error in UI</text:p>
          </table:table-cell>
          <table:table-cell table:number-columns-repeated="244"/>
        </table:table-row>
        <table:table-row table:style-name="ro18">
          <table:table-cell table:style-name="ce102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47" office:value-type="string">
            <text:p>CCP-405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15])" office:value-type="string" office:string-value="WCM/CCP-405">
            <text:p>WCM/CCP-405</text:p>
          </table:table-cell>
          <table:table-cell table:style-name="ce247" office:value-type="string">
            <text:p>Check listing document with special character in name in CLV</text:p>
          </table:table-cell>
          <table:table-cell table:style-name="ce48" office:value-type="string">
            <text:p>Step 1: Go to Sites Explorer</text:p>
          </table:table-cell>
          <table:table-cell table:style-name="ce48" office:value-type="string">
            <text:p>- Login</text:p>
            <text:p>- Go to Sites Explorer/Sites management/acme/documents</text:p>
          </table:table-cell>
          <table:table-cell table:style-name="ce48" office:value-type="string">
            <text:p>Documents is select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795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10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7" office:value-type="string">
            <text:p>CCP-405</text:p>
          </table:table-cell>
          <table:table-cell table:style-name="ce12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8" table:formula="of:=CONCATENATE(&quot;WCM&quot;;&quot;/&quot;;[.B16])" office:value-type="string" office:string-value="WCM/CCP-405">
            <text:p>WCM/CCP-405</text:p>
          </table:table-cell>
          <table:table-cell table:style-name="ce48" office:value-type="string">
            <text:p>Check listing document with special character in name in CLV</text:p>
          </table:table-cell>
          <table:table-cell table:style-name="ce48" office:value-type="string">
            <text:p>Step 2: Upload file</text:p>
          </table:table-cell>
          <table:table-cell table:style-name="ce48" office:value-type="string">
            <text:p>Upload a binary with name containing character like ' </text:p>
          </table:table-cell>
          <table:table-cell table:style-name="ce48" office:value-type="string">
            <text:p>Upload is don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795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10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7" office:value-type="string">
            <text:p>CCP-405</text:p>
          </table:table-cell>
          <table:table-cell table:style-name="ce120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8" table:formula="of:=CONCATENATE(&quot;WCM&quot;;&quot;/&quot;;[.B17])" office:value-type="string" office:string-value="WCM/CCP-405">
            <text:p>WCM/CCP-405</text:p>
          </table:table-cell>
          <table:table-cell table:style-name="ce48" office:value-type="string">
            <text:p>Check listing document with special character in name in CLV</text:p>
          </table:table-cell>
          <table:table-cell table:style-name="ce48" office:value-type="string">
            <text:p>Step 3: Public uploaded file</text:p>
          </table:table-cell>
          <table:table-cell table:style-name="ce48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48" office:value-type="string">
            <text:p>Uploaded file is changed status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795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10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7" office:value-type="string">
            <text:p>CCP-405</text:p>
          </table:table-cell>
          <table:table-cell table:style-name="ce12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48" table:formula="of:=CONCATENATE(&quot;WCM&quot;;&quot;/&quot;;[.B18])" office:value-type="string" office:string-value="WCM/CCP-405">
            <text:p>WCM/CCP-405</text:p>
          </table:table-cell>
          <table:table-cell table:style-name="ce48" office:value-type="string">
            <text:p>Check listing document with special character in name in CLV</text:p>
          </table:table-cell>
          <table:table-cell table:style-name="ce48" office:value-type="string">
            <text:p>Step 4: Check showing uploaded file</text:p>
          </table:table-cell>
          <table:table-cell table:style-name="ce48" office:value-type="string">
            <text:p>Go to Overview page in acme site</text:p>
          </table:table-cell>
          <table:table-cell table:style-name="ce48" office:value-type="string">
            <text:p>Uploaded file is listed in Documents list with correct nam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795</text:p>
          </table:table-cell>
          <table:table-cell table:style-name="ce48" office:value-type="string">
            <text:p>a %27 replace the ' </text:p>
          </table:table-cell>
          <table:table-cell table:number-columns-repeated="244"/>
        </table:table-row>
        <table:table-row table:style-name="ro18">
          <table:table-cell table:style-name="ce102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7" office:value-type="string">
            <text:p>CCP-424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19])" office:value-type="string" office:string-value="WCM/CCP-424">
            <text:p>WCM/CCP-424</text:p>
          </table:table-cell>
          <table:table-cell table:style-name="ce247" office:value-type="string">
            <text:p>Check order content in CLV using manual browse</text:p>
          </table:table-cell>
          <table:table-cell table:style-name="ce48" office:value-type="string">
            <text:p>Step 1: Go to ACME site</text:p>
          </table:table-cell>
          <table:table-cell table:style-name="ce48" office:value-type="string">
            <text:p>- Login by admin</text:p>
            <text:p>- Select acme site</text:p>
            <text:p>- Switch to edit mode</text:p>
          </table:table-cell>
          <table:table-cell table:style-name="ce48" office:value-type="string">
            <text:p>Edit mode in acme site is displayed, there's Quick Edit icon for each portlet in the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18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10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7" office:value-type="string">
            <text:p>CCP-424</text:p>
          </table:table-cell>
          <table:table-cell table:style-name="ce12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8" table:formula="of:=CONCATENATE(&quot;WCM&quot;;&quot;/&quot;;[.B20])" office:value-type="string" office:string-value="WCM/CCP-424">
            <text:p>WCM/CCP-424</text:p>
          </table:table-cell>
          <table:table-cell table:style-name="ce48" office:value-type="string">
            <text:p>Check order content in CLV using manual browse</text:p>
          </table:table-cell>
          <table:table-cell table:style-name="ce48" office:value-type="string">
            <text:p>Step 2: Show form to edit a CLV</text:p>
          </table:table-cell>
          <table:table-cell table:style-name="ce48" office:value-type="string">
            <text:p>Click Quick edit icon at a CLV (e.g: Document)</text:p>
          </table:table-cell>
          <table:table-cell table:style-name="ce48" office:value-type="string">
            <text:p>CLV edit form is shown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18</text:p>
          </table:table-cell>
          <table:table-cell table:style-name="ce48"/>
          <table:table-cell table:number-columns-repeated="244"/>
        </table:table-row>
        <table:table-row table:style-name="ro32">
          <table:table-cell table:style-name="ce10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7" office:value-type="string">
            <text:p>CCP-424</text:p>
          </table:table-cell>
          <table:table-cell table:style-name="ce12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8" table:formula="of:=CONCATENATE(&quot;WCM&quot;;&quot;/&quot;;[.B21])" office:value-type="string" office:string-value="WCM/CCP-424">
            <text:p>WCM/CCP-424</text:p>
          </table:table-cell>
          <table:table-cell table:style-name="ce48" office:value-type="string">
            <text:p>Check order content in CLV using manual browse</text:p>
          </table:table-cell>
          <table:table-cell table:style-name="ce48" office:value-type="string">
            <text:p>Step 3: Select document</text:p>
          </table:table-cell>
          <table:table-cell table:style-name="ce48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48" office:value-type="string">
            <text:p>Selected documents are listed as 1, 3, 4 in CLV config form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18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10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7" office:value-type="string">
            <text:p>CCP-424</text:p>
          </table:table-cell>
          <table:table-cell table:style-name="ce120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8" table:formula="of:=CONCATENATE(&quot;WCM&quot;;&quot;/&quot;;[.B22])" office:value-type="string" office:string-value="WCM/CCP-424">
            <text:p>WCM/CCP-424</text:p>
          </table:table-cell>
          <table:table-cell table:style-name="ce48" office:value-type="string">
            <text:p>Check order content in CLV using manual browse</text:p>
          </table:table-cell>
          <table:table-cell table:style-name="ce48" office:value-type="string">
            <text:p>Step 4: Change order of document in list</text:p>
          </table:table-cell>
          <table:table-cell table:style-name="ce48" office:value-type="string">
            <text:p>In CLV config form</text:p>
            <text:p>Use the Up/Down arrows to change their position</text:p>
          </table:table-cell>
          <table:table-cell table:style-name="ce48" office:value-type="string">
            <text:p>The order is chang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18</text:p>
          </table:table-cell>
          <table:table-cell table:style-name="ce48"/>
          <table:table-cell table:number-columns-repeated="244"/>
        </table:table-row>
        <table:table-row table:style-name="ro29">
          <table:table-cell table:style-name="ce10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7" office:value-type="string">
            <text:p>CCP-424</text:p>
          </table:table-cell>
          <table:table-cell table:style-name="ce120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8" table:formula="of:=CONCATENATE(&quot;WCM&quot;;&quot;/&quot;;[.B23])" office:value-type="string" office:string-value="WCM/CCP-424">
            <text:p>WCM/CCP-424</text:p>
          </table:table-cell>
          <table:table-cell table:style-name="ce48" office:value-type="string">
            <text:p>Check order content in CLV using manual browse</text:p>
          </table:table-cell>
          <table:table-cell table:style-name="ce48" office:value-type="string">
            <text:p>Step 5: Check listing document after editing the config</text:p>
          </table:table-cell>
          <table:table-cell table:style-name="ce48" office:value-type="string">
            <text:p>Click Save in Edit CLV form</text:p>
          </table:table-cell>
          <table:table-cell table:style-name="ce48" office:value-type="string">
            <text:p>Selected documents are listed as changed at step 4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18</text:p>
          </table:table-cell>
          <table:table-cell table:style-name="ce48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20">
          <table:table-cell table:style-name="ce102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7" office:value-type="string">
            <text:p>CCP-429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24])" office:value-type="string" office:string-value="WCM/CCP-429">
            <text:p>WCM/CCP-429</text:p>
          </table:table-cell>
          <table:table-cell table:style-name="ce247" office:value-type="string">
            <text:p>Check search when result exceeds 250</text:p>
          </table:table-cell>
          <table:table-cell table:style-name="ce48" office:value-type="string">
            <text:p>Step 1: Add document</text:p>
          </table:table-cell>
          <table:table-cell table:style-name="ce48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48" office:value-type="string">
            <text:p>250 documents are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28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10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7" office:value-type="string">
            <text:p>CCP-429</text:p>
          </table:table-cell>
          <table:table-cell table:style-name="ce120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8" table:formula="of:=CONCATENATE(&quot;WCM&quot;;&quot;/&quot;;[.B25])" office:value-type="string" office:string-value="WCM/CCP-429">
            <text:p>WCM/CCP-429</text:p>
          </table:table-cell>
          <table:table-cell table:style-name="ce48" office:value-type="string">
            <text:p>Check search when result exceeds 250</text:p>
          </table:table-cell>
          <table:table-cell table:style-name="ce48" office:value-type="string">
            <text:p>Step 2: Quick Search</text:p>
          </table:table-cell>
          <table:table-cell table:style-name="ce48" office:value-type="string">
            <text:p>- Back to Home page</text:p>
            <text:p>- Input added file name into search text box &amp; hit enter</text:p>
          </table:table-cell>
          <table:table-cell table:style-name="ce48" office:value-type="string">
            <text:p>Go to Search portlet with search result in pages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28</text:p>
          </table:table-cell>
          <table:table-cell table:style-name="ce48" office:value-type="string">
            <text:p>- Only the first page results are displayed.</text:p>
          </table:table-cell>
          <table:table-cell table:number-columns-repeated="244"/>
        </table:table-row>
        <table:table-row table:style-name="ro18">
          <table:table-cell table:style-name="ce102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7" office:value-type="string">
            <text:p>REGWCM-001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26])" office:value-type="string" office:string-value="WCM/REGWCM-001">
            <text:p>WCM/REGWCM-001</text:p>
          </table:table-cell>
          <table:table-cell table:style-name="ce247" office:value-type="string">
            <text:p>Check if there's icon to Edit/Delete comment on document</text:p>
          </table:table-cell>
          <table:table-cell table:style-name="ce48" office:value-type="string">
            <text:p>Step 1: Go to Sites Explorer</text:p>
          </table:table-cell>
          <table:table-cell table:style-name="ce48" office:value-type="string">
            <text:p>- Login</text:p>
            <text:p>- Go to Sites Explorer/Sites Management/acme/document</text:p>
          </table:table-cell>
          <table:table-cell table:style-name="ce48" office:value-type="string">
            <text:p>document folder open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52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10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7" office:value-type="string">
            <text:p>REGWCM-001</text:p>
          </table:table-cell>
          <table:table-cell table:style-name="ce120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8" table:formula="of:=CONCATENATE(&quot;WCM&quot;;&quot;/&quot;;[.B27])" office:value-type="string" office:string-value="WCM/REGWCM-001">
            <text:p>WCM/REGWCM-001</text:p>
          </table:table-cell>
          <table:table-cell table:style-name="ce48" office:value-type="string">
            <text:p>Check if there's icon to Edit/Delete comment on document</text:p>
          </table:table-cell>
          <table:table-cell table:style-name="ce48" office:value-type="string">
            <text:p>Step 2: Add document</text:p>
          </table:table-cell>
          <table:table-cell table:style-name="ce48" office:value-type="string">
            <text:p>- Add new document</text:p>
          </table:table-cell>
          <table:table-cell table:style-name="ce48" office:value-type="string">
            <text:p>Add document successfully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52</text:p>
          </table:table-cell>
          <table:table-cell table:style-name="ce48"/>
          <table:table-cell table:number-columns-repeated="244"/>
        </table:table-row>
        <table:table-row table:style-name="ro19">
          <table:table-cell table:style-name="ce10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7" office:value-type="string">
            <text:p>REGWCM-001</text:p>
          </table:table-cell>
          <table:table-cell table:style-name="ce120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8" table:formula="of:=CONCATENATE(&quot;WCM&quot;;&quot;/&quot;;[.B28])" office:value-type="string" office:string-value="WCM/REGWCM-001">
            <text:p>WCM/REGWCM-001</text:p>
          </table:table-cell>
          <table:table-cell table:style-name="ce48" office:value-type="string">
            <text:p>Check if there's icon to Edit/Delete comment on document</text:p>
          </table:table-cell>
          <table:table-cell table:style-name="ce48" office:value-type="string">
            <text:p>Step 3: Add comment</text:p>
          </table:table-cell>
          <table:table-cell table:style-name="ce48" office:value-type="string">
            <text:p>- Select added document</text:p>
            <text:p>- Click Add Comment</text:p>
            <text:p>- Input text, click Save</text:p>
          </table:table-cell>
          <table:table-cell table:style-name="ce48" office:value-type="string">
            <text:p>- Comment is added on document</text:p>
            <text:p>- User who added comment can edit/delete it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52</text:p>
          </table:table-cell>
          <table:table-cell table:style-name="ce48"/>
          <table:table-cell table:number-columns-repeated="244"/>
        </table:table-row>
        <table:table-row table:style-name="ro19">
          <table:table-cell table:style-name="ce102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7" office:value-type="string">
            <text:p>CCP-474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29])" office:value-type="string" office:string-value="WCM/CCP-474">
            <text:p>WCM/CCP-474</text:p>
          </table:table-cell>
          <table:table-cell table:style-name="ce247" office:value-type="string">
            <text:p>Check internationalized label in WCMInsertContent functionality</text:p>
          </table:table-cell>
          <table:table-cell table:style-name="ce48" office:value-type="string">
            <text:p>Step 1: Show Add new content form</text:p>
          </table:table-cell>
          <table:table-cell table:style-name="ce48" office:value-type="string">
            <text:p>- Login</text:p>
            <text:p>- Go to Site Editor/Add Content</text:p>
            <text:p>- Select Create new content</text:p>
            <text:p>- Input Title &amp; select Free layout webcontent</text:p>
          </table:table-cell>
          <table:table-cell table:style-name="ce48" office:value-type="string">
            <text:p>Add new free layout content is shown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53</text:p>
          </table:table-cell>
          <table:table-cell table:style-name="ce48"/>
          <table:table-cell table:number-columns-repeated="244"/>
        </table:table-row>
        <table:table-row table:style-name="ro19">
          <table:table-cell table:style-name="ce102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7" office:value-type="string">
            <text:p>CCP-474</text:p>
          </table:table-cell>
          <table:table-cell table:style-name="ce120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8" table:formula="of:=CONCATENATE(&quot;WCM&quot;;&quot;/&quot;;[.B30])" office:value-type="string" office:string-value="WCM/CCP-474">
            <text:p>WCM/CCP-474</text:p>
          </table:table-cell>
          <table:table-cell table:style-name="ce48" office:value-type="string">
            <text:p>Check internationalized label in WCMInsertContent functionality</text:p>
          </table:table-cell>
          <table:table-cell table:style-name="ce48" office:value-type="string">
            <text:p>Step 2: Show Insert content form</text:p>
          </table:table-cell>
          <table:table-cell table:style-name="ce48" office:value-type="string">
            <text:p>Click on the WCMInsertContent icon in the FCKEditor of the main content</text:p>
          </table:table-cell>
          <table:table-cell table:style-name="ce48" office:value-type="string">
            <text:p>Insert content form is shown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53</text:p>
          </table:table-cell>
          <table:table-cell table:style-name="ce48"/>
          <table:table-cell table:number-columns-repeated="244"/>
        </table:table-row>
        <table:table-row table:style-name="ro19">
          <table:table-cell table:style-name="ce10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7" office:value-type="string">
            <text:p>CCP-474</text:p>
          </table:table-cell>
          <table:table-cell table:style-name="ce12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8" table:formula="of:=CONCATENATE(&quot;WCM&quot;;&quot;/&quot;;[.B31])" office:value-type="string" office:string-value="WCM/CCP-474">
            <text:p>WCM/CCP-474</text:p>
          </table:table-cell>
          <table:table-cell table:style-name="ce48" office:value-type="string">
            <text:p>Check internationalized label in WCMInsertContent functionality</text:p>
          </table:table-cell>
          <table:table-cell table:style-name="ce48" office:value-type="string">
            <text:p>Step 3: Change language</text:p>
          </table:table-cell>
          <table:table-cell table:style-name="ce48" office:value-type="string">
            <text:p>- Keep the forms open</text:p>
            <text:p>- Change displaying language</text:p>
          </table:table-cell>
          <table:table-cell table:style-name="ce48" office:value-type="string">
            <text:p>Labels in form are translated into new selected languag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53</text:p>
          </table:table-cell>
          <table:table-cell table:style-name="ce48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9">
          <table:table-cell table:style-name="ce102" table:formula="of:=IF(VALUE(MID([.F32];6;FIND(&quot;:&quot;;[.F32];1)-FIND(&quot; &quot;;[.F32];1)-1))&gt;VALUE(MID([.F31];6;FIND(&quot;:&quot;;[.F31];1)-FIND(&quot; &quot;;[.F31];1)-1));&quot;&quot;;MAX([.A$7:.A31])+1)" office:value-type="float" office:value="9">
            <text:p>009</text:p>
          </table:table-cell>
          <table:table-cell table:style-name="ce47" office:value-type="string">
            <text:p>CCP-459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32])" office:value-type="string" office:string-value="WCM/CCP-459">
            <text:p>WCM/CCP-459</text:p>
          </table:table-cell>
          <table:table-cell table:style-name="ce247" office:value-type="string">
            <text:p>Check if links Next &amp; Previous in search portlet are internationalized</text:p>
          </table:table-cell>
          <table:table-cell table:style-name="ce48" office:value-type="string">
            <text:p>Step 1: Change language</text:p>
          </table:table-cell>
          <table:table-cell table:style-name="ce48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48" office:value-type="string">
            <text:p>Page is displayed in new selected languag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44</text:p>
          </table:table-cell>
          <table:table-cell table:style-name="ce48"/>
          <table:table-cell table:number-columns-repeated="244"/>
        </table:table-row>
        <table:table-row table:style-name="ro20">
          <table:table-cell table:style-name="ce10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7" office:value-type="string">
            <text:p>CCP-459</text:p>
          </table:table-cell>
          <table:table-cell table:style-name="ce120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8" table:formula="of:=CONCATENATE(&quot;WCM&quot;;&quot;/&quot;;[.B33])" office:value-type="string" office:string-value="WCM/CCP-459">
            <text:p>WCM/CCP-459</text:p>
          </table:table-cell>
          <table:table-cell table:style-name="ce48" office:value-type="string">
            <text:p>Check if links Next &amp; Previous in search portlet are internationalized</text:p>
          </table:table-cell>
          <table:table-cell table:style-name="ce48" office:value-type="string">
            <text:p>Step 2: Search</text:p>
          </table:table-cell>
          <table:table-cell table:style-name="ce48" office:value-type="string">
            <text:p>- Input text into search text box &amp; hit enter</text:p>
          </table:table-cell>
          <table:table-cell table:style-name="ce48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44</text:p>
          </table:table-cell>
          <table:table-cell table:style-name="ce48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29">
          <table:table-cell table:style-name="ce102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7" office:value-type="string">
            <text:p>CCP-454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34])" office:value-type="string" office:string-value="WCM/CCP-454">
            <text:p>WCM/CCP-454</text:p>
          </table:table-cell>
          <table:table-cell table:style-name="ce247" office:value-type="string">
            <text:p>Check insert link to a site page when add new web content</text:p>
          </table:table-cell>
          <table:table-cell table:style-name="ce48" office:value-type="string">
            <text:p>Step 1: Add new node</text:p>
          </table:table-cell>
          <table:table-cell table:style-name="ce48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48" office:value-type="string">
            <text:p>New node is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3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10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7" office:value-type="string">
            <text:p>CCP-454</text:p>
          </table:table-cell>
          <table:table-cell table:style-name="ce120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48" table:formula="of:=CONCATENATE(&quot;WCM&quot;;&quot;/&quot;;[.B35])" office:value-type="string" office:string-value="WCM/CCP-454">
            <text:p>WCM/CCP-454</text:p>
          </table:table-cell>
          <table:table-cell table:style-name="ce48" office:value-type="string">
            <text:p>Check insert link to a site page when add new web content</text:p>
          </table:table-cell>
          <table:table-cell table:style-name="ce48" office:value-type="string">
            <text:p>Step 2: Add sub node</text:p>
          </table:table-cell>
          <table:table-cell table:style-name="ce48" office:value-type="string">
            <text:p>- Right click on new added node &amp; add new sub node with a specific page</text:p>
          </table:table-cell>
          <table:table-cell table:style-name="ce48" office:value-type="string">
            <text:p>Add node with page successfully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3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10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7" office:value-type="string">
            <text:p>CCP-454</text:p>
          </table:table-cell>
          <table:table-cell table:style-name="ce120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48" table:formula="of:=CONCATENATE(&quot;WCM&quot;;&quot;/&quot;;[.B36])" office:value-type="string" office:string-value="WCM/CCP-454">
            <text:p>WCM/CCP-454</text:p>
          </table:table-cell>
          <table:table-cell table:style-name="ce48" office:value-type="string">
            <text:p>Check insert link to a site page when add new web content</text:p>
          </table:table-cell>
          <table:table-cell table:style-name="ce48" office:value-type="string">
            <text:p>Step 3: Add web content</text:p>
          </table:table-cell>
          <table:table-cell table:style-name="ce48" office:value-type="string">
            <text:p>- Go to Site Editor/Add content</text:p>
            <text:p>- Input Title and select a layout then click Save</text:p>
          </table:table-cell>
          <table:table-cell table:style-name="ce48" office:value-type="string">
            <text:p>Add new content with corresponding layout form is shown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3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10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7" office:value-type="string">
            <text:p>CCP-454</text:p>
          </table:table-cell>
          <table:table-cell table:style-name="ce120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48" table:formula="of:=CONCATENATE(&quot;WCM&quot;;&quot;/&quot;;[.B37])" office:value-type="string" office:string-value="WCM/CCP-454">
            <text:p>WCM/CCP-454</text:p>
          </table:table-cell>
          <table:table-cell table:style-name="ce48" office:value-type="string">
            <text:p>Check insert link to a site page when add new web content</text:p>
          </table:table-cell>
          <table:table-cell table:style-name="ce48" office:value-type="string">
            <text:p>Step 4: Show form to select link</text:p>
          </table:table-cell>
          <table:table-cell table:style-name="ce48" office:value-type="string">
            <text:p>- In the FCK editor toolbar click on the Insert link to a site page</text:p>
            <text:p>- Click Get Portal Link</text:p>
          </table:table-cell>
          <table:table-cell table:style-name="ce48" office:value-type="string">
            <text:p>A form to select appears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3</text:p>
          </table:table-cell>
          <table:table-cell table:style-name="ce48"/>
          <table:table-cell table:number-columns-repeated="244"/>
        </table:table-row>
        <table:table-row table:style-name="ro31">
          <table:table-cell table:style-name="ce10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7" office:value-type="string">
            <text:p>CCP-454</text:p>
          </table:table-cell>
          <table:table-cell table:style-name="ce120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48" table:formula="of:=CONCATENATE(&quot;WCM&quot;;&quot;/&quot;;[.B38])" office:value-type="string" office:string-value="WCM/CCP-454">
            <text:p>WCM/CCP-454</text:p>
          </table:table-cell>
          <table:table-cell table:style-name="ce48" office:value-type="string">
            <text:p>Check insert link to a site page when add new web content</text:p>
          </table:table-cell>
          <table:table-cell table:style-name="ce48" office:value-type="string">
            <text:p>Step 5: Select page</text:p>
          </table:table-cell>
          <table:table-cell table:style-name="ce48" office:value-type="string">
            <text:p>- Go to path of added node at step 1 &amp; 2</text:p>
          </table:table-cell>
          <table:table-cell table:style-name="ce48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3</text:p>
          </table:table-cell>
          <table:table-cell table:style-name="ce48"/>
          <table:table-cell table:number-columns-repeated="244"/>
        </table:table-row>
        <table:table-row table:style-name="ro20">
          <table:table-cell table:style-name="ce102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7" office:value-type="string">
            <text:p>REGWCM-002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39])" office:value-type="string" office:string-value="WCM/REGWCM-002">
            <text:p>WCM/REGWCM-002</text:p>
          </table:table-cell>
          <table:table-cell table:style-name="ce247" office:value-type="string">
            <text:p>Check showing Backup path in Manage Publication form</text:p>
          </table:table-cell>
          <table:table-cell table:style-name="ce48" office:value-type="string">
            <text:p>Step 1: Add document</text:p>
          </table:table-cell>
          <table:table-cell table:style-name="ce48" office:value-type="string">
            <text:p>- Login by john</text:p>
            <text:p>- Go to Sites Explorer/Sites Management/acme/documents</text:p>
            <text:p>- Click Add document from Action bar</text:p>
            <text:p>- Input value for fields</text:p>
            <text:p>- Click Save</text:p>
          </table:table-cell>
          <table:table-cell table:style-name="ce48" office:value-type="string">
            <text:p>New document is add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56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10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7" office:value-type="string">
            <text:p>REGWCM-002</text:p>
          </table:table-cell>
          <table:table-cell table:style-name="ce120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8" table:formula="of:=CONCATENATE(&quot;WCM&quot;;&quot;/&quot;;[.B40])" office:value-type="string" office:string-value="WCM/REGWCM-002">
            <text:p>WCM/REGWCM-002</text:p>
          </table:table-cell>
          <table:table-cell table:style-name="ce48" office:value-type="string">
            <text:p>Check showing Backup path in Manage Publication form</text:p>
          </table:table-cell>
          <table:table-cell table:style-name="ce48" office:value-type="string">
            <text:p>Step 2: Show Enroll form</text:p>
          </table:table-cell>
          <table:table-cell table:style-name="ce48" office:value-type="string">
            <text:p>- Select to view added document</text:p>
            <text:p>- Click Manage Publications</text:p>
          </table:table-cell>
          <table:table-cell table:style-name="ce48" office:value-type="string">
            <text:p>Enroll to publication lifecycle from is shown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56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10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7" office:value-type="string">
            <text:p>REGWCM-002</text:p>
          </table:table-cell>
          <table:table-cell table:style-name="ce120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48" table:formula="of:=CONCATENATE(&quot;WCM&quot;;&quot;/&quot;;[.B41])" office:value-type="string" office:string-value="WCM/REGWCM-002">
            <text:p>WCM/REGWCM-002</text:p>
          </table:table-cell>
          <table:table-cell table:style-name="ce48" office:value-type="string">
            <text:p>Check showing Backup path in Manage Publication form</text:p>
          </table:table-cell>
          <table:table-cell table:style-name="ce48" office:value-type="string">
            <text:p>Step 3: Show Publication form</text:p>
          </table:table-cell>
          <table:table-cell table:style-name="ce48" office:value-type="string">
            <text:p>Click Action icon at the row of Workflow</text:p>
          </table:table-cell>
          <table:table-cell table:style-name="ce48" office:value-type="string">
            <text:p>- Manage Publication form is shown</text:p>
            <text:p>- Backup path is not blank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56</text:p>
          </table:table-cell>
          <table:table-cell table:style-name="ce48" office:value-type="string">
            <text:p>Backup path is blank</text:p>
          </table:table-cell>
          <table:table-cell table:number-columns-repeated="244"/>
        </table:table-row>
        <table:table-row table:style-name="ro19">
          <table:table-cell table:style-name="ce102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47" office:value-type="string">
            <text:p>CCP-483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42])" office:value-type="string" office:string-value="WCM/CCP-483">
            <text:p>WCM/CCP-483</text:p>
          </table:table-cell>
          <table:table-cell table:style-name="ce247" office:value-type="string">
            <text:p>Check when move document contain illegal jcr character</text:p>
          </table:table-cell>
          <table:table-cell table:style-name="ce48" office:value-type="string">
            <text:p>Step 1: Add document</text:p>
          </table:table-cell>
          <table:table-cell table:style-name="ce48" office:value-type="string">
            <text:p>- Login</text:p>
            <text:p>- Go to Sites Explorer/Site Management/acme/documents</text:p>
            <text:p>- Add 1 document with name contains illegal jcr character (e.g: ' )</text:p>
          </table:table-cell>
          <table:table-cell table:style-name="ce48" office:value-type="string">
            <text:p>Document is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58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10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7" office:value-type="string">
            <text:p>CCP-483</text:p>
          </table:table-cell>
          <table:table-cell table:style-name="ce120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48" table:formula="of:=CONCATENATE(&quot;WCM&quot;;&quot;/&quot;;[.B43])" office:value-type="string" office:string-value="WCM/CCP-483">
            <text:p>WCM/CCP-483</text:p>
          </table:table-cell>
          <table:table-cell table:style-name="ce48" office:value-type="string">
            <text:p>Check when move document contain illegal jcr character</text:p>
          </table:table-cell>
          <table:table-cell table:style-name="ce48" office:value-type="string">
            <text:p>Step 2: Move document</text:p>
          </table:table-cell>
          <table:table-cell table:style-name="ce48" office:value-type="string">
            <text:p>- Drag and drop document to another content</text:p>
            <text:p>- Click OK to confirm</text:p>
          </table:table-cell>
          <table:table-cell table:style-name="ce48" office:value-type="string">
            <text:p>The document is moved to new content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58</text:p>
          </table:table-cell>
          <table:table-cell table:style-name="ce48" office:value-type="string">
            <text:p>An error appears</text:p>
          </table:table-cell>
          <table:table-cell table:number-columns-repeated="244"/>
        </table:table-row>
        <table:table-row table:style-name="ro29">
          <table:table-cell table:style-name="ce102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47" office:value-type="string">
            <text:p>CCP-453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44])" office:value-type="string" office:string-value="WCM/CCP-453">
            <text:p>WCM/CCP-453</text:p>
          </table:table-cell>
          <table:table-cell table:style-name="ce247" office:value-type="string">
            <text:p>Check showing sub node on admin bar when parent does not select to any page</text:p>
          </table:table-cell>
          <table:table-cell table:style-name="ce48" office:value-type="string">
            <text:p>Step 1: Add parent node</text:p>
          </table:table-cell>
          <table:table-cell table:style-name="ce48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48" office:value-type="string">
            <text:p>Node is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2</text:p>
          </table:table-cell>
          <table:table-cell table:style-name="ce48"/>
          <table:table-cell table:number-columns-repeated="244"/>
        </table:table-row>
        <table:table-row table:style-name="ro19">
          <table:table-cell table:style-name="ce10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7" office:value-type="string">
            <text:p>CCP-453</text:p>
          </table:table-cell>
          <table:table-cell table:style-name="ce120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48" table:formula="of:=CONCATENATE(&quot;WCM&quot;;&quot;/&quot;;[.B45])" office:value-type="string" office:string-value="WCM/CCP-453">
            <text:p>WCM/CCP-453</text:p>
          </table:table-cell>
          <table:table-cell table:style-name="ce48" office:value-type="string">
            <text:p>Check showing sub node on admin bar when parent does not select to any page</text:p>
          </table:table-cell>
          <table:table-cell table:style-name="ce48" office:value-type="string">
            <text:p>Step 2: Add sub node</text:p>
          </table:table-cell>
          <table:table-cell table:style-name="ce48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48" office:value-type="string">
            <text:p>New node with page is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2</text:p>
          </table:table-cell>
          <table:table-cell table:style-name="ce48"/>
          <table:table-cell table:number-columns-repeated="244"/>
        </table:table-row>
        <table:table-row table:style-name="ro19">
          <table:table-cell table:style-name="ce10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7" office:value-type="string">
            <text:p>CCP-453</text:p>
          </table:table-cell>
          <table:table-cell table:style-name="ce120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48" table:formula="of:=CONCATENATE(&quot;WCM&quot;;&quot;/&quot;;[.B46])" office:value-type="string" office:string-value="WCM/CCP-453">
            <text:p>WCM/CCP-453</text:p>
          </table:table-cell>
          <table:table-cell table:style-name="ce48" office:value-type="string">
            <text:p>Check showing sub node on admin bar when parent does not select to any page</text:p>
          </table:table-cell>
          <table:table-cell table:style-name="ce48" office:value-type="string">
            <text:p>Step 3: View in admin bar</text:p>
          </table:table-cell>
          <table:table-cell table:style-name="ce48" office:value-type="string">
            <text:p>- Click Save &amp; Finish icon to quit Edit navigation form</text:p>
            <text:p/>
          </table:table-cell>
          <table:table-cell table:style-name="ce48" office:value-type="string">
            <text:p>- Added nodes (parent &amp; child nodes) are listed in Admin bar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2</text:p>
          </table:table-cell>
          <table:table-cell table:style-name="ce48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9">
          <table:table-cell table:style-name="ce102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7" office:value-type="string">
            <text:p>CCP-404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47])" office:value-type="string" office:string-value="WCM/CCP-404">
            <text:p>WCM/CCP-404</text:p>
          </table:table-cell>
          <table:table-cell table:style-name="ce247" office:value-type="string">
            <text:p>Check downloading file with name containing an illegal jcr char</text:p>
          </table:table-cell>
          <table:table-cell table:style-name="ce48" office:value-type="string">
            <text:p>Step 1: Upload file</text:p>
          </table:table-cell>
          <table:table-cell table:style-name="ce48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48" office:value-type="string">
            <text:p>Upload is don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32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102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7" office:value-type="string">
            <text:p>CCP-404</text:p>
          </table:table-cell>
          <table:table-cell table:style-name="ce120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48" table:formula="of:=CONCATENATE(&quot;WCM&quot;;&quot;/&quot;;[.B48])" office:value-type="string" office:string-value="WCM/CCP-404">
            <text:p>WCM/CCP-404</text:p>
          </table:table-cell>
          <table:table-cell table:style-name="ce48" office:value-type="string">
            <text:p>Check downloading file with name containing an illegal jcr char</text:p>
          </table:table-cell>
          <table:table-cell table:style-name="ce48" office:value-type="string">
            <text:p>Step 2: Download file</text:p>
          </table:table-cell>
          <table:table-cell table:style-name="ce48" office:value-type="string">
            <text:p>In the right tree (wcm-view), right click on the Uploaded file and select "Download And Allow Edition"</text:p>
          </table:table-cell>
          <table:table-cell table:style-name="ce48" office:value-type="string">
            <text:p>File is download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32</text:p>
          </table:table-cell>
          <table:table-cell table:style-name="ce48" office:value-type="string">
            <text:p>Select "Download And Allow Edition": no response</text:p>
          </table:table-cell>
          <table:table-cell table:number-columns-repeated="244"/>
        </table:table-row>
        <table:table-row table:style-name="ro18">
          <table:table-cell table:style-name="ce102" table:formula="of:=IF(VALUE(MID([.F49];6;FIND(&quot;:&quot;;[.F49];1)-FIND(&quot; &quot;;[.F49];1)-1))&gt;VALUE(MID([.F48];6;FIND(&quot;:&quot;;[.F48];1)-FIND(&quot; &quot;;[.F48];1)-1));&quot;&quot;;MAX([.A$7:.A48])+1)" office:value-type="float" office:value="15">
            <text:p>015</text:p>
          </table:table-cell>
          <table:table-cell table:style-name="ce47" office:value-type="string">
            <text:p>CCP-404</text:p>
          </table:table-cell>
          <table:table-cell table:style-name="ce120" table:formula="of:=IF(VALUE(MID([.F49];6;FIND(&quot;:&quot;;[.F49];1)-FIND(&quot; &quot;;[.F49];1)-1))&gt;VALUE(MID([.F48];6;FIND(&quot;:&quot;;[.F48];1)-FIND(&quot; &quot;;[.F48];1)-1));[.C48];[.C48]+1)" office:value-type="float" office:value="2">
            <text:p>002</text:p>
          </table:table-cell>
          <table:table-cell table:style-name="ce48" table:formula="of:=CONCATENATE(&quot;WCM&quot;;&quot;/&quot;;[.B49])" office:value-type="string" office:string-value="WCM/CCP-404">
            <text:p>WCM/CCP-404</text:p>
          </table:table-cell>
          <table:table-cell table:style-name="ce247" office:value-type="string">
            <text:p>Check if labels in right click menu in Sites Explorer are translated</text:p>
          </table:table-cell>
          <table:table-cell table:style-name="ce48" office:value-type="string">
            <text:p>Step 1: Change language</text:p>
          </table:table-cell>
          <table:table-cell table:style-name="ce48" office:value-type="string">
            <text:p>- Login </text:p>
            <text:p>- Click on Language settings</text:p>
            <text:p>- Select 1 language to view</text:p>
          </table:table-cell>
          <table:table-cell table:style-name="ce48" office:value-type="string">
            <text:p>Current portal is displayed in new selected language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32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10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7" office:value-type="string">
            <text:p>CCP-404</text:p>
          </table:table-cell>
          <table:table-cell table:style-name="ce120" table:formula="of:=IF(VALUE(MID([.F50];6;FIND(&quot;:&quot;;[.F50];1)-FIND(&quot; &quot;;[.F50];1)-1))&gt;VALUE(MID([.F49];6;FIND(&quot;:&quot;;[.F49];1)-FIND(&quot; &quot;;[.F49];1)-1));[.C49];[.C49]+1)" office:value-type="float" office:value="2">
            <text:p>002</text:p>
          </table:table-cell>
          <table:table-cell table:style-name="ce48" table:formula="of:=CONCATENATE(&quot;WCM&quot;;&quot;/&quot;;[.B50])" office:value-type="string" office:string-value="WCM/CCP-404">
            <text:p>WCM/CCP-404</text:p>
          </table:table-cell>
          <table:table-cell table:style-name="ce48" office:value-type="string">
            <text:p>Check if labels in right click menu in Sites Explorer are translated</text:p>
          </table:table-cell>
          <table:table-cell table:style-name="ce48" office:value-type="string">
            <text:p>Step 2: Check internationalization label</text:p>
          </table:table-cell>
          <table:table-cell table:style-name="ce48" office:value-type="string">
            <text:p>- Go to Sites Explorer/Sites Management</text:p>
            <text:p>- Right click on 1 node</text:p>
          </table:table-cell>
          <table:table-cell table:style-name="ce48" office:value-type="string">
            <text:p>All labels are well translat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32</text:p>
          </table:table-cell>
          <table:table-cell table:style-name="ce48" office:value-type="string">
            <text:p>"Download And Allow Edition" is not translated</text:p>
          </table:table-cell>
          <table:table-cell table:number-columns-repeated="244"/>
        </table:table-row>
        <table:table-row table:style-name="ro19">
          <table:table-cell table:style-name="ce102" table:formula="of:=IF(VALUE(MID([.F51];6;FIND(&quot;:&quot;;[.F51];1)-FIND(&quot; &quot;;[.F51];1)-1))&gt;VALUE(MID([.F50];6;FIND(&quot;:&quot;;[.F50];1)-FIND(&quot; &quot;;[.F50];1)-1));&quot;&quot;;MAX([.A$7:.A50])+1)" office:value-type="float" office:value="16">
            <text:p>016</text:p>
          </table:table-cell>
          <table:table-cell table:style-name="ce47" office:value-type="string">
            <text:p>CCP-496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51])" office:value-type="string" office:string-value="WCM/CCP-496">
            <text:p>WCM/CCP-496</text:p>
          </table:table-cell>
          <table:table-cell table:style-name="ce247" office:value-type="string">
            <text:p>Check WCMInsertContent when browsing directories with special characters </text:p>
          </table:table-cell>
          <table:table-cell table:style-name="ce48" office:value-type="string">
            <text:p>Step 1: Add folder</text:p>
          </table:table-cell>
          <table:table-cell table:style-name="ce48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48" office:value-type="string">
            <text:p>New folder is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61</text:p>
          </table:table-cell>
          <table:table-cell table:style-name="ce48"/>
          <table:table-cell table:number-columns-repeated="244"/>
        </table:table-row>
        <table:table-row table:style-name="ro19">
          <table:table-cell table:style-name="ce10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7" office:value-type="string">
            <text:p>CCP-496</text:p>
          </table:table-cell>
          <table:table-cell table:style-name="ce120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48" table:formula="of:=CONCATENATE(&quot;WCM&quot;;&quot;/&quot;;[.B52])" office:value-type="string" office:string-value="WCM/CCP-496">
            <text:p>WCM/CCP-496</text:p>
          </table:table-cell>
          <table:table-cell table:style-name="ce48" office:value-type="string">
            <text:p>Check WCMInsertContent when browsing directories with special characters </text:p>
          </table:table-cell>
          <table:table-cell table:style-name="ce48" office:value-type="string">
            <text:p>Step 2: Upload file</text:p>
          </table:table-cell>
          <table:table-cell table:style-name="ce48" office:value-type="string">
            <text:p>- Select added folder</text:p>
            <text:p>- Upload 1 image</text:p>
          </table:table-cell>
          <table:table-cell table:style-name="ce48" office:value-type="string">
            <text:p>Upload is don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61</text:p>
          </table:table-cell>
          <table:table-cell table:style-name="ce48"/>
          <table:table-cell table:number-columns-repeated="244"/>
        </table:table-row>
        <table:table-row table:style-name="ro19">
          <table:table-cell table:style-name="ce10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7" office:value-type="string">
            <text:p>CCP-496</text:p>
          </table:table-cell>
          <table:table-cell table:style-name="ce120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48" table:formula="of:=CONCATENATE(&quot;WCM&quot;;&quot;/&quot;;[.B53])" office:value-type="string" office:string-value="WCM/CCP-496">
            <text:p>WCM/CCP-496</text:p>
          </table:table-cell>
          <table:table-cell table:style-name="ce48" office:value-type="string">
            <text:p>Check WCMInsertContent when browsing directories with special characters </text:p>
          </table:table-cell>
          <table:table-cell table:style-name="ce48" office:value-type="string">
            <text:p>Step 3: Show add content form</text:p>
          </table:table-cell>
          <table:table-cell table:style-name="ce48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48" office:value-type="string">
            <text:p>Add free layout web content form is shown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61</text:p>
          </table:table-cell>
          <table:table-cell table:style-name="ce48"/>
          <table:table-cell table:number-columns-repeated="244"/>
        </table:table-row>
        <table:table-row table:style-name="ro45">
          <table:table-cell table:style-name="ce102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7" office:value-type="string">
            <text:p>CCP-496</text:p>
          </table:table-cell>
          <table:table-cell table:style-name="ce120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48" table:formula="of:=CONCATENATE(&quot;WCM&quot;;&quot;/&quot;;[.B54])" office:value-type="string" office:string-value="WCM/CCP-496">
            <text:p>WCM/CCP-496</text:p>
          </table:table-cell>
          <table:table-cell table:style-name="ce48" office:value-type="string">
            <text:p>Check WCMInsertContent when browsing directories with special characters </text:p>
          </table:table-cell>
          <table:table-cell table:style-name="ce48" office:value-type="string">
            <text:p>Step 4: Select content</text:p>
          </table:table-cell>
          <table:table-cell table:style-name="ce48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48" office:value-type="string">
            <text:p>Uploaded image is not listed in right pane. It is listed if filter to view by Medias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61</text:p>
          </table:table-cell>
          <table:table-cell table:style-name="ce48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19">
          <table:table-cell table:style-name="ce102" table:formula="of:=IF(VALUE(MID([.F55];6;FIND(&quot;:&quot;;[.F55];1)-FIND(&quot; &quot;;[.F55];1)-1))&gt;VALUE(MID([.F54];6;FIND(&quot;:&quot;;[.F54];1)-FIND(&quot; &quot;;[.F54];1)-1));&quot;&quot;;MAX([.A$7:.A54])+1)" office:value-type="float" office:value="17">
            <text:p>017</text:p>
          </table:table-cell>
          <table:table-cell table:style-name="ce47" office:value-type="string">
            <text:p>CCP-495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55])" office:value-type="string" office:string-value="WCM/CCP-495">
            <text:p>WCM/CCP-495</text:p>
          </table:table-cell>
          <table:table-cell table:style-name="ce247" office:value-type="string">
            <text:p>Check search with accented characters</text:p>
          </table:table-cell>
          <table:table-cell table:style-name="ce48" office:value-type="string">
            <text:p>Step 1: Add document</text:p>
          </table:table-cell>
          <table:table-cell table:style-name="ce48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48" office:value-type="string">
            <text:p>Article is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60</text:p>
          </table:table-cell>
          <table:table-cell table:style-name="ce48"/>
          <table:table-cell table:number-columns-repeated="244"/>
        </table:table-row>
        <table:table-row table:style-name="ro28">
          <table:table-cell table:style-name="ce10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7" office:value-type="string">
            <text:p>CCP-495</text:p>
          </table:table-cell>
          <table:table-cell table:style-name="ce120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48" table:formula="of:=CONCATENATE(&quot;WCM&quot;;&quot;/&quot;;[.B56])" office:value-type="string" office:string-value="WCM/CCP-495">
            <text:p>WCM/CCP-495</text:p>
          </table:table-cell>
          <table:table-cell table:style-name="ce48" office:value-type="string">
            <text:p>Check search with accented characters</text:p>
          </table:table-cell>
          <table:table-cell table:style-name="ce48" office:value-type="string">
            <text:p>Step 2: Public the article</text:p>
          </table:table-cell>
          <table:table-cell table:style-name="ce48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48" office:value-type="string">
            <text:p>Article is publish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60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102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7" office:value-type="string">
            <text:p>CCP-495</text:p>
          </table:table-cell>
          <table:table-cell table:style-name="ce120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48" table:formula="of:=CONCATENATE(&quot;WCM&quot;;&quot;/&quot;;[.B57])" office:value-type="string" office:string-value="WCM/CCP-495">
            <text:p>WCM/CCP-495</text:p>
          </table:table-cell>
          <table:table-cell table:style-name="ce48" office:value-type="string">
            <text:p>Check search with accented characters</text:p>
          </table:table-cell>
          <table:table-cell table:style-name="ce48" office:value-type="string">
            <text:p>Step 3: Search</text:p>
          </table:table-cell>
          <table:table-cell table:style-name="ce48" office:value-type="string">
            <text:p>Input the word Telephone into search textbox in banner &amp; hit enter</text:p>
          </table:table-cell>
          <table:table-cell table:style-name="ce48" office:value-type="string">
            <text:p>Search result is returned with added articl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60</text:p>
          </table:table-cell>
          <table:table-cell table:style-name="ce48" office:value-type="string">
            <text:p>the article is not mentioned in search result</text:p>
          </table:table-cell>
          <table:table-cell table:number-columns-repeated="244"/>
        </table:table-row>
        <table:table-row table:style-name="ro18">
          <table:table-cell table:style-name="ce102" table:formula="of:=IF(VALUE(MID([.F58];6;FIND(&quot;:&quot;;[.F58];1)-FIND(&quot; &quot;;[.F58];1)-1))&gt;VALUE(MID([.F57];6;FIND(&quot;:&quot;;[.F57];1)-FIND(&quot; &quot;;[.F57];1)-1));&quot;&quot;;MAX([.A$7:.A57])+1)" office:value-type="float" office:value="18">
            <text:p>018</text:p>
          </table:table-cell>
          <table:table-cell table:style-name="ce47" office:value-type="string">
            <text:p>CCP-418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58])" office:value-type="string" office:string-value="WCM/CCP-418">
            <text:p>WCM/CCP-418</text:p>
          </table:table-cell>
          <table:table-cell table:style-name="ce247" office:value-type="string">
            <text:p>Check removing container after being inserted in the page</text:p>
          </table:table-cell>
          <table:table-cell table:style-name="ce48" office:value-type="string">
            <text:p>Step 1: Show edit page form</text:p>
          </table:table-cell>
          <table:table-cell table:style-name="ce48" office:value-type="string">
            <text:p>- Login </text:p>
            <text:p>- Go to Site Editor → Edit page wizard</text:p>
          </table:table-cell>
          <table:table-cell table:style-name="ce48" office:value-type="string">
            <text:p>Edit page by wizard is show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21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10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7" office:value-type="string">
            <text:p>CCP-418</text:p>
          </table:table-cell>
          <table:table-cell table:style-name="ce120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48" table:formula="of:=CONCATENATE(&quot;WCM&quot;;&quot;/&quot;;[.B59])" office:value-type="string" office:string-value="WCM/CCP-418">
            <text:p>WCM/CCP-418</text:p>
          </table:table-cell>
          <table:table-cell table:style-name="ce48" office:value-type="string">
            <text:p>Check removing container after being inserted in the page</text:p>
          </table:table-cell>
          <table:table-cell table:style-name="ce48" office:value-type="string">
            <text:p>Step 2: Add container into page</text:p>
          </table:table-cell>
          <table:table-cell table:style-name="ce48" office:value-type="string">
            <text:p>- Go to Step 3 of edit page wizard</text:p>
            <text:p>- Drag &amp; drop a container into page</text:p>
          </table:table-cell>
          <table:table-cell table:style-name="ce48" office:value-type="string">
            <text:p>Container is added into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21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102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7" office:value-type="string">
            <text:p>CCP-418</text:p>
          </table:table-cell>
          <table:table-cell table:style-name="ce120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48" table:formula="of:=CONCATENATE(&quot;WCM&quot;;&quot;/&quot;;[.B60])" office:value-type="string" office:string-value="WCM/CCP-418">
            <text:p>WCM/CCP-418</text:p>
          </table:table-cell>
          <table:table-cell table:style-name="ce48" office:value-type="string">
            <text:p>Check removing container after being inserted in the page</text:p>
          </table:table-cell>
          <table:table-cell table:style-name="ce48" office:value-type="string">
            <text:p>Step 3: Delete container</text:p>
          </table:table-cell>
          <table:table-cell table:style-name="ce48" office:value-type="string">
            <text:p>- Click x icon at the top right of portlet</text:p>
            <text:p>- Confirm</text:p>
          </table:table-cell>
          <table:table-cell table:style-name="ce48" office:value-type="string">
            <text:p>The container is removed from pag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21</text:p>
          </table:table-cell>
          <table:table-cell table:style-name="ce48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12">
          <table:table-cell table:style-name="ce102" table:formula="of:=IF(VALUE(MID([.F61];6;FIND(&quot;:&quot;;[.F61];1)-FIND(&quot; &quot;;[.F61];1)-1))&gt;VALUE(MID([.F60];6;FIND(&quot;:&quot;;[.F60];1)-FIND(&quot; &quot;;[.F60];1)-1));&quot;&quot;;MAX([.A$7:.A60])+1)" office:value-type="float" office:value="19">
            <text:p>019</text:p>
          </table:table-cell>
          <table:table-cell table:style-name="ce47" office:value-type="string">
            <text:p>CCP-514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61])" office:value-type="string" office:string-value="WCM/CCP-514">
            <text:p>WCM/CCP-514</text:p>
          </table:table-cell>
          <table:table-cell table:style-name="ce247" office:value-type="string">
            <text:p>Check Edit CLV in manual mode</text:p>
          </table:table-cell>
          <table:table-cell table:style-name="ce48" office:value-type="string">
            <text:p>Step 1: Show edit page form</text:p>
          </table:table-cell>
          <table:table-cell table:style-name="ce48" office:value-type="string">
            <text:p>- Login </text:p>
            <text:p>- Go to Site Editor → Edit page wizard</text:p>
          </table:table-cell>
          <table:table-cell table:style-name="ce48" office:value-type="string">
            <text:p>Edit page by wizard is show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63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102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7" office:value-type="string">
            <text:p>CCP-514</text:p>
          </table:table-cell>
          <table:table-cell table:style-name="ce120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48" table:formula="of:=CONCATENATE(&quot;WCM&quot;;&quot;/&quot;;[.B62])" office:value-type="string" office:string-value="WCM/CCP-514">
            <text:p>WCM/CCP-514</text:p>
          </table:table-cell>
          <table:table-cell table:style-name="ce48" office:value-type="string">
            <text:p>Check Edit CLV in manual mode</text:p>
          </table:table-cell>
          <table:table-cell table:style-name="ce48" office:value-type="string">
            <text:p>Step 2: Add CLV into page</text:p>
          </table:table-cell>
          <table:table-cell table:style-name="ce48" office:value-type="string">
            <text:p>- Go to Step 3 of edit page wizard</text:p>
            <text:p>- Drag &amp; drop Content List portlet into page</text:p>
          </table:table-cell>
          <table:table-cell table:style-name="ce48" office:value-type="string">
            <text:p>Portlet is add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63</text:p>
          </table:table-cell>
          <table:table-cell table:style-name="ce48"/>
          <table:table-cell table:number-columns-repeated="244"/>
        </table:table-row>
        <table:table-row table:style-name="ro20">
          <table:table-cell table:style-name="ce10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7" office:value-type="string">
            <text:p>CCP-514</text:p>
          </table:table-cell>
          <table:table-cell table:style-name="ce120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48" table:formula="of:=CONCATENATE(&quot;WCM&quot;;&quot;/&quot;;[.B63])" office:value-type="string" office:string-value="WCM/CCP-514">
            <text:p>WCM/CCP-514</text:p>
          </table:table-cell>
          <table:table-cell table:style-name="ce48" office:value-type="string">
            <text:p>Check Edit CLV in manual mode</text:p>
          </table:table-cell>
          <table:table-cell table:style-name="ce48" office:value-type="string">
            <text:p>Step 3: Edit CLV</text:p>
          </table:table-cell>
          <table:table-cell table:style-name="ce48" office:value-type="string">
            <text:p>- Click edit icon to edit added CLV portlet</text:p>
            <text:p>- Select manual mode</text:p>
            <text:p>- Select one content</text:p>
            <text:p>- Save</text:p>
            <text:p>- Close</text:p>
          </table:table-cell>
          <table:table-cell table:style-name="ce48" office:value-type="string">
            <text:p>Edit CLV form is clos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63</text:p>
          </table:table-cell>
          <table:table-cell table:style-name="ce48"/>
          <table:table-cell table:number-columns-repeated="244"/>
        </table:table-row>
        <table:table-row table:style-name="ro44">
          <table:table-cell table:style-name="ce102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7" office:value-type="string">
            <text:p>CCP-514</text:p>
          </table:table-cell>
          <table:table-cell table:style-name="ce120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48" table:formula="of:=CONCATENATE(&quot;WCM&quot;;&quot;/&quot;;[.B64])" office:value-type="string" office:string-value="WCM/CCP-514">
            <text:p>WCM/CCP-514</text:p>
          </table:table-cell>
          <table:table-cell table:style-name="ce48" office:value-type="string">
            <text:p>Check Edit CLV in manual mode</text:p>
          </table:table-cell>
          <table:table-cell table:style-name="ce48" office:value-type="string">
            <text:p>Step 4: Edit CLV again</text:p>
          </table:table-cell>
          <table:table-cell table:style-name="ce48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48" office:value-type="string">
            <text:p>Edit CLV form is closed.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63</text:p>
          </table:table-cell>
          <table:table-cell table:style-name="ce48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28">
          <table:table-cell table:style-name="ce102" table:formula="of:=IF(VALUE(MID([.F65];6;FIND(&quot;:&quot;;[.F65];1)-FIND(&quot; &quot;;[.F65];1)-1))&gt;VALUE(MID([.F64];6;FIND(&quot;:&quot;;[.F64];1)-FIND(&quot; &quot;;[.F64];1)-1));&quot;&quot;;MAX([.A$7:.A64])+1)" office:value-type="float" office:value="20">
            <text:p>020</text:p>
          </table:table-cell>
          <table:table-cell table:style-name="ce47" office:value-type="string">
            <text:p>CCP-403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65])" office:value-type="string" office:string-value="WCM/CCP-403">
            <text:p>WCM/CCP-403</text:p>
          </table:table-cell>
          <table:table-cell table:style-name="ce247" office:value-type="string">
            <text:p>Check showing uploaded file with illegal JCR characters in Name in Sites Explorer</text:p>
          </table:table-cell>
          <table:table-cell table:style-name="ce48" office:value-type="string">
            <text:p>Step 1: Upload file</text:p>
          </table:table-cell>
          <table:table-cell table:style-name="ce48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48" office:value-type="string">
            <text:p>File is uploa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794</text:p>
          </table:table-cell>
          <table:table-cell table:style-name="ce48"/>
          <table:table-cell table:number-columns-repeated="244"/>
        </table:table-row>
        <table:table-row table:style-name="ro19">
          <table:table-cell table:style-name="ce102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7" office:value-type="string">
            <text:p>CCP-403</text:p>
          </table:table-cell>
          <table:table-cell table:style-name="ce120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48" table:formula="of:=CONCATENATE(&quot;WCM&quot;;&quot;/&quot;;[.B66])" office:value-type="string" office:string-value="WCM/CCP-403">
            <text:p>WCM/CCP-403</text:p>
          </table:table-cell>
          <table:table-cell table:style-name="ce48" office:value-type="string">
            <text:p>Check showing uploaded file with illegal JCR characters in Name in Sites Explorer</text:p>
          </table:table-cell>
          <table:table-cell table:style-name="ce48" office:value-type="string">
            <text:p>Step 2: View file</text:p>
          </table:table-cell>
          <table:table-cell table:style-name="ce48" office:value-type="string">
            <text:p>Double click on uploaded file to view its content</text:p>
          </table:table-cell>
          <table:table-cell table:style-name="ce48" office:value-type="string">
            <text:p>File is displayed with correct nam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794</text:p>
          </table:table-cell>
          <table:table-cell table:style-name="ce48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29">
          <table:table-cell table:style-name="ce102" table:formula="of:=IF(VALUE(MID([.F67];6;FIND(&quot;:&quot;;[.F67];1)-FIND(&quot; &quot;;[.F67];1)-1))&gt;VALUE(MID([.F66];6;FIND(&quot;:&quot;;[.F66];1)-FIND(&quot; &quot;;[.F66];1)-1));&quot;&quot;;MAX([.A$7:.A66])+1)" office:value-type="float" office:value="21">
            <text:p>021</text:p>
          </table:table-cell>
          <table:table-cell table:style-name="ce47" office:value-type="string">
            <text:p>REGWCM-004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67])" office:value-type="string" office:string-value="WCM/REGWCM-004">
            <text:p>WCM/REGWCM-004</text:p>
          </table:table-cell>
          <table:table-cell table:style-name="ce247" office:value-type="string">
            <text:p>Check when click Edit icon of Content Detail portlet while adding new page</text:p>
          </table:table-cell>
          <table:table-cell table:style-name="ce48" office:value-type="string">
            <text:p>Step 1: Add page</text:p>
          </table:table-cell>
          <table:table-cell table:style-name="ce48" office:value-type="string">
            <text:p>- Login by admin</text:p>
            <text:p>- Go to Sites Editor → Edit page wizard</text:p>
            <text:p>- Click Next at step 2</text:p>
            <text:p>- Drag &amp; drop Content Detail portlet into page</text:p>
            <text:p/>
          </table:table-cell>
          <table:table-cell table:style-name="ce48" office:value-type="string">
            <text:p>Portlet is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87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102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7" office:value-type="string">
            <text:p>REGWCM-004</text:p>
          </table:table-cell>
          <table:table-cell table:style-name="ce120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48" table:formula="of:=CONCATENATE(&quot;WCM&quot;;&quot;/&quot;;[.B68])" office:value-type="string" office:string-value="WCM/REGWCM-004">
            <text:p>WCM/REGWCM-004</text:p>
          </table:table-cell>
          <table:table-cell table:style-name="ce48" office:value-type="string">
            <text:p>Check when click Edit icon of Content Detail portlet while adding new page</text:p>
          </table:table-cell>
          <table:table-cell table:style-name="ce48" office:value-type="string">
            <text:p>Step 2: Edit portlet</text:p>
          </table:table-cell>
          <table:table-cell table:style-name="ce48" office:value-type="string">
            <text:p>- Click edit icon at the top of added portlet</text:p>
          </table:table-cell>
          <table:table-cell table:style-name="ce48" office:value-type="string">
            <text:p>- Edit portlet form is shown</text:p>
            <text:p>- A welcome form to add content is shown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87</text:p>
          </table:table-cell>
          <table:table-cell table:style-name="ce48" office:value-type="string">
            <text:p>show pop-up message</text:p>
          </table:table-cell>
          <table:table-cell table:number-columns-repeated="244"/>
        </table:table-row>
        <table:table-row table:style-name="ro19">
          <table:table-cell table:style-name="ce102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47" office:value-type="string">
            <text:p>REGWCM-005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69])" office:value-type="string" office:string-value="WCM/REGWCM-005">
            <text:p>WCM/REGWCM-005</text:p>
          </table:table-cell>
          <table:table-cell table:style-name="ce247" office:value-type="string">
            <text:p>Check when drag &amp; drop container into page</text:p>
          </table:table-cell>
          <table:table-cell table:style-name="ce48" office:value-type="string">
            <text:p>Step 1: Edit page</text:p>
          </table:table-cell>
          <table:table-cell table:style-name="ce48" office:value-type="string">
            <text:p>- Login by admin</text:p>
            <text:p>- Select 1 page</text:p>
            <text:p>- Select Sites Editor → Edit page wizard</text:p>
            <text:p>- Click Next to move to step 3</text:p>
          </table:table-cell>
          <table:table-cell table:style-name="ce48" office:value-type="string">
            <text:p>Edit page wizard step 3 is shown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83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102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7" office:value-type="string">
            <text:p>REGWCM-005</text:p>
          </table:table-cell>
          <table:table-cell table:style-name="ce120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48" table:formula="of:=CONCATENATE(&quot;WCM&quot;;&quot;/&quot;;[.B70])" office:value-type="string" office:string-value="WCM/REGWCM-005">
            <text:p>WCM/REGWCM-005</text:p>
          </table:table-cell>
          <table:table-cell table:style-name="ce48" office:value-type="string">
            <text:p>Check when drag &amp; drop container into page</text:p>
          </table:table-cell>
          <table:table-cell table:style-name="ce48" office:value-type="string">
            <text:p>Step 2: Show container</text:p>
          </table:table-cell>
          <table:table-cell table:style-name="ce48" office:value-type="string">
            <text:p>Click Show container icon</text:p>
          </table:table-cell>
          <table:table-cell table:style-name="ce48" office:value-type="string">
            <text:p>Edit page area is shown in container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83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102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7" office:value-type="string">
            <text:p>REGWCM-005</text:p>
          </table:table-cell>
          <table:table-cell table:style-name="ce120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48" table:formula="of:=CONCATENATE(&quot;WCM&quot;;&quot;/&quot;;[.B71])" office:value-type="string" office:string-value="WCM/REGWCM-005">
            <text:p>WCM/REGWCM-005</text:p>
          </table:table-cell>
          <table:table-cell table:style-name="ce48" office:value-type="string">
            <text:p>Check when drag &amp; drop container into page</text:p>
          </table:table-cell>
          <table:table-cell table:style-name="ce48" office:value-type="string">
            <text:p>Step 3: Add container into page</text:p>
          </table:table-cell>
          <table:table-cell table:style-name="ce48" office:value-type="string">
            <text:p>Drag &amp; drop a container into page</text:p>
          </table:table-cell>
          <table:table-cell table:style-name="ce48" office:value-type="string">
            <text:p>The container is added into page area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83</text:p>
          </table:table-cell>
          <table:table-cell table:style-name="ce48" office:value-type="string">
            <text:p>Blank working area</text:p>
          </table:table-cell>
          <table:table-cell table:number-columns-repeated="244"/>
        </table:table-row>
        <table:table-row table:style-name="ro19">
          <table:table-cell table:style-name="ce102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023</text:p>
          </table:table-cell>
          <table:table-cell table:style-name="ce47" office:value-type="string">
            <text:p>CCP-443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72])" office:value-type="string" office:string-value="WCM/CCP-443">
            <text:p>WCM/CCP-443</text:p>
          </table:table-cell>
          <table:table-cell table:style-name="ce247" office:value-type="string">
            <text:p>Check Content Selector of CLV on IE7</text:p>
          </table:table-cell>
          <table:table-cell table:style-name="ce48" office:value-type="string">
            <text:p>Step 1: Add content</text:p>
          </table:table-cell>
          <table:table-cell table:style-name="ce48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48" office:value-type="string">
            <text:p>Nodes are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35</text:p>
          </table:table-cell>
          <table:table-cell table:style-name="ce48"/>
          <table:table-cell table:number-columns-repeated="244"/>
        </table:table-row>
        <table:table-row table:style-name="ro18">
          <table:table-cell table:style-name="ce102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7" office:value-type="string">
            <text:p>CCP-443</text:p>
          </table:table-cell>
          <table:table-cell table:style-name="ce120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48" table:formula="of:=CONCATENATE(&quot;WCM&quot;;&quot;/&quot;;[.B73])" office:value-type="string" office:string-value="WCM/CCP-443">
            <text:p>WCM/CCP-443</text:p>
          </table:table-cell>
          <table:table-cell table:style-name="ce48" office:value-type="string">
            <text:p>Check Content Selector of CLV on IE7</text:p>
          </table:table-cell>
          <table:table-cell table:style-name="ce48" office:value-type="string">
            <text:p>Step 2: Add page with CLV portlet</text:p>
          </table:table-cell>
          <table:table-cell table:style-name="ce48" office:value-type="string">
            <text:p>- Click Site Editor --&gt; Create page wizard</text:p>
            <text:p>- At Step 3: Drag &amp; drop CLV (Content List) portlet into page</text:p>
          </table:table-cell>
          <table:table-cell table:style-name="ce48" office:value-type="string">
            <text:p>Portlet is add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35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102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7" office:value-type="string">
            <text:p>CCP-443</text:p>
          </table:table-cell>
          <table:table-cell table:style-name="ce120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48" table:formula="of:=CONCATENATE(&quot;WCM&quot;;&quot;/&quot;;[.B74])" office:value-type="string" office:string-value="WCM/CCP-443">
            <text:p>WCM/CCP-443</text:p>
          </table:table-cell>
          <table:table-cell table:style-name="ce48" office:value-type="string">
            <text:p>Check Content Selector of CLV on IE7</text:p>
          </table:table-cell>
          <table:table-cell table:style-name="ce48" office:value-type="string">
            <text:p>Step 3: Edit CLV</text:p>
          </table:table-cell>
          <table:table-cell table:style-name="ce48" office:value-type="string">
            <text:p>- Click icon to edit added CLV portlet</text:p>
          </table:table-cell>
          <table:table-cell table:style-name="ce48" office:value-type="string">
            <text:p>Edit CLV form is shown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35</text:p>
          </table:table-cell>
          <table:table-cell table:style-name="ce48"/>
          <table:table-cell table:number-columns-repeated="244"/>
        </table:table-row>
        <table:table-row table:style-name="ro28">
          <table:table-cell table:style-name="ce102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7" office:value-type="string">
            <text:p>CCP-443</text:p>
          </table:table-cell>
          <table:table-cell table:style-name="ce120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48" table:formula="of:=CONCATENATE(&quot;WCM&quot;;&quot;/&quot;;[.B75])" office:value-type="string" office:string-value="WCM/CCP-443">
            <text:p>WCM/CCP-443</text:p>
          </table:table-cell>
          <table:table-cell table:style-name="ce48" office:value-type="string">
            <text:p>Check Content Selector of CLV on IE7</text:p>
          </table:table-cell>
          <table:table-cell table:style-name="ce48" office:value-type="string">
            <text:p>Step 4: Config CLV</text:p>
          </table:table-cell>
          <table:table-cell table:style-name="ce48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48" office:value-type="string">
            <text:p>All added document/web content/ uploaded file are listed in right pane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35</text:p>
          </table:table-cell>
          <table:table-cell table:style-name="ce48"/>
          <table:table-cell table:number-columns-repeated="244"/>
        </table:table-row>
        <table:table-row table:style-name="ro19">
          <table:table-cell table:style-name="ce102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7" office:value-type="string">
            <text:p>CCP-443</text:p>
          </table:table-cell>
          <table:table-cell table:style-name="ce120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48" table:formula="of:=CONCATENATE(&quot;WCM&quot;;&quot;/&quot;;[.B76])" office:value-type="string" office:string-value="WCM/CCP-443">
            <text:p>WCM/CCP-443</text:p>
          </table:table-cell>
          <table:table-cell table:style-name="ce48" office:value-type="string">
            <text:p>Check Content Selector of CLV on IE7</text:p>
          </table:table-cell>
          <table:table-cell table:style-name="ce48" office:value-type="string">
            <text:p>Step 5: Change the filter</text:p>
          </table:table-cell>
          <table:table-cell table:style-name="ce48" office:value-type="string">
            <text:p>Select Media for filter field</text:p>
          </table:table-cell>
          <table:table-cell table:style-name="ce48" office:value-type="string">
            <text:p>All media files type (upload file, some kinds of document) are listed in right pane by Media filter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35</text:p>
          </table:table-cell>
          <table:table-cell table:style-name="ce48" office:value-type="string">
            <text:p>NOTHING HAPPENS</text:p>
          </table:table-cell>
          <table:table-cell table:number-columns-repeated="244"/>
        </table:table-row>
        <table:table-row table:style-name="ro18">
          <table:table-cell table:style-name="ce102" table:formula="of:=IF(VALUE(MID([.F77];6;FIND(&quot;:&quot;;[.F77];1)-FIND(&quot; &quot;;[.F77];1)-1))&gt;VALUE(MID([.F76];6;FIND(&quot;:&quot;;[.F76];1)-FIND(&quot; &quot;;[.F76];1)-1));&quot;&quot;;MAX([.A$7:.A76])+1)" office:value-type="float" office:value="24">
            <text:p>024</text:p>
          </table:table-cell>
          <table:table-cell table:style-name="ce46" office:value-type="string">
            <text:p>REGWCM-006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77])" office:value-type="string" office:string-value="WCM/REGWCM-006">
            <text:p>WCM/REGWCM-006</text:p>
          </table:table-cell>
          <table:table-cell table:style-name="ce247" office:value-type="string">
            <text:p>Check Illustration form when edit SCV portlet</text:p>
          </table:table-cell>
          <table:table-cell table:style-name="ce48" office:value-type="string">
            <text:p>Step 1: Edit site with CLV portlet</text:p>
          </table:table-cell>
          <table:table-cell table:style-name="ce48" office:value-type="string">
            <text:p>- Login by admin</text:p>
            <text:p>- Click Sites Editor → Edit site</text:p>
            <text:p>- Drag &amp; drop SCV (Content Detail) in <text:s/>to site</text:p>
          </table:table-cell>
          <table:table-cell table:style-name="ce48" office:value-type="string">
            <text:p>Portlet is add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327</text:p>
            <text:p><text:span text:style-name="T10">Portal-3717</text:span></text:p>
          </table:table-cell>
          <table:table-cell table:style-name="ce48"/>
          <table:table-cell table:number-columns-repeated="244"/>
        </table:table-row>
        <table:table-row table:style-name="ro19">
          <table:table-cell table:style-name="ce102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6" office:value-type="string">
            <text:p>REGWCM-006</text:p>
          </table:table-cell>
          <table:table-cell table:style-name="ce120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48" table:formula="of:=CONCATENATE(&quot;WCM&quot;;&quot;/&quot;;[.B78])" office:value-type="string" office:string-value="WCM/REGWCM-006">
            <text:p>WCM/REGWCM-006</text:p>
          </table:table-cell>
          <table:table-cell table:style-name="ce48" office:value-type="string">
            <text:p>Check Illustration form when edit SCV portlet</text:p>
          </table:table-cell>
          <table:table-cell table:style-name="ce48" office:value-type="string">
            <text:p>Step 2: Check Illustration form</text:p>
          </table:table-cell>
          <table:table-cell table:style-name="ce48" office:value-type="string">
            <text:p>- Click icon to edit added SCV portlet</text:p>
            <text:p>- Click Create new content in Welcome form</text:p>
            <text:p>- Input Title &amp; Click Save</text:p>
            <text:p>- Choose Illustration tab</text:p>
          </table:table-cell>
          <table:table-cell table:style-name="ce48" office:value-type="string">
            <text:p>There's Browse button &amp; upload icon to upload image for illustration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327</text:p>
            <text:p><text:span text:style-name="T10">Portal-3717</text:span></text:p>
          </table:table-cell>
          <table:table-cell table:style-name="ce48" office:value-type="string">
            <text:p>Browse button &amp; upload icon are invisible</text:p>
          </table:table-cell>
          <table:table-cell table:number-columns-repeated="244"/>
        </table:table-row>
        <table:table-row table:style-name="ro19">
          <table:table-cell table:style-name="ce102" table:formula="of:=IF(VALUE(MID([.F79];6;FIND(&quot;:&quot;;[.F79];1)-FIND(&quot; &quot;;[.F79];1)-1))&gt;VALUE(MID([.F78];6;FIND(&quot;:&quot;;[.F78];1)-FIND(&quot; &quot;;[.F78];1)-1));&quot;&quot;;MAX([.A$7:.A78])+1)" office:value-type="float" office:value="25">
            <text:p>025</text:p>
          </table:table-cell>
          <table:table-cell table:style-name="ce47" office:value-type="string">
            <text:p>CCP-465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79])" office:value-type="string" office:string-value="WCM/CCP-465">
            <text:p>WCM/CCP-465</text:p>
          </table:table-cell>
          <table:table-cell table:style-name="ce247" office:value-type="string">
            <text:p>Check Portlet Category Navigation</text:p>
          </table:table-cell>
          <table:table-cell table:style-name="ce48" office:value-type="string">
            <text:p>Step 1: Go to Sites Management</text:p>
          </table:table-cell>
          <table:table-cell table:style-name="ce48" office:value-type="string">
            <text:p>- Login as root.</text:p>
            <text:p>- Click on "Groups/Site Explorer" on the admin toolbar.</text:p>
            <text:p>- Click on the "Site Management" drive.</text:p>
          </table:table-cell>
          <table:table-cell table:style-name="ce48" office:value-type="string">
            <text:p>Sites Management drive is display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5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102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7" office:value-type="string">
            <text:p>CCP-465</text:p>
          </table:table-cell>
          <table:table-cell table:style-name="ce120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48" table:formula="of:=CONCATENATE(&quot;WCM&quot;;&quot;/&quot;;[.B80])" office:value-type="string" office:string-value="WCM/CCP-465">
            <text:p>WCM/CCP-465</text:p>
          </table:table-cell>
          <table:table-cell table:style-name="ce48" office:value-type="string">
            <text:p>Check Portlet Category Navigation</text:p>
          </table:table-cell>
          <table:table-cell table:style-name="ce48" office:value-type="string">
            <text:p>Step 2: Search</text:p>
          </table:table-cell>
          <table:table-cell table:style-name="ce48" office:value-type="string">
            <text:p>- Type "/acme/categories" at the address bar</text:p>
            <text:p>- Hit enter</text:p>
          </table:table-cell>
          <table:table-cell table:style-name="ce48" office:value-type="string">
            <text:p>There's acme category in the nodes list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5</text:p>
          </table:table-cell>
          <table:table-cell table:style-name="ce48"/>
          <table:table-cell table:number-columns-repeated="244"/>
        </table:table-row>
        <table:table-row table:style-name="ro12">
          <table:table-cell table:style-name="ce102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7" office:value-type="string">
            <text:p>CCP-465</text:p>
          </table:table-cell>
          <table:table-cell table:style-name="ce120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48" table:formula="of:=CONCATENATE(&quot;WCM&quot;;&quot;/&quot;;[.B81])" office:value-type="string" office:string-value="WCM/CCP-465">
            <text:p>WCM/CCP-465</text:p>
          </table:table-cell>
          <table:table-cell table:style-name="ce48" office:value-type="string">
            <text:p>Check Portlet Category Navigation</text:p>
          </table:table-cell>
          <table:table-cell table:style-name="ce48" office:value-type="string">
            <text:p>Step 3: Delete node</text:p>
          </table:table-cell>
          <table:table-cell table:style-name="ce48" office:value-type="string">
            <text:p>- Right click on acme category &amp; select Delete</text:p>
            <text:p>- Click OK to confirm</text:p>
          </table:table-cell>
          <table:table-cell table:style-name="ce48" office:value-type="string">
            <text:p>acme is deleted</text:p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5</text:p>
          </table:table-cell>
          <table:table-cell table:style-name="ce48"/>
          <table:table-cell table:number-columns-repeated="244"/>
        </table:table-row>
        <table:table-row table:style-name="ro20">
          <table:table-cell table:style-name="ce102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7" office:value-type="string">
            <text:p>CCP-465</text:p>
          </table:table-cell>
          <table:table-cell table:style-name="ce120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48" table:formula="of:=CONCATENATE(&quot;WCM&quot;;&quot;/&quot;;[.B82])" office:value-type="string" office:string-value="WCM/CCP-465">
            <text:p>WCM/CCP-465</text:p>
          </table:table-cell>
          <table:table-cell table:style-name="ce48" office:value-type="string">
            <text:p>Check Portlet Category Navigation</text:p>
          </table:table-cell>
          <table:table-cell table:style-name="ce48" office:value-type="string">
            <text:p>Step 4: Check after deleting category</text:p>
          </table:table-cell>
          <table:table-cell table:style-name="ce48" office:value-type="string">
            <text:p>Go to News page of acme site</text:p>
          </table:table-cell>
          <table:table-cell table:style-name="ce48" office:value-type="string">
            <text:p>- Check the category is existed or not before trying to access.</text:p>
            <text:p>- Show the message for user</text:p>
            <text:p/>
          </table:table-cell>
          <table:table-cell table:style-name="ce48" office:value-type="string">
            <text:p>High</text:p>
          </table:table-cell>
          <table:table-cell table:style-name="ce48" office:value-type="string">
            <text:p>WCM-2845</text:p>
          </table:table-cell>
          <table:table-cell table:style-name="ce48" office:value-type="string">
            <text:p>Exception in console</text:p>
          </table:table-cell>
          <table:table-cell table:number-columns-repeated="244"/>
        </table:table-row>
        <table:table-row table:style-name="ro18">
          <table:table-cell table:style-name="ce102" table:formula="of:=IF(VALUE(MID([.F83];6;FIND(&quot;:&quot;;[.F83];1)-FIND(&quot; &quot;;[.F83];1)-1))&gt;VALUE(MID([.F82];6;FIND(&quot;:&quot;;[.F82];1)-FIND(&quot; &quot;;[.F82];1)-1));&quot;&quot;;MAX([.A$7:.A82])+1)" office:value-type="float" office:value="26">
            <text:p>026</text:p>
          </table:table-cell>
          <table:table-cell table:style-name="ce47" office:value-type="string">
            <text:p>REGWCM-003</text:p>
          </table:table-cell>
          <table:table-cell table:style-name="ce120" office:value-type="float" office:value="1">
            <text:p>001</text:p>
          </table:table-cell>
          <table:table-cell table:style-name="ce48" table:formula="of:=CONCATENATE(&quot;WCM&quot;;&quot;/&quot;;[.B83])" office:value-type="string" office:string-value="WCM/REGWCM-003">
            <text:p>WCM/REGWCM-003</text:p>
          </table:table-cell>
          <table:table-cell table:style-name="ce247" office:value-type="string">
            <text:p>Check add new Category in Newsletter Manager</text:p>
          </table:table-cell>
          <table:table-cell table:style-name="ce48" office:value-type="string">
            <text:p>Step 1: Show Newsletter Manager</text:p>
          </table:table-cell>
          <table:table-cell table:style-name="ce48" office:value-type="string">
            <text:p>- Login by admin</text:p>
            <text:p>- Go to Newsletter Manager page</text:p>
          </table:table-cell>
          <table:table-cell table:style-name="ce48" office:value-type="string">
            <text:p>Newsletter Manager page is shown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40</text:p>
          </table:table-cell>
          <table:table-cell table:style-name="ce48"/>
          <table:table-cell table:number-columns-repeated="244"/>
        </table:table-row>
        <table:table-row table:style-name="ro20">
          <table:table-cell table:style-name="ce102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7" office:value-type="string">
            <text:p>REGWCM-003</text:p>
          </table:table-cell>
          <table:table-cell table:style-name="ce120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48" table:formula="of:=CONCATENATE(&quot;WCM&quot;;&quot;/&quot;;[.B84])" office:value-type="string" office:string-value="WCM/REGWCM-003">
            <text:p>WCM/REGWCM-003</text:p>
          </table:table-cell>
          <table:table-cell table:style-name="ce48" office:value-type="string">
            <text:p>Check add new Category in Newsletter Manager</text:p>
          </table:table-cell>
          <table:table-cell table:style-name="ce48" office:value-type="string">
            <text:p>Step 2: Add new category</text:p>
          </table:table-cell>
          <table:table-cell table:style-name="ce48" office:value-type="string">
            <text:p>- Click Add Category</text:p>
            <text:p>- Input needed value</text:p>
            <text:p>- Assign manager:/platform/administrators for Moderator</text:p>
            <text:p>- Click Save</text:p>
          </table:table-cell>
          <table:table-cell table:style-name="ce48" office:value-type="string">
            <text:p>New category is added</text:p>
          </table:table-cell>
          <table:table-cell table:style-name="ce48" office:value-type="string">
            <text:p>Low</text:p>
          </table:table-cell>
          <table:table-cell table:style-name="ce48" office:value-type="string">
            <text:p>WCM-2840</text:p>
          </table:table-cell>
          <table:table-cell table:style-name="ce48" office:value-type="string">
            <text:p>Error message is shown</text:p>
          </table:table-cell>
          <table:table-cell table:number-columns-repeated="244"/>
        </table:table-row>
        <table:table-row table:style-name="ro1" table:number-rows-repeated="24">
          <table:table-cell table:style-name="ce102"/>
          <table:table-cell/>
          <table:table-cell table:style-name="ce120"/>
          <table:table-cell/>
          <table:table-cell table:style-name="ce48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120"/>
          <table:table-cell/>
          <table:table-cell table:style-name="ce48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8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8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6101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4" table:print="false">
        <office:forms form:automatic-focus="false" form:apply-design-mode="false"/>
        <table:table-column table:style-name="co33" table:default-cell-style-name="ce203"/>
        <table:table-column table:style-name="co34" table:default-cell-style-name="ce203"/>
        <table:table-column table:style-name="co29" table:default-cell-style-name="ce203"/>
        <table:table-column table:style-name="co35" table:default-cell-style-name="ce203"/>
        <table:table-column table:style-name="co36" table:number-columns-repeated="2" table:default-cell-style-name="ce203"/>
        <table:table-column table:style-name="co37" table:number-columns-repeated="245" table:default-cell-style-name="ce203"/>
        <table:table-column table:style-name="co37" table:number-columns-repeated="5" table:default-cell-style-name="Default"/>
        <table:table-column table:style-name="co8" table:number-columns-repeated="768" table:default-cell-style-name="Default"/>
        <table:table-row table:style-name="ro35">
          <table:table-cell table:style-name="ce197" office:value-type="string" table:number-columns-spanned="4" table:number-rows-spanned="2">
            <text:p>WCM Regression Tests List in AIO</text:p>
          </table:table-cell>
          <table:covered-table-cell table:style-name="ce197"/>
          <table:covered-table-cell table:style-name="ce197"/>
          <table:covered-table-cell table:style-name="ce209"/>
          <table:table-cell table:style-name="ce209"/>
          <table:table-cell table:style-name="ce208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773"/>
        </table:table-row>
        <table:table-row table:style-name="ro35">
          <table:covered-table-cell table:style-name="ce198"/>
          <table:covered-table-cell table:style-name="ce198"/>
          <table:covered-table-cell table:style-name="ce198"/>
          <table:covered-table-cell table:style-name="ce209"/>
          <table:table-cell table:style-name="ce209"/>
          <table:covered-table-cell table:style-name="ce212"/>
          <table:table-cell table:style-name="Default" table:number-columns-repeated="245"/>
          <table:table-cell table:number-columns-repeated="773"/>
        </table:table-row>
        <table:table-row table:style-name="ro36">
          <table:table-cell table:style-name="ce199" office:value-type="string">
            <text:p>Id</text:p>
          </table:table-cell>
          <table:table-cell table:style-name="ce199" office:value-type="string">
            <text:p>Product</text:p>
          </table:table-cell>
          <table:table-cell table:style-name="ce208" office:value-type="string">
            <text:p>Functionality</text:p>
          </table:table-cell>
          <table:table-cell table:style-name="ce208" office:value-type="string">
            <text:p>Bug summary</text:p>
          </table:table-cell>
          <table:table-cell table:style-name="ce208" office:value-type="string">
            <text:p>Product bugID</text:p>
          </table:table-cell>
          <table:covered-table-cell table:style-name="ce212"/>
          <table:table-cell table:style-name="Default" table:number-columns-repeated="245"/>
          <table:table-cell table:number-columns-repeated="773"/>
        </table:table-row>
        <table:table-row table:style-name="ro34">
          <table:table-cell table:style-name="ce200" office:value-type="string">
            <text:p>CCP-147</text:p>
          </table:table-cell>
          <table:table-cell table:style-name="ce204" office:value-type="string">
            <text:p>WCM</text:p>
          </table:table-cell>
          <table:table-cell table:style-name="ce204" office:value-type="string">
            <text:p>Download</text:p>
          </table:table-cell>
          <table:table-cell table:style-name="ce210" office:value-type="string">
            <text:p>Can not download an uploaded document in PCV portlet</text:p>
          </table:table-cell>
          <table:table-cell table:style-name="ce210" office:value-type="string">
            <text:p>WCM-2157</text:p>
          </table:table-cell>
          <table:table-cell table:style-name="ce213" table:formula="of:=SUMPRODUCT((['Bugs_v1.6.5'.B$7:'Bugs_v1.6.5'.B$941]=[.$A4])*(['Bugs_v1.6.5'.A$7:'Bugs_v1.6.5'.A$941]&lt;&gt;&quot;&quot;))" office:value-type="float" office:value="1">
            <text:p>1</text:p>
          </table:table-cell>
          <table:table-cell table:style-name="ce217" office:value-type="string">
            <text:p>1.6.5</text:p>
          </table:table-cell>
          <table:table-cell table:style-name="ce219" table:number-columns-repeated="244"/>
          <table:table-cell table:style-name="ce220" table:number-columns-repeated="773"/>
        </table:table-row>
        <table:table-row table:style-name="ro34">
          <table:table-cell table:style-name="ce47" office:value-type="string">
            <text:p>CCP-346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Publish</text:p>
          </table:table-cell>
          <table:table-cell table:style-name="ce172" office:value-type="string">
            <text:p>Content edition is not considered after publication</text:p>
          </table:table-cell>
          <table:table-cell table:style-name="ce172" office:value-type="string">
            <text:p>WCM-2727</text:p>
          </table:table-cell>
          <table:table-cell table:style-name="ce214" table:formula="of:=SUMPRODUCT((['Bugs_v1.6.5'.B$7:'Bugs_v1.6.5'.B$941]=[.$A5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CCP-345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Publish</text:p>
          </table:table-cell>
          <table:table-cell table:style-name="ce172" office:value-type="string">
            <text:p>Cache &amp; Categories with publication errors</text:p>
          </table:table-cell>
          <table:table-cell table:style-name="ce172" office:value-type="string">
            <text:p>WCM-2725</text:p>
          </table:table-cell>
          <table:table-cell table:style-name="ce214" table:formula="of:=SUMPRODUCT((['Bugs_v1.6.5'.B$7:'Bugs_v1.6.5'.B$941]=[.$A6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4">
          <table:table-cell table:style-name="ce47" office:value-type="string">
            <text:p>CCP-386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Newsletter</text:p>
          </table:table-cell>
          <table:table-cell table:style-name="ce172" office:value-type="string">
            <text:p>Newsletter mail's validator does not allow a multiple domain names in address mail</text:p>
          </table:table-cell>
          <table:table-cell table:style-name="ce172" office:value-type="string">
            <text:p>WCM-2782</text:p>
          </table:table-cell>
          <table:table-cell table:style-name="ce214" table:formula="of:=SUMPRODUCT((['Bugs_v1.6.5'.B$7:'Bugs_v1.6.5'.B$941]=[.$A7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4">
          <table:table-cell table:style-name="ce47" office:value-type="string">
            <text:p>CCP-329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Publish</text:p>
          </table:table-cell>
          <table:table-cell table:style-name="ce172" office:value-type="string">
            <text:p>IE 7 crash when publishing content after image resize with Shift button pressed</text:p>
          </table:table-cell>
          <table:table-cell table:style-name="ce172" office:value-type="string">
            <text:p>WCM-2715</text:p>
          </table:table-cell>
          <table:table-cell table:style-name="ce214" table:formula="of:=SUMPRODUCT((['Bugs_v1.6.5'.B$7:'Bugs_v1.6.5'.B$941]=[.$A8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CCP-384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CLV</text:p>
          </table:table-cell>
          <table:table-cell table:style-name="ce174" office:value-type="string">
            <text:p>Label categories are not traduced in clv edition</text:p>
          </table:table-cell>
          <table:table-cell table:style-name="ce174" office:value-type="string">
            <text:p>WCM-2781</text:p>
          </table:table-cell>
          <table:table-cell table:style-name="ce215" table:formula="of:=SUMPRODUCT((['Bugs_v1.6.5'.B$7:'Bugs_v1.6.5'.B$941]=[.$A9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4">
          <table:table-cell table:style-name="ce47" office:value-type="string">
            <text:p>CCP-247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Localized content</text:p>
          </table:table-cell>
          <table:table-cell table:style-name="ce172" office:value-type="string">
            <text:p>Patch for "Cannot view localised wcm content ( exo:webcontent .... )"</text:p>
          </table:table-cell>
          <table:table-cell table:style-name="ce172" office:value-type="string">
            <text:p>WCM-2628</text:p>
          </table:table-cell>
          <table:table-cell table:style-name="ce214" table:formula="of:=SUMPRODUCT((['Bugs_v1.6.5'.B$7:'Bugs_v1.6.5'.B$941]=[.$A10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4">
          <table:table-cell table:style-name="ce47" office:value-type="string">
            <text:p>CCP-377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Search</text:p>
          </table:table-cell>
          <table:table-cell table:style-name="ce172" office:value-type="string">
            <text:p>Search result - wrong translation of results' number</text:p>
          </table:table-cell>
          <table:table-cell table:style-name="ce172" office:value-type="string">
            <text:p>WCM-2757</text:p>
          </table:table-cell>
          <table:table-cell table:style-name="ce214" table:formula="of:=SUMPRODUCT((['Bugs_v1.6.5'.B$7:'Bugs_v1.6.5'.B$941]=[.$A11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4">
          <table:table-cell table:style-name="ce47" office:value-type="string">
            <text:p>CCP-373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Search</text:p>
          </table:table-cell>
          <table:table-cell table:style-name="ce172" office:value-type="string">
            <text:p>Search result - wrong traduction when there's no result</text:p>
          </table:table-cell>
          <table:table-cell table:style-name="ce172" office:value-type="string">
            <text:p>WCM-2754</text:p>
          </table:table-cell>
          <table:table-cell table:style-name="ce214" table:formula="of:=SUMPRODUCT((['Bugs_v1.6.5'.B$7:'Bugs_v1.6.5'.B$941]=[.$A12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4">
          <table:table-cell table:style-name="ce47" office:value-type="string">
            <text:p>CCP-374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Form Generator</text:p>
          </table:table-cell>
          <table:table-cell table:style-name="ce172" office:value-type="string">
            <text:p>A bad translation of a label in Form Generator Portlet</text:p>
          </table:table-cell>
          <table:table-cell table:style-name="ce172" office:value-type="string">
            <text:p>WCM-2755</text:p>
          </table:table-cell>
          <table:table-cell table:style-name="ce214" table:formula="of:=SUMPRODUCT((['Bugs_v1.6.5'.B$7:'Bugs_v1.6.5'.B$941]=[.$A13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CCP-300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Language</text:p>
          </table:table-cell>
          <table:table-cell table:style-name="ce172" office:value-type="string">
            <text:p>Mistakes in french internationalization</text:p>
          </table:table-cell>
          <table:table-cell table:style-name="ce172" office:value-type="string">
            <text:p>WCM-2687</text:p>
          </table:table-cell>
          <table:table-cell table:style-name="ce214" table:formula="of:=SUMPRODUCT((['Bugs_v1.6.5'.B$7:'Bugs_v1.6.5'.B$941]=[.$A14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CCP-347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Sorting</text:p>
          </table:table-cell>
          <table:table-cell table:style-name="ce172" office:value-type="string">
            <text:p>Problems with Sorting Mechanism</text:p>
          </table:table-cell>
          <table:table-cell table:style-name="ce172" office:value-type="string">
            <text:p>WCM-2728</text:p>
          </table:table-cell>
          <table:table-cell table:style-name="ce214" table:formula="of:=SUMPRODUCT((['Bugs_v1.6.5'.B$7:'Bugs_v1.6.5'.B$941]=[.$A15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7">
          <table:table-cell table:style-name="ce47" office:value-type="string">
            <text:p>CCP-302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CLV</text:p>
          </table:table-cell>
          <table:table-cell table:style-name="ce172" office:value-type="string">
            <text:p>Taxonomy display error in the CLV categories:encoding problem</text:p>
          </table:table-cell>
          <table:table-cell table:style-name="ce172" office:value-type="string">
            <text:p>WCM-2688</text:p>
            <text:p>WCM-2627</text:p>
            <text:p>PORTAL-3744</text:p>
          </table:table-cell>
          <table:table-cell table:style-name="ce214" table:formula="of:=SUMPRODUCT((['Bugs_v1.6.5'.B$7:'Bugs_v1.6.5'.B$941]=[.$A16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4">
          <table:table-cell table:style-name="ce47" office:value-type="string">
            <text:p>CCP-359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172" office:value-type="string">
            <text:p>Problem with portlet presentation:StringIndexOutOfBoundsException</text:p>
          </table:table-cell>
          <table:table-cell table:style-name="ce172" office:value-type="string">
            <text:p>WCM-2744</text:p>
          </table:table-cell>
          <table:table-cell table:style-name="ce214" table:formula="of:=SUMPRODUCT((['Bugs_v1.6.5'.B$7:'Bugs_v1.6.5'.B$941]=[.$A17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CCP-360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Manage taxonomy</text:p>
          </table:table-cell>
          <table:table-cell table:style-name="ce172" office:value-type="string">
            <text:p>Problem with manage taxonomy</text:p>
          </table:table-cell>
          <table:table-cell table:style-name="ce172" office:value-type="string">
            <text:p>WCM-2745</text:p>
          </table:table-cell>
          <table:table-cell table:style-name="ce214" table:formula="of:=SUMPRODUCT((['Bugs_v1.6.5'.B$7:'Bugs_v1.6.5'.B$941]=[.$A18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CCP-368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PCLV</text:p>
          </table:table-cell>
          <table:table-cell table:style-name="ce172" office:value-type="string">
            <text:p>Error while setting a page with PCLV portlet</text:p>
          </table:table-cell>
          <table:table-cell table:style-name="ce172" office:value-type="string">
            <text:p>WCM-2753</text:p>
          </table:table-cell>
          <table:table-cell table:style-name="ce214" table:formula="of:=SUMPRODUCT((['Bugs_v1.6.5'.B$7:'Bugs_v1.6.5'.B$941]=[.$A19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CCP-362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PCLV</text:p>
          </table:table-cell>
          <table:table-cell table:style-name="ce172" office:value-type="string">
            <text:p>Problem in downloading binary from PCLV</text:p>
          </table:table-cell>
          <table:table-cell table:style-name="ce172" office:value-type="string">
            <text:p>WCM-2746</text:p>
          </table:table-cell>
          <table:table-cell table:style-name="ce214" table:formula="of:=SUMPRODUCT((['Bugs_v1.6.5'.B$7:'Bugs_v1.6.5'.B$941]=[.$A20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4">
          <table:table-cell table:style-name="ce47" office:value-type="string">
            <text:p>CCP-332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172" office:value-type="string">
            <text:p>Problem with "Add a site page link " on FCKEDITOR</text:p>
          </table:table-cell>
          <table:table-cell table:style-name="ce172" office:value-type="string">
            <text:p>WCM-2717</text:p>
          </table:table-cell>
          <table:table-cell table:style-name="ce214" table:formula="of:=SUMPRODUCT((['Bugs_v1.6.5'.B$7:'Bugs_v1.6.5'.B$941]=[.$A21])*(['Bugs_v1.6.5'.A$7:'Bugs_v1.6.5'.A$941]&lt;&gt;&quot;&quot;))" office:value-type="float" office:value="1">
            <text:p>1</text:p>
          </table:table-cell>
          <table:table-cell table:style-name="Default"/>
          <table:table-cell table:style-name="ce218" table:number-columns-repeated="244"/>
          <table:table-cell table:number-columns-repeated="773"/>
        </table:table-row>
        <table:table-row table:style-name="ro1">
          <table:table-cell table:style-name="ce47" office:value-type="string">
            <text:p>CCP-344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Publish</text:p>
          </table:table-cell>
          <table:table-cell table:style-name="ce172" office:value-type="string">
            <text:p>Publication problems</text:p>
          </table:table-cell>
          <table:table-cell table:style-name="ce172" office:value-type="string">
            <text:p>WCM-2723</text:p>
          </table:table-cell>
          <table:table-cell table:style-name="ce214" table:formula="of:=SUMPRODUCT((['Bugs_v1.6.5'.B$7:'Bugs_v1.6.5'.B$941]=[.$A22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4">
          <table:table-cell table:style-name="ce47" office:value-type="string">
            <text:p>CCP-392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211" office:value-type="string">
            <text:p>WCM Content Selector: does not show content of a folder when switchin</text:p>
          </table:table-cell>
          <table:table-cell table:style-name="ce172" office:value-type="string">
            <text:p>WCM-2788</text:p>
          </table:table-cell>
          <table:table-cell table:style-name="ce214" table:formula="of:=SUMPRODUCT((['Bugs_v1.6.5'.B$7:'Bugs_v1.6.5'.B$941]=[.$A23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CCP-328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172" office:value-type="string">
            <text:p>Links in viewMode are not underlined</text:p>
          </table:table-cell>
          <table:table-cell table:style-name="ce172" office:value-type="string">
            <text:p>WCM-2227</text:p>
          </table:table-cell>
          <table:table-cell table:style-name="ce214" table:formula="of:=SUMPRODUCT((['Bugs_v1.6.5'.B$7:'Bugs_v1.6.5'.B$941]=[.$A24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8">
          <table:table-cell table:style-name="ce47" office:value-type="string">
            <text:p>CCP-371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CLV</text:p>
          </table:table-cell>
          <table:table-cell table:style-name="ce211" office:value-type="string">
            <text:p>Error when selecting a content in search result tab of CLV</text:p>
          </table:table-cell>
          <table:table-cell table:style-name="ce172" office:value-type="string">
            <text:p>WCM-2751</text:p>
          </table:table-cell>
          <table:table-cell table:style-name="ce214" table:formula="of:=SUMPRODUCT((['Bugs_v1.6.5'.B$7:'Bugs_v1.6.5'.B$941]=[.$A25])*(['Bugs_v1.6.5'.A$7:'Bugs_v1.6.5'.A$941]&lt;&gt;&quot;&quot;))" office:value-type="float" office:value="1">
            <text:p>1</text:p>
          </table:table-cell>
          <table:table-cell table:style-name="ce218" table:number-columns-repeated="245"/>
          <table:table-cell table:number-columns-repeated="773"/>
        </table:table-row>
        <table:table-row table:style-name="ro34">
          <table:table-cell table:style-name="ce47" office:value-type="string">
            <text:p>CCP-343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CLV</text:p>
          </table:table-cell>
          <table:table-cell table:style-name="ce211" office:value-type="string">
            <text:p>Inversion of content's list in CLV at every validation</text:p>
          </table:table-cell>
          <table:table-cell table:style-name="ce172" office:value-type="string">
            <text:p>WCM-2721</text:p>
          </table:table-cell>
          <table:table-cell table:style-name="ce214" table:formula="of:=SUMPRODUCT((['Bugs_v1.6.5'.B$7:'Bugs_v1.6.5'.B$941]=[.$A26])*(['Bugs_v1.6.5'.A$7:'Bugs_v1.6.5'.A$94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773"/>
        </table:table-row>
        <table:table-row table:style-name="ro34">
          <table:table-cell table:style-name="ce47" office:value-type="string">
            <text:p>CCP-303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FCC</text:p>
          </table:table-cell>
          <table:table-cell table:style-name="ce172" office:value-type="string">
            <text:p>Changes in FCC action's parameters are not taken in consideration</text:p>
          </table:table-cell>
          <table:table-cell table:style-name="ce172" office:value-type="string">
            <text:p>WCM-2689</text:p>
            <text:p>ECM-5237</text:p>
          </table:table-cell>
          <table:table-cell table:style-name="ce214" table:formula="of:=SUMPRODUCT((['Bugs_v1.6.5'.B$7:'Bugs_v1.6.5'.B$941]=[.$A27])*(['Bugs_v1.6.5'.A$7:'Bugs_v1.6.5'.A$94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773"/>
        </table:table-row>
        <table:table-row table:style-name="ro8">
          <table:table-cell table:style-name="ce47" office:value-type="string">
            <text:p>CCP-426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Search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3" office:value-type="string">
            <text:p>WCM-2822</text:p>
          </table:table-cell>
          <table:table-cell table:style-name="ce214" table:formula="of:=SUMPRODUCT((['Bugs_v1.6.5'.B$7:'Bugs_v1.6.5'.B$941]=[.$A28])*(['Bugs_v1.6.5'.A$7:'Bugs_v1.6.5'.A$94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773"/>
        </table:table-row>
        <table:table-row table:style-name="ro8">
          <table:table-cell table:style-name="ce201" office:value-type="string">
            <text:p>ALL-362</text:p>
          </table:table-cell>
          <table:table-cell table:style-name="ce206" office:value-type="string">
            <text:p>wCM</text:p>
          </table:table-cell>
          <table:table-cell table:style-name="ce206" office:value-type="string">
            <text:p>wCM</text:p>
          </table:table-cell>
          <table:table-cell table:style-name="ce201" office:value-type="string">
            <text:p>Floating Position of Homepage Button on Start Bar container</text:p>
          </table:table-cell>
          <table:table-cell table:style-name="ce201" office:value-type="string">
            <text:p>WCM-2807</text:p>
          </table:table-cell>
          <table:table-cell table:style-name="ce216" table:formula="of:=SUMPRODUCT((['Bugs_v1.6.6'.B$7:'Bugs_v1.6.6'.B$871]=[.$A29])*(['Bugs_v1.6.6'.A$7:'Bugs_v1.6.6'.A$871]&lt;&gt;&quot;&quot;))" office:value-type="float" office:value="1">
            <text:p>1</text:p>
          </table:table-cell>
          <table:table-cell table:style-name="ce217" office:value-type="string">
            <text:p>1.6.6</text:p>
          </table:table-cell>
          <table:table-cell table:number-columns-repeated="1017"/>
        </table:table-row>
        <table:table-row table:style-name="ro8">
          <table:table-cell table:style-name="ce46" office:value-type="string">
            <text:p>CCP-422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103" office:value-type="string">
            <text:p>WCM-2816</text:p>
          </table:table-cell>
          <table:table-cell table:style-name="ce214" table:formula="of:=SUMPRODUCT((['Bugs_v1.6.6'.B$7:'Bugs_v1.6.6'.B$871]=[.$A30])*(['Bugs_v1.6.6'.A$7:'Bugs_v1.6.6'.A$871]&lt;&gt;&quot;&quot;))" office:value-type="float" office:value="2">
            <text:p>2</text:p>
          </table:table-cell>
          <table:table-cell table:number-columns-repeated="1018"/>
        </table:table-row>
        <table:table-row table:style-name="ro12">
          <table:table-cell table:style-name="ce46" office:value-type="string">
            <text:p>CCP-405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48" office:value-type="string">
            <text:p>WCM-2795</text:p>
          </table:table-cell>
          <table:table-cell table:style-name="ce214" table:formula="of:=SUMPRODUCT((['Bugs_v1.6.6'.B$7:'Bugs_v1.6.6'.B$871]=[.$A31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6" office:value-type="string">
            <text:p>CCP-424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Can not order content in CLV manual browse</text:p>
          </table:table-cell>
          <table:table-cell table:style-name="ce48" office:value-type="string">
            <text:p>WCM-2818</text:p>
          </table:table-cell>
          <table:table-cell table:style-name="ce214" table:formula="of:=SUMPRODUCT((['Bugs_v1.6.6'.B$7:'Bugs_v1.6.6'.B$871]=[.$A32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CCP-429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48" office:value-type="string">
            <text:p>WCM-2828</text:p>
          </table:table-cell>
          <table:table-cell table:style-name="ce214" table:formula="of:=SUMPRODUCT((['Bugs_v1.6.6'.B$7:'Bugs_v1.6.6'.B$871]=[.$A33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REGWCM-001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Can't edit or delete comment</text:p>
          </table:table-cell>
          <table:table-cell table:style-name="ce48" office:value-type="string">
            <text:p>WCM-2852</text:p>
          </table:table-cell>
          <table:table-cell table:style-name="ce214" table:formula="of:=SUMPRODUCT((['Bugs_v1.6.6'.B$7:'Bugs_v1.6.6'.B$871]=[.$A34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CCP-474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48" office:value-type="string">
            <text:p>WCM-2853</text:p>
          </table:table-cell>
          <table:table-cell table:style-name="ce214" table:formula="of:=SUMPRODUCT((['Bugs_v1.6.6'.B$7:'Bugs_v1.6.6'.B$871]=[.$A35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CCP-459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</text:p>
          </table:table-cell>
          <table:table-cell table:style-name="ce214" table:formula="of:=SUMPRODUCT((['Bugs_v1.6.6'.B$7:'Bugs_v1.6.6'.B$871]=[.$A36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CCP-454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</text:p>
          </table:table-cell>
          <table:table-cell table:style-name="ce214" table:formula="of:=SUMPRODUCT((['Bugs_v1.6.6'.B$7:'Bugs_v1.6.6'.B$871]=[.$A37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REGWCM-002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Empty backup path at Manage Publication form</text:p>
          </table:table-cell>
          <table:table-cell table:style-name="ce49" office:value-type="string">
            <text:p>WCM-2856</text:p>
          </table:table-cell>
          <table:table-cell table:style-name="ce214" table:formula="of:=SUMPRODUCT((['Bugs_v1.6.6'.B$7:'Bugs_v1.6.6'.B$871]=[.$A38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CCP-483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48" office:value-type="string">
            <text:p>WCM-2858</text:p>
          </table:table-cell>
          <table:table-cell table:style-name="ce214" table:formula="of:=SUMPRODUCT((['Bugs_v1.6.6'.B$7:'Bugs_v1.6.6'.B$871]=[.$A39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12">
          <table:table-cell table:style-name="ce46" office:value-type="string">
            <text:p>CCP-453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</text:p>
          </table:table-cell>
          <table:table-cell table:style-name="ce214" table:formula="of:=SUMPRODUCT((['Bugs_v1.6.6'.B$7:'Bugs_v1.6.6'.B$871]=[.$A40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12">
          <table:table-cell table:style-name="ce46" office:value-type="string">
            <text:p>CCP-404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</text:p>
          </table:table-cell>
          <table:table-cell table:style-name="ce214" table:formula="of:=SUMPRODUCT((['Bugs_v1.6.6'.B$7:'Bugs_v1.6.6'.B$871]=[.$A41])*(['Bugs_v1.6.6'.A$7:'Bugs_v1.6.6'.A$871]&lt;&gt;&quot;&quot;))" office:value-type="float" office:value="2">
            <text:p>2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CCP-496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</text:p>
          </table:table-cell>
          <table:table-cell table:style-name="ce214" table:formula="of:=SUMPRODUCT((['Bugs_v1.6.6'.B$7:'Bugs_v1.6.6'.B$871]=[.$A42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6" office:value-type="string">
            <text:p>CCP-495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</text:p>
          </table:table-cell>
          <table:table-cell table:style-name="ce214" table:formula="of:=SUMPRODUCT((['Bugs_v1.6.6'.B$7:'Bugs_v1.6.6'.B$871]=[.$A43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418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</text:p>
          </table:table-cell>
          <table:table-cell table:style-name="ce214" table:formula="of:=SUMPRODUCT((['Bugs_v1.6.6'.B$7:'Bugs_v1.6.6'.B$871]=[.$A44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7" office:value-type="string">
            <text:p>CCP-514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48" office:value-type="string">
            <text:p>Broken design with empty CLV in manual mode</text:p>
          </table:table-cell>
          <table:table-cell table:style-name="ce49" office:value-type="string">
            <text:p>WCM-2863</text:p>
          </table:table-cell>
          <table:table-cell table:style-name="ce214" table:formula="of:=SUMPRODUCT((['Bugs_v1.6.6'.B$7:'Bugs_v1.6.6'.B$871]=[.$A45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REGWCM-003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48" office:value-type="string">
            <text:p>Show error message when trying to add new category in Newsletter Manager</text:p>
          </table:table-cell>
          <table:table-cell table:style-name="ce49" office:value-type="string">
            <text:p>WCM-2840</text:p>
          </table:table-cell>
          <table:table-cell table:style-name="ce214" table:formula="of:=SUMPRODUCT((['Bugs_v1.6.6'.B$7:'Bugs_v1.6.6'.B$871]=[.$A46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12">
          <table:table-cell table:style-name="ce46" office:value-type="string">
            <text:p>CCP-403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48" office:value-type="string">
            <text:p>Problem for displaying documents with names containing illegal JCR characters using nt:file view</text:p>
          </table:table-cell>
          <table:table-cell table:style-name="ce48" office:value-type="string">
            <text:p>WCM-2794</text:p>
          </table:table-cell>
          <table:table-cell table:style-name="ce214" table:formula="of:=SUMPRODUCT((['Bugs_v1.6.6'.B$7:'Bugs_v1.6.6'.B$871]=[.$A47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REGWCM-004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48" office:value-type="string">
            <text:p>Show pop-up message when click on Edit icon of Content Detail portlet</text:p>
          </table:table-cell>
          <table:table-cell table:style-name="ce48" office:value-type="string">
            <text:p>WCM-2887</text:p>
          </table:table-cell>
          <table:table-cell table:style-name="ce214" table:formula="of:=SUMPRODUCT((['Bugs_v1.6.6'.B$7:'Bugs_v1.6.6'.B$871]=[.$A48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REGWCM-005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48" office:value-type="string">
            <text:p>Problem when drag &amp; drop container into edit page area</text:p>
          </table:table-cell>
          <table:table-cell table:style-name="ce48" office:value-type="string">
            <text:p>WCM-2883</text:p>
          </table:table-cell>
          <table:table-cell table:style-name="ce214" table:formula="of:=SUMPRODUCT((['Bugs_v1.6.6'.B$7:'Bugs_v1.6.6'.B$871]=[.$A49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7" office:value-type="string">
            <text:p>CCP-443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48" office:value-type="string">
            <text:p>Content selector does not work on IE7</text:p>
          </table:table-cell>
          <table:table-cell table:style-name="ce48" office:value-type="string">
            <text:p>WCM-2835</text:p>
          </table:table-cell>
          <table:table-cell table:style-name="ce214" table:formula="of:=SUMPRODUCT((['Bugs_v1.6.6'.B$7:'Bugs_v1.6.6'.B$871]=[.$A50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8">
          <table:table-cell table:style-name="ce46" office:value-type="string">
            <text:p>REGWCM-006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48" office:value-type="string">
            <text:p>Not display [Browse] button and upload icon in Illustration Image field in SCV</text:p>
          </table:table-cell>
          <table:table-cell table:style-name="ce48" office:value-type="string">
            <text:p>Portal-3717</text:p>
            <text:p>WCM-2327</text:p>
          </table:table-cell>
          <table:table-cell table:style-name="ce214" table:formula="of:=SUMPRODUCT((['Bugs_v1.6.6'.B$7:'Bugs_v1.6.6'.B$871]=[.$A51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7" office:value-type="string">
            <text:p>CCP-465</text:p>
          </table:table-cell>
          <table:table-cell table:style-name="ce205" office:value-type="string">
            <text:p>WCM</text:p>
          </table:table-cell>
          <table:table-cell table:style-name="ce205" office:value-type="string">
            <text:p>WCM</text:p>
          </table:table-cell>
          <table:table-cell table:style-name="ce48" office:value-type="string">
            <text:p>Portlet Category Navigation</text:p>
          </table:table-cell>
          <table:table-cell table:style-name="ce48" office:value-type="string">
            <text:p>WCM-2845</text:p>
          </table:table-cell>
          <table:table-cell table:style-name="ce214" table:formula="of:=SUMPRODUCT((['Bugs_v1.6.6'.B$7:'Bugs_v1.6.6'.B$871]=[.$A52])*(['Bugs_v1.6.6'.A$7:'Bugs_v1.6.6'.A$871]&lt;&gt;&quot;&quot;))" office:value-type="float" office:value="1">
            <text:p>1</text:p>
          </table:table-cell>
          <table:table-cell table:number-columns-repeated="1018"/>
        </table:table-row>
        <table:table-row table:style-name="ro39">
          <table:table-cell table:style-name="ce202" office:value-type="string" table:number-columns-spanned="5" table:number-rows-spanned="1">
            <text:p>Total</text:p>
          </table:table-cell>
          <table:covered-table-cell table:style-name="ce207"/>
          <table:covered-table-cell table:style-name="ce207"/>
          <table:covered-table-cell table:style-name="ce207"/>
          <table:covered-table-cell table:style-name="ce205"/>
          <table:table-cell table:style-name="ce202" table:formula="of:=SUM([.F4:.F52])" office:value-type="float" office:value="51">
            <text:p>51</text:p>
          </table:table-cell>
          <table:table-cell table:number-columns-repeated="1018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5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5'.$G$13" table:expression="$#REF!.$B$7:$H$64"/>
        <table:named-expression table:name="Cont_12" table:base-cell-address="$'Bugs_v1.6.5'.$G$47" table:expression="$#REF!.$B$73:$H$76"/>
        <table:named-expression table:name="Cont_13" table:base-cell-address="$'Bugs_v1.6.6'.$A$99" table:expression="$#REF!.$B$77:$H$114"/>
        <table:named-expression table:name="Cont_14" table:base-cell-address="$'Bugs_v1.6.5'.$B$120" table:expression="$#REF!.$B$115:$H$189"/>
        <table:named-expression table:name="Cont_15" table:base-cell-address="$'Bugs_v1.6.5'.$G$119" table:expression="$#REF!.$B$190:$H$341"/>
        <table:named-expression table:name="Cont_16" table:base-cell-address="$'Bugs_v1.6.6'.$A$268" table:expression="$#REF!.$B$348:$H$413"/>
        <table:named-expression table:name="Cont_17" table:base-cell-address="$'Bugs_v1.6.5'.$G$188" table:expression="$#REF!.$B$414:$H$423"/>
        <table:named-expression table:name="Cont_18" table:base-cell-address="$'Bugs_v1.6.5'.$G$189" table:expression="$#REF!.$B$424:$H$477"/>
        <table:named-expression table:name="Cont_19" table:base-cell-address="$'Bugs_v1.6.5'.$A$240" table:expression="$#REF!.$B$478:$H$505"/>
        <table:named-expression table:name="Cont_20" table:base-cell-address="$'Bugs_v1.6.6'.$B$389" table:expression="$#REF!.$B$506:$H$538"/>
        <table:named-expression table:name="Cont_21" table:base-cell-address="$'Bugs_v1.6.5'.$G$273" table:expression="$#REF!.$B$548:$H$564"/>
        <table:named-expression table:name="Cont_22" table:base-cell-address="$'Bugs_v1.6.5'.$A$325" table:expression="$#REF!.$B$565:$H$612"/>
        <table:named-expression table:name="Cont_23" table:base-cell-address="$'Bugs_v1.6.6'.$G$13" table:expression="$#REF!.$B$7:$H$14"/>
        <table:named-expression table:name="Cont_24" table:base-cell-address="$'Bugs_v1.6.6'.$G$25" table:expression="$#REF!.$B$15:$H$20"/>
        <table:named-expression table:name="Cont_25" table:base-cell-address="$'Bugs_v1.6.6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6'.$G$40" table:expression="$#REF!.$B$43:$H$53"/>
        <table:named-expression table:name="Cont_29" table:base-cell-address="$'Bugs_v1.6.6'.$G$76" table:expression="$#REF!.$B$54:$H$84"/>
        <table:named-range table:name="Cont_30" table:base-cell-address="$Cover.$G$19" table:cell-range-address="$'Bugs_v1.6.5'.$B$7:.$H$16"/>
        <table:named-range table:name="Cont_31" table:base-cell-address="$Cover.$G$36" table:cell-range-address="$'Bugs_v1.6.5'.$B$17:.$H$79"/>
        <table:named-expression table:name="Add_address" table:base-cell-address="$'Bugs_v1.6.5'.$H$14" table:expression="$#REF!.$E$13:$H$14"/>
        <table:named-expression table:name="Add_contact" table:base-cell-address="$'Bugs_v1.6.6'.$H$9" table:expression="$#REF!.$E$7:$H$9"/>
        <table:named-expression table:name="Share_address" table:base-cell-address="$'Bugs_v1.6.5'.$H$124" table:expression="$#REF!.$E$113:$H$126"/>
        <table:named-expression table:name="Share_address_togroup" table:base-cell-address="$'Bugs_v1.6.5'.$H$146" table:expression="$#REF!.$E$139:$H$148"/>
        <table:named-expression table:name="Share_address_touser" table:base-cell-address="$'Bugs_v1.6.5'.$H$124" table:expression="$#REF!.$E$110:$H$126"/>
        <table:named-expression table:name="Export_address" table:base-cell-address="$'Bugs_v1.6.5'.$H$174" table:expression="$#REF!.$E$174:$H$176"/>
        <table:named-expression table:name="Share_contact_touser" table:base-cell-address="$'Bugs_v1.6.6'.$H$450" table:expression="$#REF!.$E$433:$H$444"/>
        <table:named-expression table:name="Share_contact_togroup" table:base-cell-address="$'Bugs_v1.6.6'.$H$469" table:expression="$#REF!.$E$454:$H$463"/>
        <table:named-range table:name="Search_contact" table:base-cell-address="$Cover.$H$82" table:cell-range-address="$'Bugs_v1.6.5'.$E$7:.$H$79"/>
        <table:named-expression table:name="Add_tag_forcontact" table:base-cell-address="$'Bugs_v1.6.6'.$H$493" table:expression="$#REF!.$E$478:$H$487"/>
        <table:named-expression table:name="Export_contact" table:base-cell-address="$'Bugs_v1.6.6'.$H$422" table:expression="$#REF!.$E$414:$H$416"/>
        <table:named-expression table:name="Import_address" table:base-cell-address="$'Bugs_v1.6.5'.$H$213" table:expression="$#REF!.$E$209:$H$212"/>
        <table:named-expression table:name="Move_contact" table:base-cell-address="$'Bugs_v1.6.6'.$H$118" table:expression="$#REF!.$E$115:$H$118"/>
        <table:named-expression table:name="Copy_paste_contact" table:base-cell-address="$'Bugs_v1.6.6'.$H$349" table:expression="$#REF!.$E$342:$H$343"/>
        <table:named-expression table:name="Draf_drop_contact" table:base-cell-address="$'Bugs_v1.6.6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6">10/06/2010</text:date>, <text:time>10:2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minh nguyen</dc:creator>
    <dc:date>2010-10-06T10:29:25</dc:date>
    <meta:print-date>2008-06-17T00:45:47</meta:print-date>
    <dc:language>en-US</dc:language>
    <meta:editing-cycles>843</meta:editing-cycles>
    <meta:editing-duration>PT346H40M58S</meta:editing-duration>
    <meta:document-statistic meta:table-count="5" meta:cell-count="2285" meta:object-count="1"/>
    <meta:user-defined meta:name="Info 1"/>
    <meta:user-defined meta:name="Info 2"/>
    <meta:user-defined meta:name="Info 3"/>
    <meta:user-defined meta:name="Info 4"/>
  </office:meta>
</office:document-meta>
</file>